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7.84pt" fo:break-before="page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9999cc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fo:border="0.74pt solid #000000"/>
    </style:style>
    <style:style style:name="ce1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33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7" style:family="table-cell" style:parent-style-name="Default" style:data-style-name="N20107">
      <style:table-cell-properties fo:background-color="#ff99ff"/>
    </style:style>
    <style:style style:name="ce38" style:family="table-cell" style:parent-style-name="Default" style:data-style-name="N10">
      <style:table-cell-properties fo:background-color="#ff99ff"/>
    </style:style>
    <style:style style:name="ce39" style:family="table-cell" style:parent-style-name="Default" style:data-style-name="N10">
      <style:table-cell-properties fo:background-color="#ff99ff"/>
      <style:text-properties fo:color="#999999"/>
    </style:style>
    <style:style style:name="ce40" style:family="table-cell" style:parent-style-name="Default" style:data-style-name="N20107">
      <style:table-cell-properties fo:background-color="#9999cc"/>
    </style:style>
    <style:style style:name="ce41" style:family="table-cell" style:parent-style-name="Default" style:data-style-name="N11">
      <style:table-cell-properties fo:background-color="#9999cc"/>
    </style:style>
    <style:style style:name="ce42" style:family="table-cell" style:parent-style-name="Default" style:data-style-name="N0">
      <style:table-cell-properties fo:background-color="#9999cc"/>
    </style:style>
    <style:style style:name="ce4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31">
      <style:table-cell-properties fo:background-color="#808080"/>
    </style:style>
    <style:style style:name="ce45" style:family="table-cell" style:parent-style-name="Default" style:data-style-name="N131">
      <style:table-cell-properties fo:background-color="#b2b2b2"/>
    </style:style>
    <style:style style:name="ce4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fo:background-color="#b2b2b2" fo:border="0.74pt solid #000000"/>
    </style:style>
    <style:style style:name="ce48" style:family="table-cell" style:parent-style-name="Default" style:data-style-name="N10">
      <style:table-cell-properties fo:background-color="#808080"/>
    </style:style>
    <style:style style:name="ce49" style:family="table-cell" style:parent-style-name="Default" style:data-style-name="N10">
      <style:table-cell-properties fo:background-color="#b2b2b2"/>
    </style:style>
    <style:style style:name="ce50" style:family="table-cell" style:parent-style-name="Default" style:data-style-name="N133">
      <style:table-cell-properties fo:background-color="#808080"/>
    </style:style>
    <style:style style:name="ce51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52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none"/>
    </style:style>
    <style:style style:name="ce53" style:family="table-cell" style:parent-style-name="Default">
      <style:table-cell-properties fo:border-bottom="2.49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63" style:family="table-cell" style:parent-style-name="Default" style:data-style-name="N126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64" style:family="table-cell" style:parent-style-name="Default" style:data-style-name="N126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 style:data-style-name="N126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66" style:family="table-cell" style:parent-style-name="Default" style:data-style-name="N11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67" style:family="table-cell" style:parent-style-name="Default" style:data-style-name="N11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68" style:family="table-cell" style:parent-style-name="Default" style:data-style-name="N1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e6e6e6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26">
      <style:table-cell-properties fo:border-bottom="2.49pt solid #000000" fo:background-color="#ffe699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75" style:family="table-cell" style:parent-style-name="Default" style:data-style-name="N126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78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 style:data-style-name="N126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ffd966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127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2" style:family="table-cell" style:parent-style-name="Default" style:data-style-name="N127">
      <style:table-cell-properties fo:border-bottom="none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3" style:family="table-cell" style:parent-style-name="Default" style:data-style-name="N129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2.49pt solid #000000"/>
    </style:style>
    <style:style style:name="ce84" style:family="table-cell" style:parent-style-name="Default" style:data-style-name="N129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5" style:family="table-cell" style:parent-style-name="Default" style:data-style-name="N129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86" style:family="table-cell" style:parent-style-name="Default">
      <style:table-cell-properties fo:border-bottom="1.76pt solid #000000" fo:background-color="#ffe699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diagonal-bl-tr="none" style:diagonal-tl-br="none" fo:border="1.76pt solid #000000" style:rotation-align="none"/>
    </style:style>
    <style:style style:name="ce89" style:family="table-cell" style:parent-style-name="Default" style:data-style-name="N126">
      <style:table-cell-properties style:diagonal-bl-tr="none" style:diagonal-tl-br="none" fo:border="1.76pt solid #000000" style:rotation-align="none"/>
    </style:style>
    <style:style style:name="ce90" style:family="table-cell" style:parent-style-name="Default">
      <style:table-cell-properties style:rotation-align="none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9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94" style:family="table-cell" style:parent-style-name="Default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26">
      <style:table-cell-properties fo:border-bottom="2.49pt solid #000000" fo:background-color="#e6e6e6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26">
      <style:table-cell-properties fo:border-bottom="1.76pt solid #000000" fo:background-color="#fff2cc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126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107" style:family="table-cell" style:parent-style-name="Default" style:data-style-name="N1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fo:background-color="#e6e6e6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26">
      <style:table-cell-properties fo:border-bottom="2.49pt solid #000000" fo:background-color="#ffe69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 style:data-style-name="N127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13" style:family="table-cell" style:parent-style-name="Default" style:data-style-name="N127">
      <style:table-cell-properties fo:border-bottom="1.76pt solid #000000" fo:background-color="#f4b183" style:diagonal-bl-tr="none" style:diagonal-tl-br="none" fo:border-left="1.76pt solid #000000" fo:border-right="2.49pt solid #000000" style:rotation-align="none" fo:border-top="1.76pt solid #000000"/>
    </style:style>
    <style:style style:name="ce114" style:family="table-cell" style:parent-style-name="Default" style:data-style-name="N127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15" style:family="table-cell" style:parent-style-name="Default" style:data-style-name="N127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17" style:family="table-cell" style:parent-style-name="Default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18" style:family="table-cell" style:parent-style-name="Default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 style:data-style-name="N126">
      <style:table-cell-properties fo:border-bottom="1.76pt solid #000000" style:diagonal-bl-tr="none" style:diagonal-tl-br="none" fo:border-left="1.76pt solid #000000" fo:border-right="2.49pt solid #000000" style:rotation-align="none" fo:border-top="1.76pt solid #000000"/>
    </style:style>
    <style:style style:name="ce120" style:family="table-cell" style:parent-style-name="Default" style:data-style-name="N126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21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</style:style>
    <style:style style:name="ce124" style:family="table-cell" style:parent-style-name="Default" style:data-style-name="N126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1.76pt solid #000000" fo:background-color="#ffd966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27">
      <style:table-cell-properties fo:background-color="#d9d9d9" style:diagonal-bl-tr="none" style:diagonal-tl-br="none" fo:border="1.76pt solid #000000" style:rotation-align="none"/>
    </style:style>
    <style:style style:name="ce128" style:family="table-cell" style:parent-style-name="Default" style:data-style-name="N127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29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2.49pt solid #000000"/>
    </style:style>
    <style:style style:name="ce130" style:family="table-cell" style:parent-style-name="Default" style:data-style-name="N129">
      <style:table-cell-properties fo:background-color="#d9d9d9" style:diagonal-bl-tr="none" style:diagonal-tl-br="none" fo:border="1.76pt solid #000000" style:rotation-align="none"/>
    </style:style>
    <style:style style:name="ce131" style:family="table-cell" style:parent-style-name="Default" style:data-style-name="N129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 style:data-style-name="N128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128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28">
      <style:table-cell-properties fo:border-bottom="1.76pt solid #000000" fo:background-color="#fff2cc" style:diagonal-bl-tr="none" style:diagonal-tl-br="none" fo:border-left="2.49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 style:data-style-name="N128">
      <style:table-cell-properties fo:border-bottom="1.76pt solid #000000" style:diagonal-bl-tr="none" style:diagonal-tl-br="none" fo:border-left="2.49pt solid #000000" fo:border-right="1.76pt solid #000000" style:rotation-align="none" fo:border-top="1.76pt solid #000000"/>
    </style:style>
    <style:style style:name="ce138" style:family="table-cell" style:parent-style-name="Default" style:data-style-name="N128">
      <style:table-cell-properties fo:border-bottom="2.49pt solid #000000" style:diagonal-bl-tr="none" style:diagonal-tl-br="none" fo:border-left="2.49pt solid #000000" fo:border-right="1.76pt solid #000000" style:rotation-align="none" fo:border-top="1.76pt solid #000000"/>
    </style:style>
    <style:style style:name="ce139" style:family="table-cell" style:parent-style-name="Default">
      <style:table-cell-properties fo:border-bottom="2.49pt solid #000000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 style:data-style-name="N126">
      <style:table-cell-properties fo:border-bottom="1.76pt solid #000000" fo:background-color="#ffe699" style:diagonal-bl-tr="none" style:diagonal-tl-br="none" fo:border-left="1.76pt solid #000000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 style:data-style-name="N126">
      <style:table-cell-properties fo:border-bottom="2.49pt solid #000000" style:diagonal-bl-tr="none" style:diagonal-tl-br="none" fo:border-left="1.76pt solid #000000" fo:border-right="1.76pt solid #000000" style:rotation-align="none" fo:border-top="1.76pt solid #000000"/>
    </style:style>
    <style:style style:name="ce142" style:family="table-cell" style:parent-style-name="Default" style:data-style-name="N126">
      <style:table-cell-properties style:diagonal-bl-tr="none" style:diagonal-tl-br="none" fo:border="2.49pt solid #000000" style:rotation-align="none"/>
    </style:style>
    <style:style style:name="ce143" style:family="table-cell" style:parent-style-name="Default">
      <style:table-cell-properties fo:border-bottom="none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1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28">
      <style:table-cell-properties fo:background-color="#d9d9d9" style:diagonal-bl-tr="none" style:diagonal-tl-br="none" fo:border="1.76pt solid #000000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53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1.76pt solid #000000" fo:background-color="#ffe699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56" style:family="table-cell" style:parent-style-name="Default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57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</style:style>
    <style:style style:name="ce158" style:family="table-cell" style:parent-style-name="Default">
      <style:table-cell-properties fo:border-bottom="1.76pt solid #000000" style:diagonal-bl-tr="none" style:diagonal-tl-br="none" fo:border-left="1.76pt solid #000000" fo:border-right="2.49pt solid #000000" style:rotation-align="none" fo:border-top="none"/>
    </style:style>
    <style:style style:name="ce159" style:family="table-cell" style:parent-style-name="Default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 style:data-style-name="N126">
      <style:table-cell-properties fo:border-bottom="2.49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 style:data-style-name="N126">
      <style:table-cell-properties fo:border-bottom="1.76pt solid #000000" fo:background-color="#fff2cc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11">
      <style:table-cell-properties fo:border-bottom="2.49pt solid #000000" style:diagonal-bl-tr="none" style:diagonal-tl-br="none" fo:border-left="1.76pt solid #000000" fo:border-right="2.49pt solid #000000" style:rotation-align="none" fo:border-top="1.76pt solid #000000"/>
    </style:style>
    <style:style style:name="ce165" style:family="table-cell" style:parent-style-name="Default" style:data-style-name="N126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 style:data-style-name="N1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 style:data-style-name="N1">
      <style:table-cell-properties fo:border-bottom="1.76pt solid #000000" fo:background-color="#e6e6e6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 style:data-style-name="N126">
      <style:table-cell-properties fo:border-bottom="2.49pt solid #000000" fo:background-color="#ffe699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71" style:family="table-cell" style:parent-style-name="Default" style:data-style-name="N126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2" style:family="table-cell" style:parent-style-name="Default" style:data-style-name="N126">
      <style:table-cell-properties fo:border-bottom="2.49pt solid #000000" fo:background-color="#ffd966" style:diagonal-bl-tr="none" style:diagonal-tl-br="none" fo:border-left="1.76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>
      <style:table-cell-properties fo:border-bottom="1.76pt solid #000000" fo:background-color="#ffd966" style:diagonal-bl-tr="none" style:diagonal-tl-br="none" fo:border-left="1.76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 style:data-style-name="N127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75" style:family="table-cell" style:parent-style-name="Default" style:data-style-name="N127">
      <style:table-cell-properties fo:border-bottom="none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76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2.49pt solid #000000"/>
    </style:style>
    <style:style style:name="ce177" style:family="table-cell" style:parent-style-name="Default" style:data-style-name="N129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78" style:family="table-cell" style:parent-style-name="Default" style:data-style-name="N129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0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1" style:family="table-cell" style:parent-style-name="Default" style:data-style-name="N11">
      <style:table-cell-properties style:rotation-align="none"/>
    </style:style>
    <style:style style:name="ce18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 style:data-style-name="N126">
      <style:table-cell-properties style:rotation-align="none"/>
    </style:style>
    <style:style style:name="ce185" style:family="table-cell" style:parent-style-name="Default" style:data-style-name="N128">
      <style:table-cell-properties fo:border-bottom="1.76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 style:data-style-name="N128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188" style:family="table-cell" style:parent-style-name="Default" style:data-style-name="N126">
      <style:table-cell-properties fo:border-bottom="2.49pt solid #000000" style:diagonal-bl-tr="none" style:diagonal-tl-br="none" fo:background-color="transparent" fo:border-left="1.76pt solid #000000" fo:border-right="2.49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 style:data-style-name="N126">
      <style:table-cell-properties fo:border-bottom="1.76pt solid #000000" fo:background-color="#fff2c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 style:data-style-name="N126">
      <style:table-cell-properties fo:border-bottom="1.76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192" style:family="table-cell" style:parent-style-name="Default" style:data-style-name="N126">
      <style:table-cell-properties fo:border-bottom="2.49pt solid #000000" fo:background-color="#d9d9d9" style:diagonal-bl-tr="none" style:diagonal-tl-br="none" fo:border-left="none" fo:border-right="1.76pt solid #000000" style:rotation-align="none" fo:border-top="1.76pt solid #000000"/>
    </style:style>
    <style:style style:name="ce193" style:family="table-cell" style:parent-style-name="Default" style:data-style-name="N126">
      <style:table-cell-properties fo:border-bottom="1.76pt solid #000000" fo:background-color="#fff2cc" style:diagonal-bl-tr="none" style:diagonal-tl-br="none" fo:border-left="none" fo:border-right="1.76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 style:data-style-name="N126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95" style:family="table-cell" style:parent-style-name="Default" style:data-style-name="N126">
      <style:table-cell-properties fo:border-bottom="2.49pt solid #000000" style:diagonal-bl-tr="none" style:diagonal-tl-br="none" fo:border-left="none" fo:border-right="1.76pt solid #000000" style:rotation-align="none" fo:border-top="1.76pt solid #000000"/>
    </style:style>
    <style:style style:name="ce196" style:family="table-cell" style:parent-style-name="Default" style:data-style-name="N126">
      <style:table-cell-properties fo:border-bottom="2.49pt solid #000000" fo:background-color="#ffd9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fo:border-bottom="1.76pt solid #000000" fo:background-color="#fff2cc" style:diagonal-bl-tr="none" style:diagonal-tl-br="none" fo:border-left="1.76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200" style:family="table-cell" style:parent-style-name="Default">
      <style:table-cell-properties fo:border-bottom="2.49pt solid #000000" fo:background-color="#d9d9d9" style:diagonal-bl-tr="none" style:diagonal-tl-br="none" fo:border-left="1.76pt solid #000000" fo:border-right="none" style:rotation-align="none" fo:border-top="1.76pt solid #000000"/>
    </style:style>
    <style:style style:name="ce20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02" style:family="table-cell" style:parent-style-name="Default" style:data-style-name="N126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03" style:family="table-cell" style:parent-style-name="Default" style:data-style-name="N126">
      <style:table-cell-properties fo:border-bottom="2.49pt solid #000000" fo:background-color="#cccccc" style:diagonal-bl-tr="none" style:diagonal-tl-br="none" fo:border-left="1.76pt solid #000000" fo:border-right="none" style:rotation-align="none" fo:border-top="1.76pt solid #000000"/>
    </style:style>
    <style:style style:name="ce204" style:family="table-cell" style:parent-style-name="Default">
      <style:table-cell-properties fo:border-bottom="none" fo:background-color="#ffd96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 style:data-style-name="N126">
      <style:table-cell-properties fo:border-bottom="1.76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 style:data-style-name="N126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 style:data-style-name="N126">
      <style:table-cell-properties fo:border-bottom="2.49pt solid #000000" fo:background-color="#d9d9d9" style:diagonal-bl-tr="none" style:diagonal-tl-br="none" fo:border-left="2.49pt solid #000000" fo:border-right="1.76pt solid #000000" style:rotation-align="none" fo:border-top="1.76pt solid #000000"/>
    </style:style>
    <style:style style:name="ce209" style:family="table-cell" style:parent-style-name="Default" style:data-style-name="N126">
      <style:table-cell-properties fo:border-bottom="none" fo:background-color="#ffd966" style:diagonal-bl-tr="none" style:diagonal-tl-br="none" fo:border-left="2.49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212" style:family="table-cell" style:parent-style-name="Default" style:data-style-name="N126">
      <style:table-cell-properties fo:border-bottom="none" fo:background-color="#ffd966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Default" style:data-style-name="N126">
      <style:table-cell-properties fo:border-bottom="none" fo:background-color="#ffd966" style:diagonal-bl-tr="none" style:diagonal-tl-br="none" style:text-align-source="fix" style:repeat-content="false" fo:wrap-option="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Default" style:data-style-name="N126">
      <style:table-cell-properties fo:border-bottom="2.49pt solid #000000" fo:background-color="#d9d9d9" style:diagonal-bl-tr="none" style:diagonal-tl-br="none" fo:border-left="1.76pt solid #000000" fo:border-right="2.49pt solid #000000" style:rotation-align="none" fo:border-top="1.76pt solid #000000"/>
    </style:style>
    <style:style style:name="ce215" style:family="table-cell" style:parent-style-name="Default" style:data-style-name="N126">
      <style:table-cell-properties fo:border-bottom="none" fo:background-color="#ffd966" style:diagonal-bl-tr="none" style:diagonal-tl-br="none" fo:border-left="1.76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6" style:family="table-cell" style:parent-style-name="Default" style:data-style-name="N11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7" style:family="table-cell" style:parent-style-name="Default" style:data-style-name="N11">
      <style:table-cell-properties fo:border-bottom="1.76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219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</style:style>
    <style:style style:name="ce220" style:family="table-cell" style:parent-style-name="Default" style:data-style-name="N11">
      <style:table-cell-properties fo:border-bottom="1.76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1">
      <style:table-cell-properties fo:border-bottom="2.49pt solid #000000" fo:background-color="#d9d9d9" style:diagonal-bl-tr="none" style:diagonal-tl-br="none" fo:border-left="none" fo:border-right="2.49pt solid #000000" style:rotation-align="none" fo:border-top="1.76pt solid #000000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11">
      <style:table-cell-properties fo:border-bottom="2.49pt solid #000000" fo:background-color="#ffd966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90"/>
        <table:table-column table:style-name="co3" table:number-columns-repeated="2" table:default-cell-style-name="ce90"/>
        <table:table-column table:style-name="co4" table:default-cell-style-name="ce90"/>
        <table:table-column table:style-name="co5" table:default-cell-style-name="ce90"/>
        <table:table-column table:style-name="co6" table:default-cell-style-name="ce90"/>
        <table:table-column table:style-name="co7" table:default-cell-style-name="ce90"/>
        <table:table-column table:style-name="co6" table:number-columns-repeated="1016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1"/>
          <table:table-cell table:style-name="ce179">
            <draw:frame table:end-cell-address="Tabelle1.Q142" table:end-x="65.51pt" table:end-y="11.59pt" draw:z-index="0" draw:name="Diagramm 1" draw:style-name="gr1" draw:text-style-name="P1" svg:width="758.24pt" svg:height="572.46pt" svg:x="61.77pt" svg:y="4.03pt">
              <loext:p draw:notify-on-update-of-ranges="Tabelle1.B224:Tabelle1.F224 Tabelle1.A225:Tabelle1.A225 Tabelle1.B225:Tabelle1.F225 Tabelle1.A226:Tabelle1.A226 Tabelle1.B226:Tabelle1.F226 Tabelle1.A227:Tabelle1.A227 Tabelle1.B227:Tabelle1.F22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79" table:number-columns-repeated="4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Basic assumptions</text:p>
          </table:table-cell>
          <table:table-cell table:style-name="Default" table:number-columns-repeated="1023"/>
        </table:table-row>
        <table:table-row table:style-name="ro2">
          <table:table-cell table:style-name="ce4" office:value-type="string" calcext:value-type="string">
            <text:p>Publishing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5" office:value-type="string" calcext:value-type="string">
              <text:p>Pages per book</text:p>
            </table:table-cell>
            <table:table-cell table:style-name="ce5" office:value-type="float" office:value="400" calcext:value-type="float">
              <text:p>400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Tables per book</text:p>
            </table:table-cell>
            <table:table-cell table:style-name="ce5" office:value-type="float" office:value="30" calcext:value-type="float">
              <text:p>30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Figures per book</text:p>
            </table:table-cell>
            <table:table-cell table:style-name="ce5" office:value-type="float" office:value="10" calcext:value-type="float">
              <text:p>10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DOIs per book</text:p>
            </table:table-cell>
            <table:table-cell table:style-name="ce5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ISBNs per book</text:p>
            </table:table-cell>
            <table:table-cell table:style-name="ce5" office:value-type="float" office:value="2" calcext:value-type="float">
              <text:p>2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own copies per book</text:p>
            </table:table-cell>
            <table:table-cell table:style-name="ce5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cost price pod setup</text:p>
            </table:table-cell>
            <table:table-cell table:style-name="ce37" office:value-type="currency" office:currency="EUR" office:value="0" calcext:value-type="currency">
              <text:p>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cost price page</text:p>
            </table:table-cell>
            <table:table-cell table:style-name="ce37" office:value-type="currency" office:currency="EUR" office:value="0.01" calcext:value-type="currency">
              <text:p>0,01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Percentage community proofreading</text:p>
            </table:table-cell>
            <table:table-cell table:style-name="ce38" office:value-type="percentage" office:value="0.5" calcext:value-type="percentage">
              <text:p>50%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Percentage outsourced proofreading </text:p>
            </table:table-cell>
            <table:table-cell table:style-name="ce38" office:value-type="percentage" office:value="0.45" calcext:value-type="percentage">
              <text:p>45%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percentage inhouse proofreading </text:p>
            </table:table-cell>
            <table:table-cell table:style-name="ce39" table:formula="of:=1-[.B13]-[.B14]" office:value-type="percentage" office:value="0.05" calcext:value-type="percentage">
              <text:p>5%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Percentage community typesetting</text:p>
            </table:table-cell>
            <table:table-cell table:style-name="ce38" office:value-type="percentage" office:value="0.05" calcext:value-type="percentage">
              <text:p>5%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percentage outsourced typesetting </text:p>
            </table:table-cell>
            <table:table-cell table:style-name="ce38" office:value-type="percentage" office:value="0.6" calcext:value-type="percentage">
              <text:p>60%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5" office:value-type="string" calcext:value-type="string">
              <text:p>percentage inhouse typesetting </text:p>
            </table:table-cell>
            <table:table-cell table:style-name="ce39" table:formula="of:=1-[.B16]-[.B17]" office:value-type="percentage" office:value="0.35" calcext:value-type="percentage">
              <text:p>35%</text:p>
            </table:table-cell>
            <table:table-cell table:style-name="Default" table:number-columns-repeated="1022"/>
          </table:table-row>
        </table:table-row-group>
        <table:table-row table:style-name="ro3">
          <table:table-cell table:style-name="Default" office:value-type="string" calcext:value-type="string">
            <text:p><text:span text:style-name="T1">Labour</text:span> 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Annual wages professor</text:p>
            </table:table-cell>
            <table:table-cell table:style-name="ce40" office:value-type="currency" office:currency="EUR" office:value="80000" calcext:value-type="currency">
              <text:p>80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nnual wages postdoc</text:p>
            </table:table-cell>
            <table:table-cell table:style-name="ce40" office:value-type="currency" office:currency="EUR" office:value="70000" calcext:value-type="currency">
              <text:p>70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nnual wages secretary</text:p>
            </table:table-cell>
            <table:table-cell table:style-name="ce40" office:value-type="currency" office:currency="EUR" office:value="60000" calcext:value-type="currency">
              <text:p>60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nnual wages student assistant</text:p>
            </table:table-cell>
            <table:table-cell table:style-name="ce40" office:value-type="currency" office:currency="EUR" office:value="7000" calcext:value-type="currency">
              <text:p>7.000,00 €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Yearly increase in wages</text:p>
            </table:table-cell>
            <table:table-cell table:style-name="ce41" office:value-type="percentage" office:value="0.03" calcext:value-type="percentage">
              <text:p>3.00%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Actual working days per year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working hours per work day</text:p>
            </table:table-cell>
            <table:table-cell table:style-name="ce42" office:value-type="float" office:value="7.9" calcext:value-type="float">
              <text:p>7.9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ce6" office:value-type="string" calcext:value-type="string">
              <text:p>#staff in need of workplace</text:p>
            </table:table-cell>
            <table:table-cell table:style-name="ce6" office:value-type="float" office:value="3" calcext:value-type="float">
              <text:p>3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Series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7"/>
            <table:table-cell table:style-name="ce43" office:value-type="string" calcext:value-type="string">
              <text:p>Y1</text:p>
            </table:table-cell>
            <table:table-cell table:style-name="ce43" office:value-type="string" calcext:value-type="string">
              <text:p>Y2</text:p>
            </table:table-cell>
            <table:table-cell table:style-name="ce43" office:value-type="string" calcext:value-type="string">
              <text:p>Y3</text:p>
            </table:table-cell>
            <table:table-cell table:style-name="ce43" office:value-type="string" calcext:value-type="string">
              <text:p>Y4</text:p>
            </table:table-cell>
            <table:table-cell table:style-name="ce43" office:value-type="string" calcext:value-type="string">
              <text:p>Y5</text:p>
            </table:table-cell>
            <table:table-cell table:style-name="ce91" table:number-columns-repeated="1018"/>
          </table:table-row>
          <table:table-row table:style-name="ro2" table:visibility="collapse">
            <table:table-cell table:style-name="ce7" office:value-type="string" calcext:value-type="string">
              <text:p>Series year</text:p>
            </table:table-cell>
            <table:table-cell table:style-name="ce7" office:value-type="float" office:value="5" calcext:value-type="float">
              <text:p>5</text:p>
            </table:table-cell>
            <table:table-cell table:style-name="ce7" office:value-type="float" office:value="6" calcext:value-type="float">
              <text:p>6</text:p>
            </table:table-cell>
            <table:table-cell table:style-name="ce7" office:value-type="float" office:value="7" calcext:value-type="float">
              <text:p>7</text:p>
            </table:table-cell>
            <table:table-cell table:style-name="ce7" office:value-type="float" office:value="8" calcext:value-type="float">
              <text:p>8</text:p>
            </table:table-cell>
            <table:table-cell table:style-name="ce7" office:value-type="float" office:value="9" calcext:value-type="float">
              <text:p>9</text:p>
            </table:table-cell>
            <table:table-cell table:style-name="ce91" table:number-columns-repeated="1018"/>
          </table:table-row>
        </table:table-row-group>
        <table:table-row table:style-name="ro2">
          <table:table-cell table:style-name="ce4" office:value-type="string" calcext:value-type="string">
            <text:p>Books <text:s/>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8" office:value-type="string" calcext:value-type="string">
              <text:p>Books per series</text:p>
            </table:table-cell>
            <table:table-cell table:style-name="ce8" office:value-type="float" office:value="1.5" calcext:value-type="float">
              <text:p>1.5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Revenue</text:p>
          </table:table-cell>
          <table:table-cell table:style-name="Default" table:number-columns-repeated="1023"/>
        </table:table-row>
        <table:table-row-group table:display="false">
          <table:table-row table:style-name="ro3" table:visibility="collapse">
            <table:table-cell table:style-name="ce9" office:value-type="string" calcext:value-type="string">
              <text:p><text:span text:style-name="T1">Print</text:span>  </text:p>
            </table:table-cell>
            <table:table-cell table:style-name="ce9"/>
            <table:table-cell table:style-name="ce91" table:number-columns-repeated="1022"/>
          </table:table-row>
          <table:table-row table:style-name="ro2" table:visibility="collapse">
            <table:table-cell table:style-name="ce9" office:value-type="string" calcext:value-type="string">
              <text:p>Print sales per new book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9" office:value-type="string" calcext:value-type="string">
              <text:p>Average print margin</text:p>
            </table:table-cell>
            <table:table-cell table:style-name="ce44" office:value-type="currency" office:currency="EUR" office:value="10" calcext:value-type="currency">
              <text:p>10 €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10" office:value-type="string" calcext:value-type="string">
              <text:p>BPCs</text:p>
            </table:table-cell>
            <table:table-cell table:style-name="ce8"/>
            <table:table-cell table:style-name="ce91" table:number-columns-repeated="1022"/>
          </table:table-row>
          <table:table-row table:style-name="ro2" table:visibility="collapse">
            <table:table-cell table:style-name="ce8" office:value-type="string" calcext:value-type="string">
              <text:p>Nominal BPCs per book</text:p>
            </table:table-cell>
            <table:table-cell table:style-name="ce45" office:value-type="currency" office:currency="EUR" office:value="3500" calcext:value-type="currency">
              <text:p>3,500 €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11"/>
            <table:table-cell table:style-name="ce46" office:value-type="string" calcext:value-type="string">
              <text:p>Y1</text:p>
            </table:table-cell>
            <table:table-cell table:style-name="ce46" office:value-type="string" calcext:value-type="string">
              <text:p>Y2</text:p>
            </table:table-cell>
            <table:table-cell table:style-name="ce46" office:value-type="string" calcext:value-type="string">
              <text:p>Y3</text:p>
            </table:table-cell>
            <table:table-cell table:style-name="ce46" office:value-type="string" calcext:value-type="string">
              <text:p>Y4</text:p>
            </table:table-cell>
            <table:table-cell table:style-name="ce46" office:value-type="string" calcext:value-type="string">
              <text:p>Y5</text:p>
            </table:table-cell>
            <table:table-cell table:style-name="ce91" table:number-columns-repeated="1018"/>
          </table:table-row>
          <table:table-row table:style-name="ro2" table:visibility="collapse">
            <table:table-cell table:style-name="ce11" office:value-type="string" calcext:value-type="string">
              <text:p>% waived BPCs </text:p>
            </table:table-cell>
            <table:table-cell table:style-name="ce47" office:value-type="percentage" office:value="1" calcext:value-type="percentage">
              <text:p>100%</text:p>
            </table:table-cell>
            <table:table-cell table:style-name="ce47" office:value-type="percentage" office:value="0.95" calcext:value-type="percentage">
              <text:p>95%</text:p>
            </table:table-cell>
            <table:table-cell table:style-name="ce47" office:value-type="percentage" office:value="0.9" calcext:value-type="percentage">
              <text:p>90%</text:p>
            </table:table-cell>
            <table:table-cell table:style-name="ce47" office:value-type="percentage" office:value="0.85" calcext:value-type="percentage">
              <text:p>85%</text:p>
            </table:table-cell>
            <table:table-cell table:style-name="ce47" office:value-type="percentage" office:value="0.8" calcext:value-type="percentage">
              <text:p>80%</text:p>
            </table:table-cell>
            <table:table-cell table:style-name="ce91" table:number-columns-repeated="1018"/>
          </table:table-row>
          <table:table-row table:style-name="ro2" table:visibility="collapse">
            <table:table-cell table:style-name="ce12" office:value-type="string" calcext:value-type="string">
              <text:p>Institutional members (IM)</text:p>
            </table:table-cell>
            <table:table-cell table:style-name="ce9"/>
            <table:table-cell table:style-name="ce91" table:number-columns-repeated="1022"/>
          </table:table-row>
          <table:table-row table:style-name="ro2" table:visibility="collapse">
            <table:table-cell table:style-name="ce9" office:value-type="string" calcext:value-type="string">
              <text:p>Success percentage with acquisition of Institutional members</text:p>
            </table:table-cell>
            <table:table-cell table:style-name="ce48" office:value-type="percentage" office:value="0.3" calcext:value-type="percentage">
              <text:p>30%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7"/>
            <table:table-cell table:style-name="ce43" office:value-type="string" calcext:value-type="string">
              <text:p>Y1</text:p>
            </table:table-cell>
            <table:table-cell table:style-name="ce43" office:value-type="string" calcext:value-type="string">
              <text:p>Y2</text:p>
            </table:table-cell>
            <table:table-cell table:style-name="ce43" office:value-type="string" calcext:value-type="string">
              <text:p>Y3</text:p>
            </table:table-cell>
            <table:table-cell table:style-name="ce43" office:value-type="string" calcext:value-type="string">
              <text:p>Y4</text:p>
            </table:table-cell>
            <table:table-cell table:style-name="ce43" office:value-type="string" calcext:value-type="string">
              <text:p>Y5</text:p>
            </table:table-cell>
            <table:table-cell table:style-name="ce91" table:number-columns-repeated="1018"/>
          </table:table-row>
          <table:table-row table:style-name="ro2" table:visibility="collapse">
            <table:table-cell table:style-name="ce7" office:value-type="string" calcext:value-type="string">
              <text:p>Institutional members year</text:p>
            </table:table-cell>
            <table:table-cell table:number-columns-repeated="2" table:style-name="ce7" office:value-type="float" office:value="0" calcext:value-type="float">
              <text:p>0</text:p>
            </table:table-cell>
            <table:table-cell table:style-name="ce7" office:value-type="float" office:value="10" calcext:value-type="float">
              <text:p>10</text:p>
            </table:table-cell>
            <table:table-cell table:style-name="ce7" office:value-type="float" office:value="50" calcext:value-type="float">
              <text:p>50</text:p>
            </table:table-cell>
            <table:table-cell table:style-name="ce7" office:value-type="float" office:value="100" calcext:value-type="float">
              <text:p>100</text:p>
            </table:table-cell>
            <table:table-cell table:style-name="ce91" table:number-columns-repeated="1018"/>
          </table:table-row>
          <table:table-row table:style-name="ro2" table:visibility="collapse">
            <table:table-cell table:style-name="ce10" office:value-type="string" calcext:value-type="string">
              <text:p>Individual members</text:p>
            </table:table-cell>
            <table:table-cell table:style-name="ce8"/>
            <table:table-cell table:style-name="ce91" table:number-columns-repeated="1022"/>
          </table:table-row>
          <table:table-row table:style-name="ro2" table:visibility="collapse">
            <table:table-cell table:style-name="ce8" office:value-type="string" calcext:value-type="string">
              <text:p>New supporters per published book</text:p>
            </table:table-cell>
            <table:table-cell table:style-name="ce8" office:value-type="float" office:value="10" calcext:value-type="float">
              <text:p>10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8" office:value-type="string" calcext:value-type="string">
              <text:p>conversion rate supporters → members</text:p>
            </table:table-cell>
            <table:table-cell table:style-name="ce49" office:value-type="percentage" office:value="0.01" calcext:value-type="percentage">
              <text:p>1%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12" office:value-type="string" calcext:value-type="string">
              <text:p>Donations</text:p>
            </table:table-cell>
            <table:table-cell table:style-name="ce9"/>
            <table:table-cell table:style-name="ce91" table:number-columns-repeated="1022"/>
          </table:table-row>
          <table:table-row table:style-name="ro2" table:visibility="collapse">
            <table:table-cell table:style-name="ce9" office:value-type="string" calcext:value-type="string">
              <text:p>Downloads per book</text:p>
            </table:table-cell>
            <table:table-cell table:style-name="ce9" office:value-type="float" office:value="1000" calcext:value-type="float">
              <text:p>1000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9" office:value-type="string" calcext:value-type="string">
              <text:p>conversion download → donations</text:p>
            </table:table-cell>
            <table:table-cell table:style-name="ce50" office:value-type="percentage" office:value="0.001" calcext:value-type="percentage">
              <text:p>0.1%</text:p>
            </table:table-cell>
            <table:table-cell table:style-name="ce91" table:number-columns-repeated="1022"/>
          </table:table-row>
          <table:table-row table:style-name="ro2" table:visibility="collapse">
            <table:table-cell table:style-name="ce9" office:value-type="string" calcext:value-type="string">
              <text:p>average donation</text:p>
            </table:table-cell>
            <table:table-cell table:style-name="ce44" office:value-type="currency" office:currency="EUR" office:value="10" calcext:value-type="currency">
              <text:p>10 €</text:p>
            </table:table-cell>
            <table:table-cell table:style-name="ce91" table:number-columns-repeated="1022"/>
          </table:table-row>
        </table:table-row-group>
        <table:table-row table:style-name="ro2">
          <table:table-cell table:style-name="ce4" office:value-type="string" calcext:value-type="string">
            <text:p>Time required 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ce4" office:value-type="string" calcext:value-type="string">
              <text:p>Time required post doc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table:number-columns-repeated="1022"/>
            </table:table-row>
          </table:table-row-group>
          <table:table-row table:style-name="ro2" table:visibility="collapse">
            <table:table-cell table:style-name="ce4" office:value-type="string" calcext:value-type="string">
              <text:p>Time required secretary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Bookkeeping</text:p>
              </table:table-cell>
              <table:table-cell table:style-name="Default" table:number-columns-repeated="1023"/>
            </table:table-row>
          </table:table-row-group>
          <table:table-row table:style-name="ro2" table:visibility="collapse">
            <table:table-cell table:style-name="ce4" office:value-type="string" calcext:value-type="string">
              <text:p>Time required assistant</text:p>
            </table:table-cell>
            <table:table-cell table:style-name="Default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table:number-columns-repeated="1022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table:number-columns-repeated="1022"/>
            </table:table-row>
          </table:table-row-group>
          <table:table-row table:style-name="ro2" table:visibility="collapse">
            <table:table-cell table:style-name="ce4" office:value-type="string" calcext:value-type="string">
              <text:p>Time required professor</text:p>
            </table:table-cell>
            <table:table-cell table:style-name="Default" table:number-columns-repeated="1023"/>
          </table:table-row>
        </table:table-row-group>
        <table:table-row-group table:display="false">
          <table:table-row table:style-name="ro2" table:visibility="collapse">
            <table:table-cell table:style-name="Default" office:value-type="string" calcext:value-type="string">
              <text:p>Representation </text:p>
            </table:table-cell>
            <table:table-cell table:style-name="Default" table:number-columns-repeated="1023"/>
          </table:table-row>
        </table:table-row-group>
        <table:table-row table:style-name="ro4">
          <table:table-cell table:style-name="ce4" office:value-type="string" calcext:value-type="string">
            <text:p>Variable costs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Flat costs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table:number-columns-repeated="1022"/>
          </table:table-row>
        </table:table-row-group>
        <table:table-row table:style-name="ro2">
          <table:table-cell table:style-name="ce4" office:value-type="string" calcext:value-type="string">
            <text:p>Initial investment</text:p>
          </table:table-cell>
          <table:table-cell table:style-name="Default" table:number-columns-repeated="1023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preciation IT</text:p>
            </table:table-cell>
            <table:table-cell table:style-name="Default" office:value-type="float" office:value="3" calcext:value-type="float">
              <text:p>3</text:p>
            </table:table-cell>
            <table:table-cell table:style-name="Default" table:number-columns-repeated="1022"/>
          </table:table-row>
          <table:table-row table:style-name="ro2" table:visibility="collapse">
            <table:table-cell table:style-name="Default" office:value-type="string" calcext:value-type="string">
              <text:p>depreciation furniture</text:p>
            </table:table-cell>
            <table:table-cell table:style-name="Default" office:value-type="float" office:value="13" calcext:value-type="float">
              <text:p>13</text:p>
            </table:table-cell>
            <table:table-cell table:style-name="Default" table:number-columns-repeated="1022"/>
          </table:table-row>
        </table:table-row-group>
        <table:table-row table:style-name="ro2" table:number-rows-repeated="2">
          <table:table-cell table:style-name="Default" table:number-columns-repeated="1024"/>
        </table:table-row>
        <table:table-row table:style-name="ro3">
          <table:table-cell table:style-name="ce13" office:value-type="string" calcext:value-type="string">
            <text:p>Assumptions</text:p>
          </table:table-cell>
          <table:table-cell table:style-name="ce51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36" table:number-columns-repeated="1018"/>
        </table:table-row>
        <table:table-row table:style-name="ro3">
          <table:table-cell table:style-name="ce14" office:value-type="string" calcext:value-type="string">
            <text:p>Series</text:p>
          </table:table-cell>
          <table:table-cell table:style-name="ce52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16" calcext:value-type="float">
            <text:p>16</text:p>
          </table:table-cell>
          <table:table-cell table:style-name="ce158" office:value-type="float" office:value="20" calcext:value-type="float">
            <text:p>20</text:p>
          </table:table-cell>
          <table:table-cell table:style-name="Default" table:number-columns-repeated="1018"/>
        </table:table-row>
        <table:table-row table:style-name="ro3">
          <table:table-cell table:style-name="ce15" office:value-type="string" calcext:value-type="string">
            <text:p>Books per year</text:p>
          </table:table-cell>
          <table:table-cell table:style-name="ce53" table:formula="of:=[.B117]*[.B117]" office:value-type="float" office:value="9" calcext:value-type="float">
            <text:p>9</text:p>
          </table:table-cell>
          <table:table-cell table:style-name="ce94" table:formula="of:=[.C117]*[.C117]" office:value-type="float" office:value="16" calcext:value-type="float">
            <text:p>16</text:p>
          </table:table-cell>
          <table:table-cell table:style-name="ce94" table:formula="of:=[.D117]*[.D117]" office:value-type="float" office:value="64" calcext:value-type="float">
            <text:p>64</text:p>
          </table:table-cell>
          <table:table-cell table:style-name="ce94" table:formula="of:=[.E117]*[.E117]" office:value-type="float" office:value="256" calcext:value-type="float">
            <text:p>256</text:p>
          </table:table-cell>
          <table:table-cell table:style-name="ce159" table:formula="of:=[.F117]*[.F117]" office:value-type="float" office:value="400" calcext:value-type="float">
            <text:p>40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office:value-type="string" calcext:value-type="string">
            <text:p>Pages per book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initial IM contributions per serie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6" office:value-type="string" calcext:value-type="string">
            <text:p>Basis of calculation</text:p>
          </table:table-cell>
          <table:table-cell table:style-name="ce54" office:value-type="string" calcext:value-type="string">
            <text:p>Year</text:p>
          </table:table-cell>
          <table:table-cell table:style-name="ce54" office:value-type="string" calcext:value-type="string">
            <text:p>Scientist</text:p>
          </table:table-cell>
          <table:table-cell table:style-name="ce54" office:value-type="string" calcext:value-type="string">
            <text:p>Clerk</text:p>
          </table:table-cell>
          <table:table-cell table:style-name="ce143" office:value-type="string" calcext:value-type="string">
            <text:p>Assistant</text:p>
          </table:table-cell>
          <table:table-cell table:style-name="Default" table:number-columns-repeated="1019"/>
        </table:table-row>
        <table:table-row table:style-name="ro5">
          <table:table-cell table:style-name="ce17" office:value-type="string" calcext:value-type="string" table:number-columns-spanned="1" table:number-rows-spanned="5">
            <text:p>total annual cost of employee</text:p>
          </table:table-cell>
          <table:table-cell table:style-name="ce55" office:value-type="float" office:value="2016" calcext:value-type="float">
            <text:p>2016</text:p>
          </table:table-cell>
          <table:table-cell table:style-name="ce95" office:value-type="float" office:value="65920" calcext:value-type="float">
            <text:p>65,920.00 €</text:p>
          </table:table-cell>
          <table:table-cell table:style-name="ce95" office:value-type="float" office:value="56920" calcext:value-type="float">
            <text:p>56,920.00 €</text:p>
          </table:table-cell>
          <table:table-cell table:style-name="ce144" office:value-type="float" office:value="6500" calcext:value-type="float">
            <text:p>6,500.00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17"/>
            <table:table-cell table:style-name="ce56" office:value-type="float" office:value="2017" calcext:value-type="float">
              <text:p>2017</text:p>
            </table:table-cell>
            <table:table-cell table:style-name="ce96" table:formula="of:=[.C124]*(1+[.C$140])" office:value-type="float" office:value="67897.6" calcext:value-type="float">
              <text:p>67,897.60 €</text:p>
            </table:table-cell>
            <table:table-cell table:style-name="ce96" table:formula="of:=[.D124]*(1+[.D$140])" office:value-type="float" office:value="58627.6" calcext:value-type="float">
              <text:p>58,627.60 €</text:p>
            </table:table-cell>
            <table:table-cell table:style-name="ce145" table:formula="of:=[.E124]*(1+[.E$140])" office:value-type="float" office:value="6695" calcext:value-type="float">
              <text:p>6,695.00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6" office:value-type="float" office:value="2018" calcext:value-type="float">
              <text:p>2018</text:p>
            </table:table-cell>
            <table:table-cell table:style-name="ce96" table:formula="of:=[.C125]*(1+[.C$140])" office:value-type="float" office:value="69934.528" calcext:value-type="float">
              <text:p>69,934.53 €</text:p>
            </table:table-cell>
            <table:table-cell table:style-name="ce96" table:formula="of:=[.D125]*(1+[.D$140])" office:value-type="float" office:value="60386.428" calcext:value-type="float">
              <text:p>60,386.43 €</text:p>
            </table:table-cell>
            <table:table-cell table:style-name="ce145" table:formula="of:=[.E125]*(1+[.E$140])" office:value-type="float" office:value="6895.85" calcext:value-type="float">
              <text:p>6,895.85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6" office:value-type="float" office:value="2019" calcext:value-type="float">
              <text:p>2019</text:p>
            </table:table-cell>
            <table:table-cell table:style-name="ce96" table:formula="of:=[.C126]*(1+[.C$140])" office:value-type="float" office:value="72032.56384" calcext:value-type="float">
              <text:p>72,032.56 €</text:p>
            </table:table-cell>
            <table:table-cell table:style-name="ce96" table:formula="of:=[.D126]*(1+[.D$140])" office:value-type="float" office:value="62198.02084" calcext:value-type="float">
              <text:p>62,198.02 €</text:p>
            </table:table-cell>
            <table:table-cell table:style-name="ce145" table:formula="of:=[.E126]*(1+[.E$140])" office:value-type="float" office:value="7102.7255" calcext:value-type="float">
              <text:p>7,102.73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7" office:value-type="float" office:value="2020" calcext:value-type="float">
              <text:p>2020</text:p>
            </table:table-cell>
            <table:table-cell table:style-name="ce97" table:formula="of:=[.C127]*(1+[.C$140])" office:value-type="float" office:value="74193.5407552" calcext:value-type="float">
              <text:p>74,193.54 €</text:p>
            </table:table-cell>
            <table:table-cell table:style-name="ce97" table:formula="of:=[.D127]*(1+[.D$140])" office:value-type="float" office:value="64063.9614652" calcext:value-type="float">
              <text:p>64,063.96 €</text:p>
            </table:table-cell>
            <table:table-cell table:style-name="ce146" table:formula="of:=[.E127]*(1+[.E$140])" office:value-type="float" office:value="7315.807265" calcext:value-type="float">
              <text:p>7,315.81 €</text:p>
            </table:table-cell>
            <table:table-cell table:style-name="Default" table:number-columns-repeated="1019"/>
          </table:table-row>
        </table:table-row-group>
        <table:table-row table:style-name="ro3">
          <table:table-cell table:style-name="ce18" office:value-type="string" calcext:value-type="string">
            <text:p>avg days worked/year</text:p>
          </table:table-cell>
          <table:table-cell table:style-name="ce58" office:value-type="string" calcext:value-type="string">
            <text:p>all years</text:p>
          </table:table-cell>
          <table:table-cell table:number-columns-repeated="2" table:style-name="ce98" office:value-type="float" office:value="200" calcext:value-type="float">
            <text:p>200</text:p>
          </table:table-cell>
          <table:table-cell table:style-name="ce147" office:value-type="float" office:value="50" calcext:value-type="float">
            <text:p>50</text:p>
          </table:table-cell>
          <table:table-cell table:style-name="Default" table:number-columns-repeated="1019"/>
        </table:table-row>
        <table:table-row table:style-name="ro5">
          <table:table-cell table:style-name="ce17" office:value-type="string" calcext:value-type="string" table:number-columns-spanned="1" table:number-rows-spanned="5">
            <text:p>hourly wage</text:p>
          </table:table-cell>
          <table:table-cell table:style-name="ce55" office:value-type="float" office:value="2016" calcext:value-type="float">
            <text:p>2016</text:p>
          </table:table-cell>
          <table:table-cell table:style-name="ce95" table:formula="of:=[.C124]/[.$C$129]/8" office:value-type="float" office:value="41.2" calcext:value-type="float">
            <text:p>41.20 €</text:p>
          </table:table-cell>
          <table:table-cell table:style-name="ce95" table:formula="of:=[.D124]/[.$D$129]/8" office:value-type="float" office:value="35.575" calcext:value-type="float">
            <text:p>35.58 €</text:p>
          </table:table-cell>
          <table:table-cell table:style-name="ce144" table:formula="of:=[.E124]/[.$E$129]/8" office:value-type="float" office:value="16.25" calcext:value-type="float">
            <text:p>16.25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17"/>
            <table:table-cell table:style-name="ce56" office:value-type="float" office:value="2017" calcext:value-type="float">
              <text:p>2017</text:p>
            </table:table-cell>
            <table:table-cell table:style-name="ce96" table:formula="of:=[.C130]*(1+[.C$140])" office:value-type="float" office:value="42.436" calcext:value-type="float">
              <text:p>42.44 €</text:p>
            </table:table-cell>
            <table:table-cell table:style-name="ce96" table:formula="of:=[.D130]*(1+[.D$140])" office:value-type="float" office:value="36.64225" calcext:value-type="float">
              <text:p>36.64 €</text:p>
            </table:table-cell>
            <table:table-cell table:style-name="ce145" table:formula="of:=[.E130]*(1+[.E$140])" office:value-type="float" office:value="16.7375" calcext:value-type="float">
              <text:p>16.74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6" office:value-type="float" office:value="2018" calcext:value-type="float">
              <text:p>2018</text:p>
            </table:table-cell>
            <table:table-cell table:style-name="ce96" table:formula="of:=[.C131]*(1+[.C$140])" office:value-type="float" office:value="43.70908" calcext:value-type="float">
              <text:p>43.71 €</text:p>
            </table:table-cell>
            <table:table-cell table:style-name="ce96" table:formula="of:=[.D131]*(1+[.D$140])" office:value-type="float" office:value="37.7415175" calcext:value-type="float">
              <text:p>37.74 €</text:p>
            </table:table-cell>
            <table:table-cell table:style-name="ce145" table:formula="of:=[.E131]*(1+[.E$140])" office:value-type="float" office:value="17.239625" calcext:value-type="float">
              <text:p>17.24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6" office:value-type="float" office:value="2019" calcext:value-type="float">
              <text:p>2019</text:p>
            </table:table-cell>
            <table:table-cell table:style-name="ce96" table:formula="of:=[.C132]*(1+[.C$140])" office:value-type="float" office:value="45.0203524" calcext:value-type="float">
              <text:p>45.02 €</text:p>
            </table:table-cell>
            <table:table-cell table:style-name="ce96" table:formula="of:=[.D132]*(1+[.D$140])" office:value-type="float" office:value="38.873763025" calcext:value-type="float">
              <text:p>38.87 €</text:p>
            </table:table-cell>
            <table:table-cell table:style-name="ce145" table:formula="of:=[.E132]*(1+[.E$140])" office:value-type="float" office:value="17.75681375" calcext:value-type="float">
              <text:p>17.76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7" office:value-type="float" office:value="2020" calcext:value-type="float">
              <text:p>2020</text:p>
            </table:table-cell>
            <table:table-cell table:style-name="ce97" table:formula="of:=[.C133]*(1+[.C$140])" office:value-type="float" office:value="46.370962972" calcext:value-type="float">
              <text:p>46.37 €</text:p>
            </table:table-cell>
            <table:table-cell table:style-name="ce97" table:formula="of:=[.D133]*(1+[.D$140])" office:value-type="float" office:value="40.03997591575" calcext:value-type="float">
              <text:p>40.04 €</text:p>
            </table:table-cell>
            <table:table-cell table:style-name="ce146" table:formula="of:=[.E133]*(1+[.E$140])" office:value-type="float" office:value="18.2895181625" calcext:value-type="float">
              <text:p>18.29 €</text:p>
            </table:table-cell>
            <table:table-cell table:style-name="Default" table:number-columns-repeated="1019"/>
          </table:table-row>
        </table:table-row-group>
        <table:table-row table:style-name="ro5">
          <table:table-cell table:style-name="ce17" office:value-type="string" calcext:value-type="string" table:number-columns-spanned="1" table:number-rows-spanned="5">
            <text:p>daily wage</text:p>
          </table:table-cell>
          <table:table-cell table:style-name="ce55" office:value-type="float" office:value="2016" calcext:value-type="float">
            <text:p>2016</text:p>
          </table:table-cell>
          <table:table-cell table:style-name="ce95" table:formula="of:=[.C130]*8" office:value-type="float" office:value="329.6" calcext:value-type="float">
            <text:p>329.60 €</text:p>
          </table:table-cell>
          <table:table-cell table:style-name="ce95" table:formula="of:=[.D130]*8" office:value-type="float" office:value="284.6" calcext:value-type="float">
            <text:p>284.60 €</text:p>
          </table:table-cell>
          <table:table-cell table:style-name="ce144" table:formula="of:=[.E130]*8" office:value-type="float" office:value="130" calcext:value-type="float">
            <text:p>130.00 €</text:p>
          </table:table-cell>
          <table:table-cell table:style-name="Default" table:number-columns-repeated="1019"/>
        </table:table-row>
        <table:table-row-group>
          <table:table-row table:style-name="ro2">
            <table:covered-table-cell table:style-name="ce17"/>
            <table:table-cell table:style-name="ce56" office:value-type="float" office:value="2017" calcext:value-type="float">
              <text:p>2017</text:p>
            </table:table-cell>
            <table:table-cell table:style-name="ce96" table:formula="of:=[.C135]*(1+[.C$140])" office:value-type="float" office:value="339.488" calcext:value-type="float">
              <text:p>339.49 €</text:p>
            </table:table-cell>
            <table:table-cell table:style-name="ce96" table:formula="of:=[.D135]*(1+[.D$140])" office:value-type="float" office:value="293.138" calcext:value-type="float">
              <text:p>293.14 €</text:p>
            </table:table-cell>
            <table:table-cell table:style-name="ce145" table:formula="of:=[.E135]*(1+[.E$140])" office:value-type="float" office:value="133.9" calcext:value-type="float">
              <text:p>133.90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6" office:value-type="float" office:value="2018" calcext:value-type="float">
              <text:p>2018</text:p>
            </table:table-cell>
            <table:table-cell table:style-name="ce96" table:formula="of:=[.C136]*(1+[.C$140])" office:value-type="float" office:value="349.67264" calcext:value-type="float">
              <text:p>349.67 €</text:p>
            </table:table-cell>
            <table:table-cell table:style-name="ce96" table:formula="of:=[.D136]*(1+[.D$140])" office:value-type="float" office:value="301.93214" calcext:value-type="float">
              <text:p>301.93 €</text:p>
            </table:table-cell>
            <table:table-cell table:style-name="ce145" table:formula="of:=[.E136]*(1+[.E$140])" office:value-type="float" office:value="137.917" calcext:value-type="float">
              <text:p>137.92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6" office:value-type="float" office:value="2019" calcext:value-type="float">
              <text:p>2019</text:p>
            </table:table-cell>
            <table:table-cell table:style-name="ce96" table:formula="of:=[.C137]*(1+[.C$140])" office:value-type="float" office:value="360.1628192" calcext:value-type="float">
              <text:p>360.16 €</text:p>
            </table:table-cell>
            <table:table-cell table:style-name="ce96" table:formula="of:=[.D137]*(1+[.D$140])" office:value-type="float" office:value="310.9901042" calcext:value-type="float">
              <text:p>310.99 €</text:p>
            </table:table-cell>
            <table:table-cell table:style-name="ce145" table:formula="of:=[.E137]*(1+[.E$140])" office:value-type="float" office:value="142.05451" calcext:value-type="float">
              <text:p>142.05 €</text:p>
            </table:table-cell>
            <table:table-cell table:style-name="Default" table:number-columns-repeated="1019"/>
          </table:table-row>
          <table:table-row table:style-name="ro2">
            <table:covered-table-cell table:style-name="ce17"/>
            <table:table-cell table:style-name="ce57" office:value-type="float" office:value="2020" calcext:value-type="float">
              <text:p>2020</text:p>
            </table:table-cell>
            <table:table-cell table:style-name="ce97" table:formula="of:=[.C138]*(1+[.C$140])" office:value-type="float" office:value="370.967703776" calcext:value-type="float">
              <text:p>370.97 €</text:p>
            </table:table-cell>
            <table:table-cell table:style-name="ce97" table:formula="of:=[.D138]*(1+[.D$140])" office:value-type="float" office:value="320.319807326" calcext:value-type="float">
              <text:p>320.32 €</text:p>
            </table:table-cell>
            <table:table-cell table:style-name="ce146" table:formula="of:=[.E138]*(1+[.E$140])" office:value-type="float" office:value="146.3161453" calcext:value-type="float">
              <text:p>146.32 €</text:p>
            </table:table-cell>
            <table:table-cell table:style-name="Default" table:number-columns-repeated="1019"/>
          </table:table-row>
          <table:table-row table:style-name="ro3">
            <table:table-cell table:style-name="ce19" office:value-type="string" calcext:value-type="string">
              <text:p>projected increase in wages</text:p>
            </table:table-cell>
            <table:table-cell table:style-name="ce59"/>
            <table:table-cell table:number-columns-repeated="2" table:style-name="ce99" office:value-type="percentage" office:value="0.03" calcext:value-type="percentage">
              <text:p>3.00%</text:p>
            </table:table-cell>
            <table:table-cell table:style-name="ce148" office:value-type="percentage" office:value="0.03" calcext:value-type="percentage">
              <text:p>3.00%</text:p>
            </table:table-cell>
            <table:table-cell table:style-name="Default" table:number-columns-repeated="1019"/>
          </table:table-row>
        </table:table-row-group>
        <table:table-row table:style-name="ro2">
          <table:table-cell table:style-name="ce20"/>
          <table:table-cell table:style-name="Default" table:number-columns-repeated="1023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1" office:value-type="string" calcext:value-type="string">
            <text:p>Revenue</text:p>
          </table:table-cell>
          <table:table-cell table:style-name="ce60" office:value-type="string" calcext:value-type="string">
            <text:p>Basis Y1</text:p>
          </table:table-cell>
          <table:table-cell table:style-name="ce100" office:value-type="string" calcext:value-type="string">
            <text:p>Basis Y2</text:p>
          </table:table-cell>
          <table:table-cell table:style-name="ce100" office:value-type="string" calcext:value-type="string">
            <text:p>Basis Y3</text:p>
          </table:table-cell>
          <table:table-cell table:style-name="ce100" office:value-type="string" calcext:value-type="string">
            <text:p>Basis Y4</text:p>
          </table:table-cell>
          <table:table-cell table:style-name="ce110" office:value-type="string" calcext:value-type="string">
            <text:p>Basis Y5</text:p>
          </table:table-cell>
          <table:table-cell table:style-name="Default" table:number-columns-repeated="1018"/>
        </table:table-row>
        <table:table-row table:style-name="ro3">
          <table:table-cell table:style-name="ce22" office:value-type="string" calcext:value-type="string">
            <text:p>Print sales</text:p>
          </table:table-cell>
          <table:table-cell table:style-name="ce61" table:formula="of:=[.B145]*[.B146]*[.B118]" office:value-type="float" office:value="1800" calcext:value-type="float">
            <text:p>1,800.00 €</text:p>
          </table:table-cell>
          <table:table-cell table:style-name="ce101" table:formula="of:=[.C145]*[.C146]*[.C118]" office:value-type="float" office:value="3200" calcext:value-type="float">
            <text:p>3,200.00 €</text:p>
          </table:table-cell>
          <table:table-cell table:style-name="ce101" table:formula="of:=[.D145]*[.D146]*[.D118]" office:value-type="float" office:value="12800" calcext:value-type="float">
            <text:p>12,800.00 €</text:p>
          </table:table-cell>
          <table:table-cell table:style-name="ce101" table:formula="of:=[.E145]*[.E146]*[.E118]" office:value-type="float" office:value="51200" calcext:value-type="float">
            <text:p>51,200.00 €</text:p>
          </table:table-cell>
          <table:table-cell table:style-name="ce160" table:formula="of:=[.F145]*[.F146]*[.F118]" office:value-type="float" office:value="80000" calcext:value-type="float">
            <text:p>80,000.00 €</text:p>
          </table:table-cell>
          <table:table-cell table:style-name="ce180" table:formula="of:=[.F144]/[.F166]" office:value-type="percentage" office:value="0.261771538889434" calcext:value-type="percentage">
            <text:p>26.18%</text:p>
            <draw:frame table:end-cell-address="Tabelle1.Q162" table:end-x="65.51pt" table:end-y="3.29pt" draw:z-index="1" draw:name="Diagramm 4" draw:style-name="gr1" draw:text-style-name="P1" svg:width="747.35pt" svg:height="260.67pt" svg:x="72.65pt" svg:y="2.72pt">
              <loext:p draw:notify-on-update-of-ranges="Tabelle1.B244:Tabelle1.F244 Tabelle1.A245:Tabelle1.A245 Tabelle1.B245:Tabelle1.F245 Tabelle1.A246:Tabelle1.A246 Tabelle1.B246:Tabelle1.F246 Tabelle1.A247:Tabelle1.A247 Tabelle1.B247:Tabelle1.F247 Tabelle1.A248:Tabelle1.A248 Tabelle1.B248:Tabelle1.F248 Tabelle1.A249:Tabelle1.A249 Tabelle1.B249:Tabelle1.F24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6" table:number-columns-repeated="1017"/>
        </table:table-row>
        <table:table-row-group>
          <table:table-row table:style-name="ro3">
            <table:table-cell table:style-name="ce23" office:value-type="string" calcext:value-type="string">
              <text:p>Sold copies per new book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102" table:formula="of:=[.B145]" office:value-type="float" office:value="20" calcext:value-type="float">
              <text:p>20</text:p>
            </table:table-cell>
            <table:table-cell table:style-name="ce102" table:formula="of:=[.C145]" office:value-type="float" office:value="20" calcext:value-type="float">
              <text:p>20</text:p>
            </table:table-cell>
            <table:table-cell table:style-name="ce102" table:formula="of:=[.D145]" office:value-type="float" office:value="20" calcext:value-type="float">
              <text:p>20</text:p>
            </table:table-cell>
            <table:table-cell table:style-name="ce161" table:formula="of:=[.E145]" office:value-type="float" office:value="20" calcext:value-type="float">
              <text:p>20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4" office:value-type="string" calcext:value-type="string">
              <text:p>Margin</text:p>
            </table:table-cell>
            <table:table-cell table:style-name="ce63" office:value-type="float" office:value="10" calcext:value-type="float">
              <text:p>10.00 €</text:p>
            </table:table-cell>
            <table:table-cell table:style-name="ce103" table:formula="of:=[.B146]" office:value-type="float" office:value="10" calcext:value-type="float">
              <text:p>10.00 €</text:p>
            </table:table-cell>
            <table:table-cell table:style-name="ce103" table:formula="of:=[.C146]" office:value-type="float" office:value="10" calcext:value-type="float">
              <text:p>10.00 €</text:p>
            </table:table-cell>
            <table:table-cell table:style-name="ce103" table:formula="of:=[.D146]" office:value-type="float" office:value="10" calcext:value-type="float">
              <text:p>10.00 €</text:p>
            </table:table-cell>
            <table:table-cell table:style-name="ce162" table:formula="of:=[.E146]" office:value-type="float" office:value="10" calcext:value-type="float">
              <text:p>10.00 €</text:p>
            </table:table-cell>
            <table:table-cell table:style-name="ce181"/>
            <table:table-cell table:style-name="Default" table:number-columns-repeated="1017"/>
          </table:table-row>
        </table:table-row-group>
        <table:table-row table:style-name="ro3">
          <table:table-cell table:style-name="ce22" office:value-type="string" calcext:value-type="string">
            <text:p>Book processing charges</text:p>
          </table:table-cell>
          <table:table-cell table:style-name="ce64" table:formula="of:=[.B148]*[.B118]*[.B149]" office:value-type="float" office:value="0" calcext:value-type="float">
            <text:p>0.00 €</text:p>
          </table:table-cell>
          <table:table-cell table:style-name="ce104" table:formula="of:=[.C148]*[.C118]*[.C149]" office:value-type="float" office:value="480" calcext:value-type="float">
            <text:p>480.00 €</text:p>
          </table:table-cell>
          <table:table-cell table:style-name="ce104" table:formula="of:=[.D148]*[.D118]*[.D149]" office:value-type="float" office:value="3840" calcext:value-type="float">
            <text:p>3,840.00 €</text:p>
          </table:table-cell>
          <table:table-cell table:style-name="ce104" table:formula="of:=[.E148]*[.E118]*[.E149]" office:value-type="float" office:value="23040" calcext:value-type="float">
            <text:p>23,040.00 €</text:p>
          </table:table-cell>
          <table:table-cell table:style-name="ce163" table:formula="of:=[.F148]*[.F118]*[.F149]" office:value-type="float" office:value="48000" calcext:value-type="float">
            <text:p>48,000.00 €</text:p>
          </table:table-cell>
          <table:table-cell table:style-name="ce181" table:formula="of:=[.F147]/[.F166]" office:value-type="percentage" office:value="0.157062923333661" calcext:value-type="percentage">
            <text:p>15.71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3" office:value-type="string" calcext:value-type="string">
              <text:p>Nominal BPCs per book</text:p>
            </table:table-cell>
            <table:table-cell table:style-name="ce65" office:value-type="float" office:value="1500" calcext:value-type="float">
              <text:p>1,500.00 €</text:p>
            </table:table-cell>
            <table:table-cell table:style-name="ce105" table:formula="of:=[.B148]" office:value-type="float" office:value="1500" calcext:value-type="float">
              <text:p>1,500.00 €</text:p>
            </table:table-cell>
            <table:table-cell table:style-name="ce105" table:formula="of:=[.C148]" office:value-type="float" office:value="1500" calcext:value-type="float">
              <text:p>1,500.00 €</text:p>
            </table:table-cell>
            <table:table-cell table:style-name="ce105" table:formula="of:=[.D148]" office:value-type="float" office:value="1500" calcext:value-type="float">
              <text:p>1,500.00 €</text:p>
            </table:table-cell>
            <table:table-cell table:style-name="ce105" table:formula="of:=[.E148]" office:value-type="float" office:value="1500" calcext:value-type="float">
              <text:p>1,500.00 €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4" office:value-type="string" calcext:value-type="string">
              <text:p>Books which pay BPCs (not waived)</text:p>
            </table:table-cell>
            <table:table-cell table:style-name="ce66" office:value-type="percentage" office:value="0" calcext:value-type="percentage">
              <text:p>0.00%</text:p>
            </table:table-cell>
            <table:table-cell table:style-name="ce106" office:value-type="percentage" office:value="0.02" calcext:value-type="percentage">
              <text:p>2.00%</text:p>
            </table:table-cell>
            <table:table-cell table:style-name="ce106" office:value-type="percentage" office:value="0.04" calcext:value-type="percentage">
              <text:p>4.00%</text:p>
            </table:table-cell>
            <table:table-cell table:style-name="ce106" office:value-type="percentage" office:value="0.06" calcext:value-type="percentage">
              <text:p>6.00%</text:p>
            </table:table-cell>
            <table:table-cell table:style-name="ce164" office:value-type="percentage" office:value="0.08" calcext:value-type="percentage">
              <text:p>8.00%</text:p>
            </table:table-cell>
            <table:table-cell table:style-name="ce181"/>
            <table:table-cell table:style-name="Default" table:number-columns-repeated="1017"/>
          </table:table-row>
        </table:table-row-group>
        <table:table-row table:style-name="ro3">
          <table:table-cell table:style-name="ce22" office:value-type="string" calcext:value-type="string">
            <text:p>Institutional members</text:p>
          </table:table-cell>
          <table:table-cell table:style-name="ce64" table:formula="of:=[.B151]*[.B153]" office:value-type="float" office:value="0" calcext:value-type="float">
            <text:p>0.00 €</text:p>
          </table:table-cell>
          <table:table-cell table:style-name="ce104" table:formula="of:=[.C151]*[.C153]" office:value-type="float" office:value="0" calcext:value-type="float">
            <text:p>0.00 €</text:p>
          </table:table-cell>
          <table:table-cell table:style-name="ce104" table:formula="of:=[.D151]*[.D153]" office:value-type="float" office:value="0" calcext:value-type="float">
            <text:p>0.00 €</text:p>
          </table:table-cell>
          <table:table-cell table:style-name="ce104" table:formula="of:=[.E151]*[.E153]" office:value-type="float" office:value="96000" calcext:value-type="float">
            <text:p>96,000.00 €</text:p>
          </table:table-cell>
          <table:table-cell table:style-name="ce163" table:formula="of:=[.F151]*[.F153]" office:value-type="float" office:value="96000" calcext:value-type="float">
            <text:p>96,000.00 €</text:p>
          </table:table-cell>
          <table:table-cell table:style-name="ce181" table:formula="of:=[.F150]/[.F166]" office:value-type="percentage" office:value="0.314125846667321" calcext:value-type="percentage">
            <text:p>31.41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3" office:value-type="string" calcext:value-type="string">
              <text:p>avg membership fee</text:p>
            </table:table-cell>
            <table:table-cell table:style-name="ce65" office:value-type="float" office:value="1000" calcext:value-type="float">
              <text:p>1,000.00 €</text:p>
            </table:table-cell>
            <table:table-cell table:style-name="ce105" table:formula="of:=[.B151]" office:value-type="float" office:value="1000" calcext:value-type="float">
              <text:p>1,000.00 €</text:p>
            </table:table-cell>
            <table:table-cell table:style-name="ce105" table:formula="of:=[.C151]" office:value-type="float" office:value="1000" calcext:value-type="float">
              <text:p>1,000.00 €</text:p>
            </table:table-cell>
            <table:table-cell table:style-name="ce105" table:formula="of:=[.D151]" office:value-type="float" office:value="1000" calcext:value-type="float">
              <text:p>1,000.00 €</text:p>
            </table:table-cell>
            <table:table-cell table:style-name="ce165" table:formula="of:=[.E151]" office:value-type="float" office:value="1000" calcext:value-type="float">
              <text:p>1,000.00 €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3" office:value-type="string" calcext:value-type="string">
              <text:p>new IM <text:s/></text:p>
            </table:table-cell>
            <table:table-cell table:style-name="ce62" office:value-type="float" office:value="0" calcext:value-type="float">
              <text:p>0</text:p>
            </table:table-cell>
            <table:table-cell table:number-columns-repeated="2" table:style-name="ce102" office:value-type="float" office:value="0" calcext:value-type="float">
              <text:p>0</text:p>
            </table:table-cell>
            <table:table-cell table:style-name="ce102" table:formula="of:=[.B121]*[.E117]" office:value-type="float" office:value="96" calcext:value-type="float">
              <text:p>96</text:p>
            </table:table-cell>
            <table:table-cell table:style-name="ce161" office:value-type="float" office:value="0" calcext:value-type="float">
              <text:p>0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4" office:value-type="string" calcext:value-type="string">
              <text:p>total IM</text:p>
            </table:table-cell>
            <table:table-cell table:style-name="ce53" table:formula="of:=[.B152]" office:value-type="float" office:value="0" calcext:value-type="float">
              <text:p>0</text:p>
            </table:table-cell>
            <table:table-cell table:style-name="ce94" table:formula="of:=[.B153]+[.C152]" office:value-type="float" office:value="0" calcext:value-type="float">
              <text:p>0</text:p>
            </table:table-cell>
            <table:table-cell table:style-name="ce94" table:formula="of:=[.C153]+[.D152]" office:value-type="float" office:value="0" calcext:value-type="float">
              <text:p>0</text:p>
            </table:table-cell>
            <table:table-cell table:style-name="ce94" table:formula="of:=[.D153]+[.E152]" office:value-type="float" office:value="96" calcext:value-type="float">
              <text:p>96</text:p>
            </table:table-cell>
            <table:table-cell table:style-name="ce94" table:formula="of:=[.E153]+[.F152]" office:value-type="float" office:value="96" calcext:value-type="float">
              <text:p>96</text:p>
            </table:table-cell>
            <table:table-cell table:style-name="ce181"/>
            <table:table-cell table:style-name="Default" table:number-columns-repeated="1017"/>
          </table:table-row>
        </table:table-row-group>
        <table:table-row table:style-name="ro3">
          <table:table-cell table:style-name="ce22" office:value-type="string" calcext:value-type="string">
            <text:p>Individual members</text:p>
          </table:table-cell>
          <table:table-cell table:style-name="ce64" table:formula="of:=[.B159]*[.B160]" office:value-type="float" office:value="28" calcext:value-type="float">
            <text:p>28.00 €</text:p>
          </table:table-cell>
          <table:table-cell table:style-name="ce104" table:formula="of:=[.C159]*[.C160]" office:value-type="float" office:value="80" calcext:value-type="float">
            <text:p>80.00 €</text:p>
          </table:table-cell>
          <table:table-cell table:style-name="ce104" table:formula="of:=[.D159]*[.D160]" office:value-type="float" office:value="238" calcext:value-type="float">
            <text:p>238.00 €</text:p>
          </table:table-cell>
          <table:table-cell table:style-name="ce104" table:formula="of:=[.E159]*[.E160]" office:value-type="float" office:value="780" calcext:value-type="float">
            <text:p>780.00 €</text:p>
          </table:table-cell>
          <table:table-cell table:style-name="ce163" table:formula="of:=[.F159]*[.F160]" office:value-type="float" office:value="1610" calcext:value-type="float">
            <text:p>1,610.00 €</text:p>
          </table:table-cell>
          <table:table-cell table:style-name="ce181" table:formula="of:=[.F154]/[.F166]" office:value-type="percentage" office:value="0.00526815222014986" calcext:value-type="percentage">
            <text:p>0.53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3" office:value-type="string" calcext:value-type="string">
              <text:p>Supporters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88" office:value-type="float" office:value="300" calcext:value-type="float">
              <text:p>300</text:p>
            </table:table-cell>
            <table:table-cell table:style-name="ce88" office:value-type="float" office:value="600" calcext:value-type="float">
              <text:p>600</text:p>
            </table:table-cell>
            <table:table-cell table:style-name="ce88" office:value-type="float" office:value="900" calcext:value-type="float">
              <text:p>900</text:p>
            </table:table-cell>
            <table:table-cell table:style-name="ce116" office:value-type="float" office:value="1200" calcext:value-type="float">
              <text:p>1200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3" office:value-type="string" calcext:value-type="string">
              <text:p>Conversion supporters-&gt;members</text:p>
            </table:table-cell>
            <table:table-cell table:style-name="ce67" office:value-type="percentage" office:value="0.005" calcext:value-type="percentage">
              <text:p>0.50%</text:p>
            </table:table-cell>
            <table:table-cell table:style-name="ce107" table:formula="of:=[.B156]" office:value-type="percentage" office:value="0.005" calcext:value-type="percentage">
              <text:p>0.50%</text:p>
            </table:table-cell>
            <table:table-cell table:style-name="ce107" table:formula="of:=[.C156]" office:value-type="percentage" office:value="0.005" calcext:value-type="percentage">
              <text:p>0.50%</text:p>
            </table:table-cell>
            <table:table-cell table:style-name="ce107" table:formula="of:=[.D156]" office:value-type="percentage" office:value="0.005" calcext:value-type="percentage">
              <text:p>0.50%</text:p>
            </table:table-cell>
            <table:table-cell table:style-name="ce166" table:formula="of:=[.E156]" office:value-type="percentage" office:value="0.005" calcext:value-type="percentage">
              <text:p>0.50%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3" office:value-type="string" calcext:value-type="string">
              <text:p>New members per book</text:p>
            </table:table-cell>
            <table:table-cell table:style-name="ce62" office:value-type="float" office:value="0.1" calcext:value-type="float">
              <text:p>0.1</text:p>
            </table:table-cell>
            <table:table-cell table:style-name="ce102" table:formula="of:=[.B157]" office:value-type="float" office:value="0.1" calcext:value-type="float">
              <text:p>0.1</text:p>
            </table:table-cell>
            <table:table-cell table:style-name="ce102" table:formula="of:=[.C157]" office:value-type="float" office:value="0.1" calcext:value-type="float">
              <text:p>0.1</text:p>
            </table:table-cell>
            <table:table-cell table:style-name="ce102" table:formula="of:=[.D157]" office:value-type="float" office:value="0.1" calcext:value-type="float">
              <text:p>0.1</text:p>
            </table:table-cell>
            <table:table-cell table:style-name="ce161" table:formula="of:=[.E157]" office:value-type="float" office:value="0.1" calcext:value-type="float">
              <text:p>0.1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3" office:value-type="string" calcext:value-type="string">
              <text:p>New members this year</text:p>
            </table:table-cell>
            <table:table-cell table:style-name="ce68" table:formula="of:=[.B156]*[.B155]+[.B157]*[.B118]" office:value-type="float" office:value="1.4" calcext:value-type="float">
              <text:p>1</text:p>
            </table:table-cell>
            <table:table-cell table:style-name="ce108" table:formula="of:=[.C156]*([.C155]-[.B155])+[.C157]*[.C118]" office:value-type="float" office:value="2.6" calcext:value-type="float">
              <text:p>3</text:p>
            </table:table-cell>
            <table:table-cell table:style-name="ce108" table:formula="of:=[.D156]*([.D155]-[.C155])+[.D157]*[.D118]" office:value-type="float" office:value="7.9" calcext:value-type="float">
              <text:p>8</text:p>
            </table:table-cell>
            <table:table-cell table:style-name="ce108" table:formula="of:=[.E156]*([.E155]-[.D155])+[.E157]*[.E118]" office:value-type="float" office:value="27.1" calcext:value-type="float">
              <text:p>27</text:p>
            </table:table-cell>
            <table:table-cell table:style-name="ce167" table:formula="of:=[.F156]*([.F155]-[.E155])+[.F157]*[.F118]" office:value-type="float" office:value="41.5" calcext:value-type="float">
              <text:p>42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3" office:value-type="string" calcext:value-type="string">
              <text:p>Total members</text:p>
            </table:table-cell>
            <table:table-cell table:style-name="ce69" table:formula="of:=[.B158]" office:value-type="float" office:value="1.4" calcext:value-type="float">
              <text:p>1.4</text:p>
            </table:table-cell>
            <table:table-cell table:style-name="ce108" table:formula="of:=[.C158]+[.B159]" office:value-type="float" office:value="4" calcext:value-type="float">
              <text:p>4</text:p>
            </table:table-cell>
            <table:table-cell table:style-name="ce108" table:formula="of:=[.D158]+[.C159]" office:value-type="float" office:value="11.9" calcext:value-type="float">
              <text:p>12</text:p>
            </table:table-cell>
            <table:table-cell table:style-name="ce108" table:formula="of:=[.E158]+[.D159]" office:value-type="float" office:value="39" calcext:value-type="float">
              <text:p>39</text:p>
            </table:table-cell>
            <table:table-cell table:style-name="ce167" table:formula="of:=[.F158]+[.E159]" office:value-type="float" office:value="80.5" calcext:value-type="float">
              <text:p>81</text:p>
            </table:table-cell>
            <table:table-cell table:style-name="ce181"/>
            <table:table-cell table:style-name="Default" table:number-columns-repeated="1017"/>
          </table:table-row>
          <table:table-row table:style-name="ro3">
            <table:table-cell table:style-name="ce24" office:value-type="string" calcext:value-type="string">
              <text:p>Average membership fee</text:p>
            </table:table-cell>
            <table:table-cell table:style-name="ce63" office:value-type="float" office:value="20" calcext:value-type="float">
              <text:p>20.00 €</text:p>
            </table:table-cell>
            <table:table-cell table:style-name="ce103" table:formula="of:=[.B160]" office:value-type="float" office:value="20" calcext:value-type="float">
              <text:p>20.00 €</text:p>
            </table:table-cell>
            <table:table-cell table:style-name="ce103" table:formula="of:=[.C160]" office:value-type="float" office:value="20" calcext:value-type="float">
              <text:p>20.00 €</text:p>
            </table:table-cell>
            <table:table-cell table:style-name="ce103" table:formula="of:=[.D160]" office:value-type="float" office:value="20" calcext:value-type="float">
              <text:p>20.00 €</text:p>
            </table:table-cell>
            <table:table-cell table:style-name="ce162" table:formula="of:=[.E160]" office:value-type="float" office:value="20" calcext:value-type="float">
              <text:p>20.00 €</text:p>
            </table:table-cell>
            <table:table-cell table:style-name="ce181"/>
            <table:table-cell table:style-name="Default" table:number-columns-repeated="1017"/>
          </table:table-row>
        </table:table-row-group>
        <table:table-row table:style-name="ro3">
          <table:table-cell table:style-name="ce22" office:value-type="string" calcext:value-type="string">
            <text:p>Donations</text:p>
          </table:table-cell>
          <table:table-cell table:style-name="ce64" table:formula="of:=[.B165]*[.B164]" office:value-type="float" office:value="1800" calcext:value-type="float">
            <text:p>1,800.00 €</text:p>
          </table:table-cell>
          <table:table-cell table:style-name="ce104" table:formula="of:=[.C165]*[.C164]" office:value-type="float" office:value="3200" calcext:value-type="float">
            <text:p>3,200.00 €</text:p>
          </table:table-cell>
          <table:table-cell table:style-name="ce104" table:formula="of:=[.D165]*[.D164]" office:value-type="float" office:value="12800" calcext:value-type="float">
            <text:p>12,800.00 €</text:p>
          </table:table-cell>
          <table:table-cell table:style-name="ce104" table:formula="of:=[.E165]*[.E164]" office:value-type="float" office:value="51200" calcext:value-type="float">
            <text:p>51,200.00 €</text:p>
          </table:table-cell>
          <table:table-cell table:style-name="ce163" table:formula="of:=[.F165]*[.F164]" office:value-type="float" office:value="80000" calcext:value-type="float">
            <text:p>80,000.00 €</text:p>
          </table:table-cell>
          <table:table-cell table:style-name="ce181" table:formula="of:=[.F161]/[.F166]" office:value-type="percentage" office:value="0.261771538889434" calcext:value-type="percentage">
            <text:p>26.18%</text:p>
          </table:table-cell>
          <table:table-cell table:style-name="Default" table:number-columns-repeated="1017"/>
        </table:table-row>
        <table:table-row-group>
          <table:table-row table:style-name="ro3">
            <table:table-cell table:style-name="ce23" office:value-type="string" calcext:value-type="string">
              <text:p>Downloads per book</text:p>
            </table:table-cell>
            <table:table-cell table:style-name="ce62" office:value-type="float" office:value="2000" calcext:value-type="float">
              <text:p>2000</text:p>
            </table:table-cell>
            <table:table-cell table:style-name="ce102" table:formula="of:=[.B162]" office:value-type="float" office:value="2000" calcext:value-type="float">
              <text:p>2000</text:p>
            </table:table-cell>
            <table:table-cell table:style-name="ce102" table:formula="of:=[.C162]" office:value-type="float" office:value="2000" calcext:value-type="float">
              <text:p>2000</text:p>
            </table:table-cell>
            <table:table-cell table:style-name="ce102" table:formula="of:=[.D162]" office:value-type="float" office:value="2000" calcext:value-type="float">
              <text:p>2000</text:p>
            </table:table-cell>
            <table:table-cell table:style-name="ce161" table:formula="of:=[.E162]" office:value-type="float" office:value="2000" calcext:value-type="float">
              <text:p>2000</text:p>
            </table:table-cell>
            <table:table-cell table:style-name="Default" table:number-columns-repeated="1018"/>
          </table:table-row>
          <table:table-row table:style-name="ro3">
            <table:table-cell table:style-name="ce23" office:value-type="string" calcext:value-type="string">
              <text:p>conversion download-&gt;donations</text:p>
            </table:table-cell>
            <table:table-cell table:style-name="ce67" office:value-type="percentage" office:value="0.001" calcext:value-type="percentage">
              <text:p>0.10%</text:p>
            </table:table-cell>
            <table:table-cell table:style-name="ce107" table:formula="of:=[.B163]" office:value-type="percentage" office:value="0.001" calcext:value-type="percentage">
              <text:p>0.10%</text:p>
            </table:table-cell>
            <table:table-cell table:style-name="ce107" table:formula="of:=[.C163]" office:value-type="percentage" office:value="0.001" calcext:value-type="percentage">
              <text:p>0.10%</text:p>
            </table:table-cell>
            <table:table-cell table:style-name="ce107" table:formula="of:=[.D163]" office:value-type="percentage" office:value="0.001" calcext:value-type="percentage">
              <text:p>0.10%</text:p>
            </table:table-cell>
            <table:table-cell table:style-name="ce166" table:formula="of:=[.E163]" office:value-type="percentage" office:value="0.001" calcext:value-type="percentage">
              <text:p>0.10%</text:p>
            </table:table-cell>
            <table:table-cell table:style-name="Default" table:number-columns-repeated="1018"/>
          </table:table-row>
          <table:table-row table:style-name="ro3">
            <table:table-cell table:style-name="ce23" office:value-type="string" calcext:value-type="string">
              <text:p>average donation</text:p>
            </table:table-cell>
            <table:table-cell table:style-name="ce65" office:value-type="float" office:value="100" calcext:value-type="float">
              <text:p>100.00 €</text:p>
            </table:table-cell>
            <table:table-cell table:style-name="ce105" table:formula="of:=[.B164]" office:value-type="float" office:value="100" calcext:value-type="float">
              <text:p>100.00 €</text:p>
            </table:table-cell>
            <table:table-cell table:style-name="ce105" table:formula="of:=[.C164]" office:value-type="float" office:value="100" calcext:value-type="float">
              <text:p>100.00 €</text:p>
            </table:table-cell>
            <table:table-cell table:style-name="ce105" table:formula="of:=[.D164]" office:value-type="float" office:value="100" calcext:value-type="float">
              <text:p>100.00 €</text:p>
            </table:table-cell>
            <table:table-cell table:style-name="ce165" table:formula="of:=[.E164]" office:value-type="float" office:value="100" calcext:value-type="float">
              <text:p>100.00 €</text:p>
            </table:table-cell>
            <table:table-cell table:style-name="Default" table:number-columns-repeated="1018"/>
          </table:table-row>
          <table:table-row table:style-name="ro3">
            <table:table-cell table:style-name="ce24" office:value-type="string" calcext:value-type="string">
              <text:p>donors</text:p>
            </table:table-cell>
            <table:table-cell table:style-name="ce53" table:formula="of:=[.B162]*[.B118]*[.B163]" office:value-type="float" office:value="18" calcext:value-type="float">
              <text:p>18</text:p>
            </table:table-cell>
            <table:table-cell table:style-name="ce94" table:formula="of:=[.C162]*[.C118]*[.C163]" office:value-type="float" office:value="32" calcext:value-type="float">
              <text:p>32</text:p>
            </table:table-cell>
            <table:table-cell table:style-name="ce94" table:formula="of:=[.D162]*[.D118]*[.D163]" office:value-type="float" office:value="128" calcext:value-type="float">
              <text:p>128</text:p>
            </table:table-cell>
            <table:table-cell table:style-name="ce94" table:formula="of:=[.E162]*[.E118]*[.E163]" office:value-type="float" office:value="512" calcext:value-type="float">
              <text:p>512</text:p>
            </table:table-cell>
            <table:table-cell table:style-name="ce159" table:formula="of:=[.F162]*[.F118]*[.F163]" office:value-type="float" office:value="800" calcext:value-type="float">
              <text:p>800</text:p>
            </table:table-cell>
            <table:table-cell table:style-name="Default" table:number-columns-repeated="1018"/>
          </table:table-row>
        </table:table-row-group>
        <table:table-row table:style-name="ro2">
          <table:table-cell table:style-name="ce25"/>
          <table:table-cell table:style-name="ce70" table:formula="of:=[.B144]+[.B147]+[.B150]+[.B154]+[.B161]" office:value-type="float" office:value="3628" calcext:value-type="float">
            <text:p>3,628.00 €</text:p>
          </table:table-cell>
          <table:table-cell table:style-name="ce109" table:formula="of:=[.C144]+[.C147]+[.C150]+[.C154]+[.C161]" office:value-type="float" office:value="6960" calcext:value-type="float">
            <text:p>6,960.00 €</text:p>
          </table:table-cell>
          <table:table-cell table:style-name="ce109" table:formula="of:=[.D144]+[.D147]+[.D150]+[.D154]+[.D161]" office:value-type="float" office:value="29678" calcext:value-type="float">
            <text:p>29,678.00 €</text:p>
          </table:table-cell>
          <table:table-cell table:style-name="ce109" table:formula="of:=[.E144]+[.E147]+[.E150]+[.E154]+[.E161]" office:value-type="float" office:value="222220" calcext:value-type="float">
            <text:p>222,220.00 €</text:p>
          </table:table-cell>
          <table:table-cell table:style-name="ce168" table:formula="of:=[.F144]+[.F147]+[.F150]+[.F154]+[.F161]" office:value-type="float" office:value="305610" calcext:value-type="float">
            <text:p>305,610.00 €</text:p>
          </table:table-cell>
          <table:table-cell table:style-name="ce182" table:formula="of:=SUM([.G144:.G161])" office:value-type="percentage" office:value="1" calcext:value-type="percentage">
            <text:p>100.00%</text:p>
          </table:table-cell>
          <table:table-cell table:style-name="ce183" table:number-columns-repeated="1017"/>
        </table:table-row>
        <table:table-row table:style-name="ro2">
          <table:table-cell table:style-name="Default" table:number-columns-repeated="7"/>
          <table:table-cell table:style-name="ce184" table:number-columns-repeated="2"/>
          <table:table-cell table:style-name="Default"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6">
          <table:table-cell table:style-name="ce21" office:value-type="string" calcext:value-type="string">
            <text:p>Costs <text:s/></text:p>
          </table:table-cell>
          <table:table-cell table:style-name="ce60" office:value-type="string" calcext:value-type="string">
            <text:p>Basis personnel</text:p>
          </table:table-cell>
          <table:table-cell table:style-name="ce110" office:value-type="string" calcext:value-type="string">
            <text:p>Basis hours / unit</text:p>
          </table:table-cell>
          <table:table-cell table:style-name="ce60" office:value-type="string" calcext:value-type="string">
            <text:p>Basis Days / Y1</text:p>
          </table:table-cell>
          <table:table-cell table:style-name="ce100" office:value-type="string" calcext:value-type="string">
            <text:p>Basis days / Y2</text:p>
          </table:table-cell>
          <table:table-cell table:style-name="ce100" office:value-type="string" calcext:value-type="string">
            <text:p>Basis days / Y3</text:p>
          </table:table-cell>
          <table:table-cell table:style-name="ce100" office:value-type="string" calcext:value-type="string">
            <text:p>Basis days / Y4</text:p>
          </table:table-cell>
          <table:table-cell table:style-name="ce110" office:value-type="string" calcext:value-type="string">
            <text:p>Basis days / Y5</text:p>
          </table:table-cell>
          <table:table-cell table:style-name="ce110" office:value-type="string" calcext:value-type="string">
            <text:p>Basis item</text:p>
          </table:table-cell>
          <table:table-cell table:style-name="ce189" office:value-type="string" calcext:value-type="string">
            <text:p>Basis </text:p>
            <text:p>€ / month</text:p>
          </table:table-cell>
          <table:table-cell table:style-name="ce197" office:value-type="string" calcext:value-type="string">
            <text:p>Basis </text:p>
            <text:p>€  / year</text:p>
          </table:table-cell>
          <table:table-cell table:style-name="ce205" office:value-type="string" calcext:value-type="string">
            <text:p>Costs Y1</text:p>
          </table:table-cell>
          <table:table-cell table:style-name="ce210" office:value-type="string" calcext:value-type="string">
            <text:p>Costs Y2</text:p>
          </table:table-cell>
          <table:table-cell table:style-name="ce210" office:value-type="string" calcext:value-type="string">
            <text:p>Costs Y3</text:p>
          </table:table-cell>
          <table:table-cell table:style-name="ce210" office:value-type="string" calcext:value-type="string">
            <text:p>Costs Y4</text:p>
          </table:table-cell>
          <table:table-cell table:style-name="ce213" office:value-type="string" calcext:value-type="string">
            <text:p>Costs Y5</text:p>
          </table:table-cell>
          <table:table-cell table:style-name="ce216" office:value-type="string" calcext:value-type="string">
            <text:p>Forward projection</text:p>
          </table:table-cell>
          <table:table-cell table:style-name="Default" table:number-columns-repeated="1007"/>
        </table:table-row>
        <table:table-row table:style-name="ro3">
          <table:table-cell table:style-name="ce22" office:value-type="string" calcext:value-type="string">
            <text:p>Variable costs</text:p>
          </table:table-cell>
          <table:table-cell table:style-name="ce71"/>
          <table:table-cell table:style-name="ce111"/>
          <table:table-cell table:style-name="ce71"/>
          <table:table-cell table:style-name="ce149" table:number-columns-repeated="3"/>
          <table:table-cell table:style-name="ce111" table:number-columns-repeated="2"/>
          <table:table-cell table:style-name="ce190"/>
          <table:table-cell table:style-name="ce198"/>
          <table:table-cell table:style-name="ce64" table:formula="of:=SUM([.L171:.L185])" office:value-type="float" office:value="1178.09683333333" calcext:value-type="float">
            <text:p>1,178.10 €</text:p>
          </table:table-cell>
          <table:table-cell table:style-name="ce104" table:formula="of:=SUM([.M171:.M185])" office:value-type="float" office:value="2045.687635" calcext:value-type="float">
            <text:p>2,045.69 €</text:p>
          </table:table-cell>
          <table:table-cell table:style-name="ce104" table:formula="of:=SUM([.N171:.N185])" office:value-type="float" office:value="7769.98226815" calcext:value-type="float">
            <text:p>7,769.98 €</text:p>
          </table:table-cell>
          <table:table-cell table:style-name="ce104" table:formula="of:=SUM([.O171:.O185])" office:value-type="float" office:value="43302.9642769661" calcext:value-type="float">
            <text:p>43,302.96 €</text:p>
          </table:table-cell>
          <table:table-cell table:style-name="ce163" table:formula="of:=SUM([.P171:.P185])" office:value-type="float" office:value="57924.2339968813" calcext:value-type="float">
            <text:p>57,924.23 €</text:p>
          </table:table-cell>
          <table:table-cell table:style-name="ce217"/>
          <table:table-cell table:style-name="Default" table:number-columns-repeated="1007"/>
        </table:table-row>
        <table:table-row-group>
          <table:table-row table:style-name="ro3">
            <table:table-cell table:style-name="ce23" office:value-type="string" calcext:value-type="string">
              <text:p>finalization print; marketing (per book)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office:value-type="float" office:value="1" calcext:value-type="float">
              <text:p>1.00 h</text:p>
            </table:table-cell>
            <table:table-cell table:style-name="ce134" table:formula="of:=([.$C171]*[.B$118])/8" office:value-type="float" office:value="1.125" calcext:value-type="float">
              <text:p>1.13 Tage</text:p>
            </table:table-cell>
            <table:table-cell table:style-name="ce150" table:formula="of:=([.$C171]*[.C$118])/8" office:value-type="float" office:value="2" calcext:value-type="float">
              <text:p>2.00 Tage</text:p>
            </table:table-cell>
            <table:table-cell table:style-name="ce150" table:formula="of:=([.$C171]*[.D$118])/8" office:value-type="float" office:value="8" calcext:value-type="float">
              <text:p>8.00 Tage</text:p>
            </table:table-cell>
            <table:table-cell table:style-name="ce150" table:formula="of:=([.$C171]*[.E$118])/8" office:value-type="float" office:value="32" calcext:value-type="float">
              <text:p>32.00 Tage</text:p>
            </table:table-cell>
            <table:table-cell table:style-name="ce185" table:formula="of:=([.$C171]*[.F$118])/8" office:value-type="float" office:value="50" calcext:value-type="float">
              <text:p>5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1];[.$C$135:.$E$135])*[.$D171]" office:value-type="float" office:value="370.8" calcext:value-type="float">
              <text:p>370.80 €</text:p>
            </table:table-cell>
            <table:table-cell table:style-name="ce96" table:formula="of:=SUMIF([.$C$123:.$E$123];[.$B171];[.$C$136:.$E$136])*[.$E171]" office:value-type="float" office:value="678.976" calcext:value-type="float">
              <text:p>678.98 €</text:p>
            </table:table-cell>
            <table:table-cell table:style-name="ce96" table:formula="of:=SUMIF([.$C$123:.$E$123];[.$B171];[.$C$137:.$E$137])*[.$F171]" office:value-type="float" office:value="2797.38112" calcext:value-type="float">
              <text:p>2,797.38 €</text:p>
            </table:table-cell>
            <table:table-cell table:style-name="ce96" table:formula="of:=SUMIF([.$C$123:.$E$123];[.$B171];[.$C$138:.$E$138])*[.$G171]" office:value-type="float" office:value="11525.2102144" calcext:value-type="float">
              <text:p>11,525.21 €</text:p>
            </table:table-cell>
            <table:table-cell table:style-name="ce145" table:formula="of:=SUMIF([.$C$123:.$E$123];[.$B171];[.$C$139:.$E$139])*[.$H171]" office:value-type="float" office:value="18548.3851888" calcext:value-type="float">
              <text:p>18,548.39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Upload PoD (per book)</text:p>
            </table:table-cell>
            <table:table-cell table:style-name="ce62" office:value-type="string" calcext:value-type="string">
              <text:p>Assistant</text:p>
            </table:table-cell>
            <table:table-cell table:style-name="ce112" office:value-type="float" office:value="1" calcext:value-type="float">
              <text:p>1.00 h</text:p>
            </table:table-cell>
            <table:table-cell table:style-name="ce134" table:formula="of:=([.$C172]*[.B$118])/8" office:value-type="float" office:value="1.125" calcext:value-type="float">
              <text:p>1.13 Tage</text:p>
            </table:table-cell>
            <table:table-cell table:style-name="ce150" table:formula="of:=([.$C172]*[.C$118])/8" office:value-type="float" office:value="2" calcext:value-type="float">
              <text:p>2.00 Tage</text:p>
            </table:table-cell>
            <table:table-cell table:style-name="ce150" table:formula="of:=([.$C172]*[.D$118])/8" office:value-type="float" office:value="8" calcext:value-type="float">
              <text:p>8.00 Tage</text:p>
            </table:table-cell>
            <table:table-cell table:style-name="ce150" table:formula="of:=([.$C172]*[.E$118])/8" office:value-type="float" office:value="32" calcext:value-type="float">
              <text:p>32.00 Tage</text:p>
            </table:table-cell>
            <table:table-cell table:style-name="ce185" table:formula="of:=([.$C172]*[.F$118])/8" office:value-type="float" office:value="50" calcext:value-type="float">
              <text:p>5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2];[.$C$135:.$E$135])*[.$D172]" office:value-type="float" office:value="146.25" calcext:value-type="float">
              <text:p>146.25 €</text:p>
            </table:table-cell>
            <table:table-cell table:style-name="ce96" table:formula="of:=SUMIF([.$C$123:.$E$123];[.$B172];[.$C$136:.$E$136])*[.$E172]" office:value-type="float" office:value="267.8" calcext:value-type="float">
              <text:p>267.80 €</text:p>
            </table:table-cell>
            <table:table-cell table:style-name="ce96" table:formula="of:=SUMIF([.$C$123:.$E$123];[.$B172];[.$C$137:.$E$137])*[.$F172]" office:value-type="float" office:value="1103.336" calcext:value-type="float">
              <text:p>1,103.34 €</text:p>
            </table:table-cell>
            <table:table-cell table:style-name="ce96" table:formula="of:=SUMIF([.$C$123:.$E$123];[.$B172];[.$C$138:.$E$138])*[.$G172]" office:value-type="float" office:value="4545.74432" calcext:value-type="float">
              <text:p>4,545.74 €</text:p>
            </table:table-cell>
            <table:table-cell table:style-name="ce145" table:formula="of:=SUMIF([.$C$123:.$E$123];[.$B172];[.$C$139:.$E$139])*[.$H172]" office:value-type="float" office:value="7315.807265" calcext:value-type="float">
              <text:p>7,315.81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Coordination PoD service providers (per year)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office:value-type="float" office:value="1" calcext:value-type="float">
              <text:p>1.00 h</text:p>
            </table:table-cell>
            <table:table-cell table:style-name="ce134" table:formula="of:=[.$C173]/8" office:value-type="float" office:value="0.125" calcext:value-type="float">
              <text:p>0.13 Tage</text:p>
            </table:table-cell>
            <table:table-cell table:style-name="ce150" table:formula="of:=[.$C173]/8" office:value-type="float" office:value="0.125" calcext:value-type="float">
              <text:p>0.13 Tage</text:p>
            </table:table-cell>
            <table:table-cell table:style-name="ce150" table:formula="of:=[.$C173]/8" office:value-type="float" office:value="0.125" calcext:value-type="float">
              <text:p>0.13 Tage</text:p>
            </table:table-cell>
            <table:table-cell table:style-name="ce150" table:formula="of:=[.$C173]/8" office:value-type="float" office:value="0.125" calcext:value-type="float">
              <text:p>0.13 Tage</text:p>
            </table:table-cell>
            <table:table-cell table:style-name="ce185" table:formula="of:=[.$C173]/8" office:value-type="float" office:value="0.125" calcext:value-type="float">
              <text:p>0.13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3];[.$C$135:.$E$135])*[.$D173]" office:value-type="float" office:value="41.2" calcext:value-type="float">
              <text:p>41.20 €</text:p>
            </table:table-cell>
            <table:table-cell table:style-name="ce96" table:formula="of:=SUMIF([.$C$123:.$E$123];[.$B173];[.$C$136:.$E$136])*[.$E173]" office:value-type="float" office:value="42.436" calcext:value-type="float">
              <text:p>42.44 €</text:p>
            </table:table-cell>
            <table:table-cell table:style-name="ce96" table:formula="of:=SUMIF([.$C$123:.$E$123];[.$B173];[.$C$137:.$E$137])*[.$F173]" office:value-type="float" office:value="43.70908" calcext:value-type="float">
              <text:p>43.71 €</text:p>
            </table:table-cell>
            <table:table-cell table:style-name="ce96" table:formula="of:=SUMIF([.$C$123:.$E$123];[.$B173];[.$C$138:.$E$138])*[.$G173]" office:value-type="float" office:value="45.0203524" calcext:value-type="float">
              <text:p>45.02 €</text:p>
            </table:table-cell>
            <table:table-cell table:style-name="ce145" table:formula="of:=SUMIF([.$C$123:.$E$123];[.$B173];[.$C$139:.$E$139])*[.$H173]" office:value-type="float" office:value="46.370962972" calcext:value-type="float">
              <text:p>46.37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Coordination university library (per year)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office:value-type="float" office:value="1" calcext:value-type="float">
              <text:p>1.00 h</text:p>
            </table:table-cell>
            <table:table-cell table:style-name="ce134" table:formula="of:=[.$C174]/8" office:value-type="float" office:value="0.125" calcext:value-type="float">
              <text:p>0.13 Tage</text:p>
            </table:table-cell>
            <table:table-cell table:style-name="ce150" table:formula="of:=[.$C174]/8" office:value-type="float" office:value="0.125" calcext:value-type="float">
              <text:p>0.13 Tage</text:p>
            </table:table-cell>
            <table:table-cell table:style-name="ce150" table:formula="of:=[.$C174]/8" office:value-type="float" office:value="0.125" calcext:value-type="float">
              <text:p>0.13 Tage</text:p>
            </table:table-cell>
            <table:table-cell table:style-name="ce150" table:formula="of:=[.$C174]/8" office:value-type="float" office:value="0.125" calcext:value-type="float">
              <text:p>0.13 Tage</text:p>
            </table:table-cell>
            <table:table-cell table:style-name="ce185" table:formula="of:=[.$C174]/8" office:value-type="float" office:value="0.125" calcext:value-type="float">
              <text:p>0.13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4];[.$C$135:.$E$135])*[.$D174]" office:value-type="float" office:value="41.2" calcext:value-type="float">
              <text:p>41.20 €</text:p>
            </table:table-cell>
            <table:table-cell table:style-name="ce96" table:formula="of:=SUMIF([.$C$123:.$E$123];[.$B174];[.$C$136:.$E$136])*[.$E174]" office:value-type="float" office:value="42.436" calcext:value-type="float">
              <text:p>42.44 €</text:p>
            </table:table-cell>
            <table:table-cell table:style-name="ce96" table:formula="of:=SUMIF([.$C$123:.$E$123];[.$B174];[.$C$137:.$E$137])*[.$F174]" office:value-type="float" office:value="43.70908" calcext:value-type="float">
              <text:p>43.71 €</text:p>
            </table:table-cell>
            <table:table-cell table:style-name="ce96" table:formula="of:=SUMIF([.$C$123:.$E$123];[.$B174];[.$C$138:.$E$138])*[.$G174]" office:value-type="float" office:value="45.0203524" calcext:value-type="float">
              <text:p>45.02 €</text:p>
            </table:table-cell>
            <table:table-cell table:style-name="ce145" table:formula="of:=SUMIF([.$C$123:.$E$123];[.$B174];[.$C$139:.$E$139])*[.$H174]" office:value-type="float" office:value="46.370962972" calcext:value-type="float">
              <text:p>46.37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Author support (per book)</text:p>
            </table:table-cell>
            <table:table-cell table:style-name="ce62" office:value-type="string" calcext:value-type="string">
              <text:p>Scientist</text:p>
            </table:table-cell>
            <table:table-cell table:style-name="ce113" office:value-type="float" office:value="1" calcext:value-type="float">
              <text:p>1.00 h</text:p>
            </table:table-cell>
            <table:table-cell table:style-name="ce134" table:formula="of:=[.$C$175]/8*[.B$118]" office:value-type="float" office:value="1.125" calcext:value-type="float">
              <text:p>1.13 Tage</text:p>
            </table:table-cell>
            <table:table-cell table:style-name="ce150" table:formula="of:=[.$C$175]/8*[.C$118]" office:value-type="float" office:value="2" calcext:value-type="float">
              <text:p>2.00 Tage</text:p>
            </table:table-cell>
            <table:table-cell table:style-name="ce150" table:formula="of:=[.$C$175]/8*[.D$118]" office:value-type="float" office:value="8" calcext:value-type="float">
              <text:p>8.00 Tage</text:p>
            </table:table-cell>
            <table:table-cell table:style-name="ce150" table:formula="of:=[.$C$175]/8*[.E$118]" office:value-type="float" office:value="32" calcext:value-type="float">
              <text:p>32.00 Tage</text:p>
            </table:table-cell>
            <table:table-cell table:style-name="ce185" table:formula="of:=[.$C$175]/8*[.F$118]" office:value-type="float" office:value="50" calcext:value-type="float">
              <text:p>5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5];[.$C$135:.$E$135])*[.$D175]" office:value-type="float" office:value="370.8" calcext:value-type="float">
              <text:p>370.80 €</text:p>
            </table:table-cell>
            <table:table-cell table:style-name="ce96" table:formula="of:=SUMIF([.$C$123:.$E$123];[.$B175];[.$C$136:.$E$136])*[.$E175]" office:value-type="float" office:value="678.976" calcext:value-type="float">
              <text:p>678.98 €</text:p>
            </table:table-cell>
            <table:table-cell table:style-name="ce96" table:formula="of:=SUMIF([.$C$123:.$E$123];[.$B175];[.$C$137:.$E$137])*[.$F175]" office:value-type="float" office:value="2797.38112" calcext:value-type="float">
              <text:p>2,797.38 €</text:p>
            </table:table-cell>
            <table:table-cell table:style-name="ce96" table:formula="of:=SUMIF([.$C$123:.$E$123];[.$B175];[.$C$138:.$E$138])*[.$G175]" office:value-type="float" office:value="11525.2102144" calcext:value-type="float">
              <text:p>11,525.21 €</text:p>
            </table:table-cell>
            <table:table-cell table:style-name="ce145" table:formula="of:=SUMIF([.$C$123:.$E$123];[.$B175];[.$C$139:.$E$139])*[.$H175]" office:value-type="float" office:value="18548.3851888" calcext:value-type="float">
              <text:p>18,548.39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Series editor supper (per series)</text:p>
            </table:table-cell>
            <table:table-cell table:style-name="ce62" office:value-type="string" calcext:value-type="string">
              <text:p>Scientist</text:p>
            </table:table-cell>
            <table:table-cell table:style-name="ce113" office:value-type="float" office:value="1" calcext:value-type="float">
              <text:p>1.00 h</text:p>
            </table:table-cell>
            <table:table-cell table:style-name="ce134" table:formula="of:=[.$C$176]*[.B$117]/8" office:value-type="float" office:value="0.375" calcext:value-type="float">
              <text:p>0.38 Tage</text:p>
            </table:table-cell>
            <table:table-cell table:style-name="ce150" table:formula="of:=[.$C$176]*[.C$117]/8" office:value-type="float" office:value="0.5" calcext:value-type="float">
              <text:p>0.50 Tage</text:p>
            </table:table-cell>
            <table:table-cell table:style-name="ce150" table:formula="of:=[.$C$176]*[.D$117]/8" office:value-type="float" office:value="1" calcext:value-type="float">
              <text:p>1.00 Tage</text:p>
            </table:table-cell>
            <table:table-cell table:style-name="ce150" table:formula="of:=[.$C$176]*[.E$117]/8" office:value-type="float" office:value="2" calcext:value-type="float">
              <text:p>2.00 Tage</text:p>
            </table:table-cell>
            <table:table-cell table:style-name="ce185" table:formula="of:=[.$C$176]*[.F$117]/8" office:value-type="float" office:value="2.5" calcext:value-type="float">
              <text:p>2.5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6];[.$C$135:.$E$135])*[.$D176]" office:value-type="float" office:value="123.6" calcext:value-type="float">
              <text:p>123.60 €</text:p>
            </table:table-cell>
            <table:table-cell table:style-name="ce96" table:formula="of:=SUMIF([.$C$123:.$E$123];[.$B176];[.$C$136:.$E$136])*[.$E176]" office:value-type="float" office:value="169.744" calcext:value-type="float">
              <text:p>169.74 €</text:p>
            </table:table-cell>
            <table:table-cell table:style-name="ce96" table:formula="of:=SUMIF([.$C$123:.$E$123];[.$B176];[.$C$137:.$E$137])*[.$F176]" office:value-type="float" office:value="349.67264" calcext:value-type="float">
              <text:p>349.67 €</text:p>
            </table:table-cell>
            <table:table-cell table:style-name="ce96" table:formula="of:=SUMIF([.$C$123:.$E$123];[.$B176];[.$C$138:.$E$138])*[.$G176]" office:value-type="float" office:value="720.3256384" calcext:value-type="float">
              <text:p>720.33 €</text:p>
            </table:table-cell>
            <table:table-cell table:style-name="ce145" table:formula="of:=SUMIF([.$C$123:.$E$123];[.$B176];[.$C$139:.$E$139])*[.$H176]" office:value-type="float" office:value="927.41925944" calcext:value-type="float">
              <text:p>927.42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Acquisition of a new institutional member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office:value-type="float" office:value="1" calcext:value-type="float">
              <text:p>1.00 h</text:p>
            </table:table-cell>
            <table:table-cell table:style-name="ce134" table:formula="of:=[.$C$177]*[.B$152]/8" office:value-type="float" office:value="0" calcext:value-type="float">
              <text:p>0.00 Tage</text:p>
            </table:table-cell>
            <table:table-cell table:style-name="ce150" table:formula="of:=[.$C$177]*[.C$152]/8" office:value-type="float" office:value="0" calcext:value-type="float">
              <text:p>0.00 Tage</text:p>
            </table:table-cell>
            <table:table-cell table:style-name="ce150" table:formula="of:=[.$C$177]*[.D$152]/8" office:value-type="float" office:value="0" calcext:value-type="float">
              <text:p>0.00 Tage</text:p>
            </table:table-cell>
            <table:table-cell table:style-name="ce150" table:formula="of:=[.$C$177]*[.E$152]/8" office:value-type="float" office:value="12" calcext:value-type="float">
              <text:p>12.00 Tage</text:p>
            </table:table-cell>
            <table:table-cell table:style-name="ce185" table:formula="of:=[.$C$177]*[.F$152]/8" office:value-type="float" office:value="0" calcext:value-type="float">
              <text:p>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7];[.$C$135:.$E$135])*[.$D177]" office:value-type="float" office:value="0" calcext:value-type="float">
              <text:p>0.00 €</text:p>
            </table:table-cell>
            <table:table-cell table:style-name="ce96" table:formula="of:=SUMIF([.$C$123:.$E$123];[.$B177];[.$C$136:.$E$136])*[.$E177]" office:value-type="float" office:value="0" calcext:value-type="float">
              <text:p>0.00 €</text:p>
            </table:table-cell>
            <table:table-cell table:style-name="ce96" table:formula="of:=SUMIF([.$C$123:.$E$123];[.$B177];[.$C$137:.$E$137])*[.$F177]" office:value-type="float" office:value="0" calcext:value-type="float">
              <text:p>0.00 €</text:p>
            </table:table-cell>
            <table:table-cell table:style-name="ce96" table:formula="of:=SUMIF([.$C$123:.$E$123];[.$B177];[.$C$138:.$E$138])*[.$G177]" office:value-type="float" office:value="4321.9538304" calcext:value-type="float">
              <text:p>4,321.95 €</text:p>
            </table:table-cell>
            <table:table-cell table:style-name="ce145" table:formula="of:=SUMIF([.$C$123:.$E$123];[.$B177];[.$C$139:.$E$139])*[.$H177]" office:value-type="float" office:value="0" calcext:value-type="float">
              <text:p>0.00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Liaising institutional member (per year)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office:value-type="float" office:value="1" calcext:value-type="float">
              <text:p>1.00 h</text:p>
            </table:table-cell>
            <table:table-cell table:style-name="ce134" table:formula="of:=[.$C$178]*[.B$153]/8" office:value-type="float" office:value="0" calcext:value-type="float">
              <text:p>0.00 Tage</text:p>
            </table:table-cell>
            <table:table-cell table:style-name="ce150" table:formula="of:=[.$C$178]*[.C$153]/8" office:value-type="float" office:value="0" calcext:value-type="float">
              <text:p>0.00 Tage</text:p>
            </table:table-cell>
            <table:table-cell table:style-name="ce150" table:formula="of:=[.$C$178]*[.D$153]/8" office:value-type="float" office:value="0" calcext:value-type="float">
              <text:p>0.00 Tage</text:p>
            </table:table-cell>
            <table:table-cell table:style-name="ce150" table:formula="of:=[.$C$178]*[.E$153]/8" office:value-type="float" office:value="12" calcext:value-type="float">
              <text:p>12.00 Tage</text:p>
            </table:table-cell>
            <table:table-cell table:style-name="ce185" table:formula="of:=[.$C$178]*[.F$153]/8" office:value-type="float" office:value="12" calcext:value-type="float">
              <text:p>12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8];[.$C$135:.$E$135])*[.$D178]" office:value-type="float" office:value="0" calcext:value-type="float">
              <text:p>0.00 €</text:p>
            </table:table-cell>
            <table:table-cell table:style-name="ce96" table:formula="of:=SUMIF([.$C$123:.$E$123];[.$B178];[.$C$136:.$E$136])*[.$E178]" office:value-type="float" office:value="0" calcext:value-type="float">
              <text:p>0.00 €</text:p>
            </table:table-cell>
            <table:table-cell table:style-name="ce96" table:formula="of:=SUMIF([.$C$123:.$E$123];[.$B178];[.$C$137:.$E$137])*[.$F178]" office:value-type="float" office:value="0" calcext:value-type="float">
              <text:p>0.00 €</text:p>
            </table:table-cell>
            <table:table-cell table:style-name="ce96" table:formula="of:=SUMIF([.$C$123:.$E$123];[.$B178];[.$C$138:.$E$138])*[.$G178]" office:value-type="float" office:value="4321.9538304" calcext:value-type="float">
              <text:p>4,321.95 €</text:p>
            </table:table-cell>
            <table:table-cell table:style-name="ce145" table:formula="of:=SUMIF([.$C$123:.$E$123];[.$B178];[.$C$139:.$E$139])*[.$H178]" office:value-type="float" office:value="4451.612445312" calcext:value-type="float">
              <text:p>4,451.61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Institutional member admin (per year)</text:p>
            </table:table-cell>
            <table:table-cell table:style-name="ce62" office:value-type="string" calcext:value-type="string">
              <text:p>Clerk</text:p>
            </table:table-cell>
            <table:table-cell table:style-name="ce112" office:value-type="float" office:value="1" calcext:value-type="float">
              <text:p>1.00 h</text:p>
            </table:table-cell>
            <table:table-cell table:style-name="ce134" table:formula="of:=[.$C$179]*[.B153]/8" office:value-type="float" office:value="0" calcext:value-type="float">
              <text:p>0.00 Tage</text:p>
            </table:table-cell>
            <table:table-cell table:style-name="ce150" table:formula="of:=[.$C$179]*[.C153]/8" office:value-type="float" office:value="0" calcext:value-type="float">
              <text:p>0.00 Tage</text:p>
            </table:table-cell>
            <table:table-cell table:style-name="ce150" table:formula="of:=[.$C$179]*[.D153]/8" office:value-type="float" office:value="0" calcext:value-type="float">
              <text:p>0.00 Tage</text:p>
            </table:table-cell>
            <table:table-cell table:style-name="ce150" table:formula="of:=[.$C$179]*[.E153]/8" office:value-type="float" office:value="12" calcext:value-type="float">
              <text:p>12.00 Tage</text:p>
            </table:table-cell>
            <table:table-cell table:style-name="ce185" table:formula="of:=[.$C$179]*[.F153]/8" office:value-type="float" office:value="12" calcext:value-type="float">
              <text:p>12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79];[.$C$135:.$E$135])*[.$D179]" office:value-type="float" office:value="0" calcext:value-type="float">
              <text:p>0.00 €</text:p>
            </table:table-cell>
            <table:table-cell table:style-name="ce96" table:formula="of:=SUMIF([.$C$123:.$E$123];[.$B179];[.$C$136:.$E$136])*[.$E179]" office:value-type="float" office:value="0" calcext:value-type="float">
              <text:p>0.00 €</text:p>
            </table:table-cell>
            <table:table-cell table:style-name="ce96" table:formula="of:=SUMIF([.$C$123:.$E$123];[.$B179];[.$C$137:.$E$137])*[.$F179]" office:value-type="float" office:value="0" calcext:value-type="float">
              <text:p>0.00 €</text:p>
            </table:table-cell>
            <table:table-cell table:style-name="ce96" table:formula="of:=SUMIF([.$C$123:.$E$123];[.$B179];[.$C$138:.$E$138])*[.$G179]" office:value-type="float" office:value="3731.8812504" calcext:value-type="float">
              <text:p>3,731.88 €</text:p>
            </table:table-cell>
            <table:table-cell table:style-name="ce145" table:formula="of:=SUMIF([.$C$123:.$E$123];[.$B179];[.$C$139:.$E$139])*[.$H179]" office:value-type="float" office:value="3843.837687912" calcext:value-type="float">
              <text:p>3,843.84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Acquisition new individual member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table:formula="of:=1/60" office:value-type="float" office:value="0.0166666666666667" calcext:value-type="float">
              <text:p>0.02 h</text:p>
            </table:table-cell>
            <table:table-cell table:style-name="ce134" table:formula="of:=[.$C$180]*[.B158]/8" office:value-type="float" office:value="0.00291666666666667" calcext:value-type="float">
              <text:p>0.00 Tage</text:p>
            </table:table-cell>
            <table:table-cell table:style-name="ce150" table:formula="of:=[.$C$180]*[.C158]/8" office:value-type="float" office:value="0.00541666666666668" calcext:value-type="float">
              <text:p>0.01 Tage</text:p>
            </table:table-cell>
            <table:table-cell table:style-name="ce150" table:formula="of:=[.$C$180]*[.D158]/8" office:value-type="float" office:value="0.0164583333333334" calcext:value-type="float">
              <text:p>0.02 Tage</text:p>
            </table:table-cell>
            <table:table-cell table:style-name="ce150" table:formula="of:=[.$C$180]*[.E158]/8" office:value-type="float" office:value="0.0564583333333334" calcext:value-type="float">
              <text:p>0.06 Tage</text:p>
            </table:table-cell>
            <table:table-cell table:style-name="ce185" table:formula="of:=[.$C$180]*[.F158]/8" office:value-type="float" office:value="0.0864583333333335" calcext:value-type="float">
              <text:p>0.09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80];[.$C$135:.$E$135])*[.$D180]" office:value-type="float" office:value="0.961333333333335" calcext:value-type="float">
              <text:p>0.96 €</text:p>
            </table:table-cell>
            <table:table-cell table:style-name="ce96" table:formula="of:=SUMIF([.$C$123:.$E$123];[.$B180];[.$C$136:.$E$136])*[.$E180]" office:value-type="float" office:value="1.83889333333334" calcext:value-type="float">
              <text:p>1.84 €</text:p>
            </table:table-cell>
            <table:table-cell table:style-name="ce96" table:formula="of:=SUMIF([.$C$123:.$E$123];[.$B180];[.$C$137:.$E$137])*[.$F180]" office:value-type="float" office:value="5.75502886666668" calcext:value-type="float">
              <text:p>5.76 €</text:p>
            </table:table-cell>
            <table:table-cell table:style-name="ce96" table:formula="of:=SUMIF([.$C$123:.$E$123];[.$B180];[.$C$138:.$E$138])*[.$G180]" office:value-type="float" office:value="20.3341925006667" calcext:value-type="float">
              <text:p>20.33 €</text:p>
            </table:table-cell>
            <table:table-cell table:style-name="ce145" table:formula="of:=SUMIF([.$C$123:.$E$123];[.$B180];[.$C$139:.$E$139])*[.$H180]" office:value-type="float" office:value="32.0732493889667" calcext:value-type="float">
              <text:p>32.07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Admin new individual member</text:p>
            </table:table-cell>
            <table:table-cell table:style-name="ce62" office:value-type="string" calcext:value-type="string">
              <text:p>Clerk</text:p>
            </table:table-cell>
            <table:table-cell table:style-name="ce112" table:formula="of:=1/6" office:value-type="float" office:value="0.166666666666667" calcext:value-type="float">
              <text:p>0.17 h</text:p>
            </table:table-cell>
            <table:table-cell table:style-name="ce134" table:formula="of:=[.$C$181]*[.B158]/8" office:value-type="float" office:value="0.0291666666666667" calcext:value-type="float">
              <text:p>0.03 Tage</text:p>
            </table:table-cell>
            <table:table-cell table:style-name="ce150" table:formula="of:=[.$C$181]*[.C158]/8" office:value-type="float" office:value="0.0541666666666668" calcext:value-type="float">
              <text:p>0.05 Tage</text:p>
            </table:table-cell>
            <table:table-cell table:style-name="ce150" table:formula="of:=[.$C$181]*[.D158]/8" office:value-type="float" office:value="0.164583333333334" calcext:value-type="float">
              <text:p>0.16 Tage</text:p>
            </table:table-cell>
            <table:table-cell table:style-name="ce150" table:formula="of:=[.$C$181]*[.E158]/8" office:value-type="float" office:value="0.564583333333335" calcext:value-type="float">
              <text:p>0.56 Tage</text:p>
            </table:table-cell>
            <table:table-cell table:style-name="ce185" table:formula="of:=[.$C$181]*[.F158]/8" office:value-type="float" office:value="0.864583333333335" calcext:value-type="float">
              <text:p>0.86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81];[.$C$135:.$E$135])*[.$D181]" office:value-type="float" office:value="8.30083333333335" calcext:value-type="float">
              <text:p>8.30 €</text:p>
            </table:table-cell>
            <table:table-cell table:style-name="ce96" table:formula="of:=SUMIF([.$C$123:.$E$123];[.$B181];[.$C$136:.$E$136])*[.$E181]" office:value-type="float" office:value="15.8783083333334" calcext:value-type="float">
              <text:p>15.88 €</text:p>
            </table:table-cell>
            <table:table-cell table:style-name="ce96" table:formula="of:=SUMIF([.$C$123:.$E$123];[.$B181];[.$C$137:.$E$137])*[.$F181]" office:value-type="float" office:value="49.6929980416668" calcext:value-type="float">
              <text:p>49.69 €</text:p>
            </table:table-cell>
            <table:table-cell table:style-name="ce96" table:formula="of:=SUMIF([.$C$123:.$E$123];[.$B181];[.$C$138:.$E$138])*[.$G181]" office:value-type="float" office:value="175.579829662917" calcext:value-type="float">
              <text:p>175.58 €</text:p>
            </table:table-cell>
            <table:table-cell table:style-name="ce145" table:formula="of:=SUMIF([.$C$123:.$E$123];[.$B181];[.$C$139:.$E$139])*[.$H181]" office:value-type="float" office:value="276.943166750605" calcext:value-type="float">
              <text:p>276.94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Support individual member (year)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table:formula="of:=1/60" office:value-type="float" office:value="0.0166666666666667" calcext:value-type="float">
              <text:p>0.02 h</text:p>
            </table:table-cell>
            <table:table-cell table:style-name="ce134" table:formula="of:=[.$C$182]*[.B159]/8" office:value-type="float" office:value="0.00291666666666667" calcext:value-type="float">
              <text:p>0.00 Tage</text:p>
            </table:table-cell>
            <table:table-cell table:style-name="ce150" table:formula="of:=[.$C$182]*[.C159]/8" office:value-type="float" office:value="0.00833333333333335" calcext:value-type="float">
              <text:p>0.01 Tage</text:p>
            </table:table-cell>
            <table:table-cell table:style-name="ce150" table:formula="of:=[.$C$182]*[.D159]/8" office:value-type="float" office:value="0.0247916666666667" calcext:value-type="float">
              <text:p>0.02 Tage</text:p>
            </table:table-cell>
            <table:table-cell table:style-name="ce150" table:formula="of:=[.$C$182]*[.E159]/8" office:value-type="float" office:value="0.0812500000000002" calcext:value-type="float">
              <text:p>0.08 Tage</text:p>
            </table:table-cell>
            <table:table-cell table:style-name="ce185" table:formula="of:=[.$C$182]*[.F159]/8" office:value-type="float" office:value="0.167708333333334" calcext:value-type="float">
              <text:p>0.17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82];[.$C$135:.$E$135])*[.$D182]" office:value-type="float" office:value="0.961333333333335" calcext:value-type="float">
              <text:p>0.96 €</text:p>
            </table:table-cell>
            <table:table-cell table:style-name="ce96" table:formula="of:=SUMIF([.$C$123:.$E$123];[.$B182];[.$C$136:.$E$136])*[.$E182]" office:value-type="float" office:value="2.82906666666667" calcext:value-type="float">
              <text:p>2.83 €</text:p>
            </table:table-cell>
            <table:table-cell table:style-name="ce96" table:formula="of:=SUMIF([.$C$123:.$E$123];[.$B182];[.$C$137:.$E$137])*[.$F182]" office:value-type="float" office:value="8.66896753333335" calcext:value-type="float">
              <text:p>8.67 €</text:p>
            </table:table-cell>
            <table:table-cell table:style-name="ce96" table:formula="of:=SUMIF([.$C$123:.$E$123];[.$B182];[.$C$138:.$E$138])*[.$G182]" office:value-type="float" office:value="29.2632290600001" calcext:value-type="float">
              <text:p>29.26 €</text:p>
            </table:table-cell>
            <table:table-cell table:style-name="ce145" table:formula="of:=SUMIF([.$C$123:.$E$123];[.$B182];[.$C$139:.$E$139])*[.$H182]" office:value-type="float" office:value="62.2143753207668" calcext:value-type="float">
              <text:p>62.21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Admin individual member (year)</text:p>
            </table:table-cell>
            <table:table-cell table:style-name="ce72" office:value-type="string" calcext:value-type="string">
              <text:p>Clerk</text:p>
            </table:table-cell>
            <table:table-cell table:style-name="ce112" table:formula="of:=1/6" office:value-type="float" office:value="0.166666666666667" calcext:value-type="float">
              <text:p>0.17 h</text:p>
            </table:table-cell>
            <table:table-cell table:style-name="ce134" table:formula="of:=[.$C$183]*[.B159]/8" office:value-type="float" office:value="0.0291666666666667" calcext:value-type="float">
              <text:p>0.03 Tage</text:p>
            </table:table-cell>
            <table:table-cell table:style-name="ce150" table:formula="of:=[.$C$183]*[.C159]/8" office:value-type="float" office:value="0.0833333333333335" calcext:value-type="float">
              <text:p>0.08 Tage</text:p>
            </table:table-cell>
            <table:table-cell table:style-name="ce150" table:formula="of:=[.$C$183]*[.D159]/8" office:value-type="float" office:value="0.247916666666667" calcext:value-type="float">
              <text:p>0.25 Tage</text:p>
            </table:table-cell>
            <table:table-cell table:style-name="ce150" table:formula="of:=[.$C$183]*[.E159]/8" office:value-type="float" office:value="0.812500000000002" calcext:value-type="float">
              <text:p>0.81 Tage</text:p>
            </table:table-cell>
            <table:table-cell table:style-name="ce185" table:formula="of:=[.$C$183]*[.F159]/8" office:value-type="float" office:value="1.67708333333334" calcext:value-type="float">
              <text:p>1.68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83];[.$C$135:.$E$135])*[.$D183]" office:value-type="float" office:value="8.30083333333335" calcext:value-type="float">
              <text:p>8.30 €</text:p>
            </table:table-cell>
            <table:table-cell table:style-name="ce96" table:formula="of:=SUMIF([.$C$123:.$E$123];[.$B183];[.$C$136:.$E$136])*[.$E183]" office:value-type="float" office:value="24.4281666666667" calcext:value-type="float">
              <text:p>24.43 €</text:p>
            </table:table-cell>
            <table:table-cell table:style-name="ce96" table:formula="of:=SUMIF([.$C$123:.$E$123];[.$B183];[.$C$137:.$E$137])*[.$F183]" office:value-type="float" office:value="74.8540097083335" calcext:value-type="float">
              <text:p>74.85 €</text:p>
            </table:table-cell>
            <table:table-cell table:style-name="ce96" table:formula="of:=SUMIF([.$C$123:.$E$123];[.$B183];[.$C$138:.$E$138])*[.$G183]" office:value-type="float" office:value="252.679459662501" calcext:value-type="float">
              <text:p>252.68 €</text:p>
            </table:table-cell>
            <table:table-cell table:style-name="ce145" table:formula="of:=SUMIF([.$C$123:.$E$123];[.$B183];[.$C$139:.$E$139])*[.$H183]" office:value-type="float" office:value="537.20301020298" calcext:value-type="float">
              <text:p>537.20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Support donors (per donor)</text:p>
            </table:table-cell>
            <table:table-cell table:style-name="ce62" office:value-type="string" calcext:value-type="string">
              <text:p>Scientist</text:p>
            </table:table-cell>
            <table:table-cell table:style-name="ce112" table:formula="of:=1/60" office:value-type="float" office:value="0.0166666666666667" calcext:value-type="float">
              <text:p>0.02 h</text:p>
            </table:table-cell>
            <table:table-cell table:style-name="ce134" table:formula="of:=[.$C$184]*[.B165]/8" office:value-type="float" office:value="0.0375000000000001" calcext:value-type="float">
              <text:p>0.04 Tage</text:p>
            </table:table-cell>
            <table:table-cell table:style-name="ce150" table:formula="of:=[.$C$184]*[.C165]/8" office:value-type="float" office:value="0.0666666666666668" calcext:value-type="float">
              <text:p>0.07 Tage</text:p>
            </table:table-cell>
            <table:table-cell table:style-name="ce150" table:formula="of:=[.$C$184]*[.D165]/8" office:value-type="float" office:value="0.266666666666667" calcext:value-type="float">
              <text:p>0.27 Tage</text:p>
            </table:table-cell>
            <table:table-cell table:style-name="ce150" table:formula="of:=[.$C$184]*[.E165]/8" office:value-type="float" office:value="1.06666666666667" calcext:value-type="float">
              <text:p>1.07 Tage</text:p>
            </table:table-cell>
            <table:table-cell table:style-name="ce185" table:formula="of:=[.$C$184]*[.F165]/8" office:value-type="float" office:value="1.66666666666667" calcext:value-type="float">
              <text:p>1.67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84];[.$C$135:.$E$135])*[.$D184]" office:value-type="float" office:value="12.36" calcext:value-type="float">
              <text:p>12.36 €</text:p>
            </table:table-cell>
            <table:table-cell table:style-name="ce96" table:formula="of:=SUMIF([.$C$123:.$E$123];[.$B184];[.$C$136:.$E$136])*[.$E184]" office:value-type="float" office:value="22.6325333333334" calcext:value-type="float">
              <text:p>22.63 €</text:p>
            </table:table-cell>
            <table:table-cell table:style-name="ce96" table:formula="of:=SUMIF([.$C$123:.$E$123];[.$B184];[.$C$137:.$E$137])*[.$F184]" office:value-type="float" office:value="93.2460373333336" calcext:value-type="float">
              <text:p>93.25 €</text:p>
            </table:table-cell>
            <table:table-cell table:style-name="ce96" table:formula="of:=SUMIF([.$C$123:.$E$123];[.$B184];[.$C$138:.$E$138])*[.$G184]" office:value-type="float" office:value="384.173673813334" calcext:value-type="float">
              <text:p>384.17 €</text:p>
            </table:table-cell>
            <table:table-cell table:style-name="ce145" table:formula="of:=SUMIF([.$C$123:.$E$123];[.$B184];[.$C$139:.$E$139])*[.$H184]" office:value-type="float" office:value="618.279506293335" calcext:value-type="float">
              <text:p>618.28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Admin donors (per donor)</text:p>
            </table:table-cell>
            <table:table-cell table:style-name="ce62" office:value-type="string" calcext:value-type="string">
              <text:p>Clerk</text:p>
            </table:table-cell>
            <table:table-cell table:style-name="ce114" table:formula="of:=1/12" office:value-type="float" office:value="0.0833333333333333" calcext:value-type="float">
              <text:p>0.08 h</text:p>
            </table:table-cell>
            <table:table-cell table:style-name="ce135" table:formula="of:=[.$C$185]*[.B165]/8" office:value-type="float" office:value="0.1875" calcext:value-type="float">
              <text:p>0.19 Tage</text:p>
            </table:table-cell>
            <table:table-cell table:style-name="ce151" table:formula="of:=[.$C$185]*[.C165]/8" office:value-type="float" office:value="0.333333333333333" calcext:value-type="float">
              <text:p>0.33 Tage</text:p>
            </table:table-cell>
            <table:table-cell table:style-name="ce151" table:formula="of:=[.$C$185]*[.D165]/8" office:value-type="float" office:value="1.33333333333333" calcext:value-type="float">
              <text:p>1.33 Tage</text:p>
            </table:table-cell>
            <table:table-cell table:style-name="ce151" table:formula="of:=[.$C$185]*[.E165]/8" office:value-type="float" office:value="5.33333333333333" calcext:value-type="float">
              <text:p>5.33 Tage</text:p>
            </table:table-cell>
            <table:table-cell table:style-name="ce186" table:formula="of:=[.$C$185]*[.F165]/8" office:value-type="float" office:value="8.33333333333333" calcext:value-type="float">
              <text:p>8.33 Tage</text:p>
            </table:table-cell>
            <table:table-cell table:style-name="ce186"/>
            <table:table-cell table:style-name="ce192"/>
            <table:table-cell table:style-name="ce200"/>
            <table:table-cell table:style-name="ce207" table:formula="of:=SUMIF([.$C$123:.$E$123];[.$B185];[.$C$135:.$E$135])*[.$D185]" office:value-type="float" office:value="53.3625" calcext:value-type="float">
              <text:p>53.36 €</text:p>
            </table:table-cell>
            <table:table-cell table:style-name="ce97" table:formula="of:=SUMIF([.$C$123:.$E$123];[.$B185];[.$C$136:.$E$136])*[.$E185]" office:value-type="float" office:value="97.7126666666666" calcext:value-type="float">
              <text:p>97.71 €</text:p>
            </table:table-cell>
            <table:table-cell table:style-name="ce97" table:formula="of:=SUMIF([.$C$123:.$E$123];[.$B185];[.$C$137:.$E$137])*[.$F185]" office:value-type="float" office:value="402.576186666667" calcext:value-type="float">
              <text:p>402.58 €</text:p>
            </table:table-cell>
            <table:table-cell table:style-name="ce97" table:formula="of:=SUMIF([.$C$123:.$E$123];[.$B185];[.$C$138:.$E$138])*[.$G185]" office:value-type="float" office:value="1658.61388906667" calcext:value-type="float">
              <text:p>1,658.61 €</text:p>
            </table:table-cell>
            <table:table-cell table:style-name="ce146" table:formula="of:=SUMIF([.$C$123:.$E$123];[.$B185];[.$C$139:.$E$139])*[.$H185]" office:value-type="float" office:value="2669.33172771667" calcext:value-type="float">
              <text:p>2,669.33 €</text:p>
            </table:table-cell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6" office:value-type="string" calcext:value-type="string">
              <text:p>Variable items costs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 table:number-columns-repeated="2"/>
            <table:table-cell table:style-name="ce192"/>
            <table:table-cell table:style-name="ce200"/>
            <table:table-cell table:style-name="ce207"/>
            <table:table-cell table:style-name="ce97" table:number-columns-repeated="3"/>
            <table:table-cell table:style-name="ce146"/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Library copies and own copies (per book)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/>
            <table:table-cell table:style-name="ce188" office:value-type="float" office:value="20" calcext:value-type="float">
              <text:p>20.00 €</text:p>
            </table:table-cell>
            <table:table-cell table:style-name="ce192"/>
            <table:table-cell table:style-name="ce200"/>
            <table:table-cell table:style-name="ce207" table:formula="of:=[.B118]*[.I187]" office:value-type="float" office:value="180" calcext:value-type="float">
              <text:p>180.00 €</text:p>
            </table:table-cell>
            <table:table-cell table:style-name="ce207" table:formula="of:=[.C118]*[.I187]" office:value-type="float" office:value="320" calcext:value-type="float">
              <text:p>320.00 €</text:p>
            </table:table-cell>
            <table:table-cell table:style-name="ce207" table:formula="of:=[.D118]*[.I187]" office:value-type="float" office:value="1280" calcext:value-type="float">
              <text:p>1,280.00 €</text:p>
            </table:table-cell>
            <table:table-cell table:style-name="ce207" table:formula="of:=[.E118]*[.I187]" office:value-type="float" office:value="5120" calcext:value-type="float">
              <text:p>5,120.00 €</text:p>
            </table:table-cell>
            <table:table-cell table:style-name="ce207" table:formula="of:=[.F118]*[.I187]" office:value-type="float" office:value="8000" calcext:value-type="float">
              <text:p>8,000.00 €</text:p>
            </table:table-cell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typesetting per page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/>
            <table:table-cell table:style-name="ce188"/>
            <table:table-cell table:style-name="ce192"/>
            <table:table-cell table:style-name="ce200"/>
            <table:table-cell table:style-name="ce207" table:number-columns-repeated="5"/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indexing per book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/>
            <table:table-cell table:style-name="ce188"/>
            <table:table-cell table:style-name="ce192"/>
            <table:table-cell table:style-name="ce200"/>
            <table:table-cell table:style-name="ce207" table:number-columns-repeated="5"/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Print on demand setup costs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/>
            <table:table-cell table:style-name="ce188"/>
            <table:table-cell table:style-name="ce192"/>
            <table:table-cell table:style-name="ce200"/>
            <table:table-cell table:style-name="ce207" table:number-columns-repeated="5"/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Proofreading per page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/>
            <table:table-cell table:style-name="ce188"/>
            <table:table-cell table:style-name="ce192"/>
            <table:table-cell table:style-name="ce200"/>
            <table:table-cell table:style-name="ce207" table:number-columns-repeated="5"/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Percentage community proofreading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/>
            <table:table-cell table:style-name="ce188"/>
            <table:table-cell table:style-name="ce192"/>
            <table:table-cell table:style-name="ce200"/>
            <table:table-cell table:style-name="ce207" table:number-columns-repeated="5"/>
            <table:table-cell table:style-name="ce219"/>
            <table:table-cell table:style-name="Default" table:number-columns-repeated="1007"/>
          </table:table-row>
          <table:table-row table:style-name="ro3">
            <table:table-cell table:style-name="ce24" office:value-type="string" calcext:value-type="string">
              <text:p>margin IM retail</text:p>
            </table:table-cell>
            <table:table-cell table:style-name="ce62"/>
            <table:table-cell table:style-name="ce114"/>
            <table:table-cell table:style-name="ce135"/>
            <table:table-cell table:style-name="ce151" table:number-columns-repeated="3"/>
            <table:table-cell table:style-name="ce186"/>
            <table:table-cell table:style-name="ce188"/>
            <table:table-cell table:style-name="ce192"/>
            <table:table-cell table:style-name="ce200"/>
            <table:table-cell table:style-name="ce207" table:number-columns-repeated="5"/>
            <table:table-cell table:style-name="ce219"/>
            <table:table-cell table:style-name="Default" table:number-columns-repeated="1007"/>
          </table:table-row>
        </table:table-row-group>
        <table:table-row table:style-name="ro3">
          <table:table-cell table:style-name="ce22" office:value-type="string" calcext:value-type="string">
            <text:p>Fix personnel costs</text:p>
          </table:table-cell>
          <table:table-cell table:style-name="ce73"/>
          <table:table-cell table:style-name="ce115"/>
          <table:table-cell table:style-name="ce136"/>
          <table:table-cell table:style-name="ce104" table:number-columns-repeated="3"/>
          <table:table-cell table:style-name="ce163" table:number-columns-repeated="2"/>
          <table:table-cell table:style-name="ce193"/>
          <table:table-cell table:style-name="ce198"/>
          <table:table-cell table:style-name="ce64" table:formula="of:=SUM([.L195:.L209])" office:value-type="float" office:value="28045.2" calcext:value-type="float">
            <text:p>28,045.20 €</text:p>
          </table:table-cell>
          <table:table-cell table:style-name="ce104" table:formula="of:=SUM([.M195:.M209])" office:value-type="float" office:value="28886.556" calcext:value-type="float">
            <text:p>28,886.56 €</text:p>
          </table:table-cell>
          <table:table-cell table:style-name="ce104" table:formula="of:=SUM([.N195:.N209])" office:value-type="float" office:value="29753.15268" calcext:value-type="float">
            <text:p>29,753.15 €</text:p>
          </table:table-cell>
          <table:table-cell table:style-name="ce104" table:formula="of:=SUM([.O195:.O209])" office:value-type="float" office:value="30645.7472604" calcext:value-type="float">
            <text:p>30,645.75 €</text:p>
          </table:table-cell>
          <table:table-cell table:style-name="ce163" table:formula="of:=SUM([.P195:.P209])" office:value-type="float" office:value="31565.119678212" calcext:value-type="float">
            <text:p>31,565.12 €</text:p>
          </table:table-cell>
          <table:table-cell table:style-name="ce217"/>
          <table:table-cell table:style-name="ce183" table:number-columns-repeated="1007"/>
        </table:table-row>
        <table:table-row-group>
          <table:table-row table:style-name="ro3">
            <table:table-cell table:style-name="ce23" office:value-type="string" calcext:value-type="string">
              <text:p>Team coordination</text:p>
            </table:table-cell>
            <table:table-cell table:style-name="ce62" office:value-type="string" calcext:value-type="string">
              <text:p>Scientist</text:p>
            </table:table-cell>
            <table:table-cell table:style-name="ce112"/>
            <table:table-cell table:style-name="ce137" office:value-type="float" office:value="4" calcext:value-type="float">
              <text:p>4.00 Tage</text:p>
            </table:table-cell>
            <table:table-cell table:style-name="ce150" table:formula="of:=[.D195]" office:value-type="float" office:value="4" calcext:value-type="float">
              <text:p>4.00 Tage</text:p>
            </table:table-cell>
            <table:table-cell table:style-name="ce150" table:formula="of:=[.E195]" office:value-type="float" office:value="4" calcext:value-type="float">
              <text:p>4.00 Tage</text:p>
            </table:table-cell>
            <table:table-cell table:style-name="ce150" table:formula="of:=[.F195]" office:value-type="float" office:value="4" calcext:value-type="float">
              <text:p>4.00 Tage</text:p>
            </table:table-cell>
            <table:table-cell table:style-name="ce185" table:formula="of:=[.G195]" office:value-type="float" office:value="4" calcext:value-type="float">
              <text:p>4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95];[.$C$135:.$E$135])*[.$D195]" office:value-type="float" office:value="1318.4" calcext:value-type="float">
              <text:p>1,318.40 €</text:p>
            </table:table-cell>
            <table:table-cell table:style-name="ce96" table:formula="of:=SUMIF([.$C$123:.$E$123];[.$B195];[.$C$136:.$E$136])*[.$D195]" office:value-type="float" office:value="1357.952" calcext:value-type="float">
              <text:p>1,357.95 €</text:p>
            </table:table-cell>
            <table:table-cell table:style-name="ce96" table:formula="of:=SUMIF([.$C$123:.$E$123];[.$B195];[.$C$137:.$E$137])*[.$D195]" office:value-type="float" office:value="1398.69056" calcext:value-type="float">
              <text:p>1,398.69 €</text:p>
            </table:table-cell>
            <table:table-cell table:style-name="ce96" table:formula="of:=SUMIF([.$C$123:.$E$123];[.$B195];[.$C$138:.$E$138])*[.$D195]" office:value-type="float" office:value="1440.6512768" calcext:value-type="float">
              <text:p>1,440.65 €</text:p>
            </table:table-cell>
            <table:table-cell table:style-name="ce145" table:formula="of:=SUMIF([.$C$123:.$E$123];[.$B195];[.$C$139:.$E$139])*[.$D195]" office:value-type="float" office:value="1483.870815104" calcext:value-type="float">
              <text:p>1,483.87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Liasing with administration at home institution</text:p>
            </table:table-cell>
            <table:table-cell table:style-name="ce62" office:value-type="string" calcext:value-type="string">
              <text:p>Scientist</text:p>
            </table:table-cell>
            <table:table-cell table:style-name="ce112"/>
            <table:table-cell table:style-name="ce137" office:value-type="float" office:value="2" calcext:value-type="float">
              <text:p>2.00 Tage</text:p>
            </table:table-cell>
            <table:table-cell table:style-name="ce150" table:formula="of:=[.D196]" office:value-type="float" office:value="2" calcext:value-type="float">
              <text:p>2.00 Tage</text:p>
            </table:table-cell>
            <table:table-cell table:style-name="ce150" table:formula="of:=[.E196]" office:value-type="float" office:value="2" calcext:value-type="float">
              <text:p>2.00 Tage</text:p>
            </table:table-cell>
            <table:table-cell table:style-name="ce150" table:formula="of:=[.F196]" office:value-type="float" office:value="2" calcext:value-type="float">
              <text:p>2.00 Tage</text:p>
            </table:table-cell>
            <table:table-cell table:style-name="ce185" table:formula="of:=[.G196]" office:value-type="float" office:value="2" calcext:value-type="float">
              <text:p>2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96];[.$C$135:.$E$135])*[.$D196]" office:value-type="float" office:value="659.2" calcext:value-type="float">
              <text:p>659.20 €</text:p>
            </table:table-cell>
            <table:table-cell table:style-name="ce96" table:formula="of:=SUMIF([.$C$123:.$E$123];[.$B196];[.$C$136:.$E$136])*[.$D196]" office:value-type="float" office:value="678.976" calcext:value-type="float">
              <text:p>678.98 €</text:p>
            </table:table-cell>
            <table:table-cell table:style-name="ce96" table:formula="of:=SUMIF([.$C$123:.$E$123];[.$B196];[.$C$137:.$E$137])*[.$D196]" office:value-type="float" office:value="699.34528" calcext:value-type="float">
              <text:p>699.35 €</text:p>
            </table:table-cell>
            <table:table-cell table:style-name="ce96" table:formula="of:=SUMIF([.$C$123:.$E$123];[.$B196];[.$C$138:.$E$138])*[.$D196]" office:value-type="float" office:value="720.3256384" calcext:value-type="float">
              <text:p>720.33 €</text:p>
            </table:table-cell>
            <table:table-cell table:style-name="ce145" table:formula="of:=SUMIF([.$C$123:.$E$123];[.$B196];[.$C$139:.$E$139])*[.$D196]" office:value-type="float" office:value="741.935407552" calcext:value-type="float">
              <text:p>741.94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IT coordination and direction for service providers</text:p>
            </table:table-cell>
            <table:table-cell table:style-name="ce62" office:value-type="string" calcext:value-type="string">
              <text:p>Scientist</text:p>
            </table:table-cell>
            <table:table-cell table:style-name="ce112"/>
            <table:table-cell table:style-name="ce137" office:value-type="float" office:value="4" calcext:value-type="float">
              <text:p>4.00 Tage</text:p>
            </table:table-cell>
            <table:table-cell table:style-name="ce150" table:formula="of:=[.D197]" office:value-type="float" office:value="4" calcext:value-type="float">
              <text:p>4.00 Tage</text:p>
            </table:table-cell>
            <table:table-cell table:style-name="ce150" table:formula="of:=[.E197]" office:value-type="float" office:value="4" calcext:value-type="float">
              <text:p>4.00 Tage</text:p>
            </table:table-cell>
            <table:table-cell table:style-name="ce150" table:formula="of:=[.F197]" office:value-type="float" office:value="4" calcext:value-type="float">
              <text:p>4.00 Tage</text:p>
            </table:table-cell>
            <table:table-cell table:style-name="ce185" table:formula="of:=[.G197]" office:value-type="float" office:value="4" calcext:value-type="float">
              <text:p>4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97];[.$C$135:.$E$135])*[.$D197]" office:value-type="float" office:value="1318.4" calcext:value-type="float">
              <text:p>1,318.40 €</text:p>
            </table:table-cell>
            <table:table-cell table:style-name="ce96" table:formula="of:=SUMIF([.$C$123:.$E$123];[.$B197];[.$C$136:.$E$136])*[.$D197]" office:value-type="float" office:value="1357.952" calcext:value-type="float">
              <text:p>1,357.95 €</text:p>
            </table:table-cell>
            <table:table-cell table:style-name="ce96" table:formula="of:=SUMIF([.$C$123:.$E$123];[.$B197];[.$C$137:.$E$137])*[.$D197]" office:value-type="float" office:value="1398.69056" calcext:value-type="float">
              <text:p>1,398.69 €</text:p>
            </table:table-cell>
            <table:table-cell table:style-name="ce96" table:formula="of:=SUMIF([.$C$123:.$E$123];[.$B197];[.$C$138:.$E$138])*[.$D197]" office:value-type="float" office:value="1440.6512768" calcext:value-type="float">
              <text:p>1,440.65 €</text:p>
            </table:table-cell>
            <table:table-cell table:style-name="ce145" table:formula="of:=SUMIF([.$C$123:.$E$123];[.$B197];[.$C$139:.$E$139])*[.$D197]" office:value-type="float" office:value="1483.870815104" calcext:value-type="float">
              <text:p>1,483.87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coordination with advisory board</text:p>
            </table:table-cell>
            <table:table-cell table:style-name="ce62" office:value-type="string" calcext:value-type="string">
              <text:p>Scientist</text:p>
            </table:table-cell>
            <table:table-cell table:style-name="ce112"/>
            <table:table-cell table:style-name="ce137" office:value-type="float" office:value="2" calcext:value-type="float">
              <text:p>2.00 Tage</text:p>
            </table:table-cell>
            <table:table-cell table:style-name="ce150" table:formula="of:=[.D198]" office:value-type="float" office:value="2" calcext:value-type="float">
              <text:p>2.00 Tage</text:p>
            </table:table-cell>
            <table:table-cell table:style-name="ce150" table:formula="of:=[.E198]" office:value-type="float" office:value="2" calcext:value-type="float">
              <text:p>2.00 Tage</text:p>
            </table:table-cell>
            <table:table-cell table:style-name="ce150" table:formula="of:=[.F198]" office:value-type="float" office:value="2" calcext:value-type="float">
              <text:p>2.00 Tage</text:p>
            </table:table-cell>
            <table:table-cell table:style-name="ce185" table:formula="of:=[.G198]" office:value-type="float" office:value="2" calcext:value-type="float">
              <text:p>2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98];[.$C$135:.$E$135])*[.$D198]" office:value-type="float" office:value="659.2" calcext:value-type="float">
              <text:p>659.20 €</text:p>
            </table:table-cell>
            <table:table-cell table:style-name="ce96" table:formula="of:=SUMIF([.$C$123:.$E$123];[.$B198];[.$C$136:.$E$136])*[.$D198]" office:value-type="float" office:value="678.976" calcext:value-type="float">
              <text:p>678.98 €</text:p>
            </table:table-cell>
            <table:table-cell table:style-name="ce96" table:formula="of:=SUMIF([.$C$123:.$E$123];[.$B198];[.$C$137:.$E$137])*[.$D198]" office:value-type="float" office:value="699.34528" calcext:value-type="float">
              <text:p>699.35 €</text:p>
            </table:table-cell>
            <table:table-cell table:style-name="ce96" table:formula="of:=SUMIF([.$C$123:.$E$123];[.$B198];[.$C$138:.$E$138])*[.$D198]" office:value-type="float" office:value="720.3256384" calcext:value-type="float">
              <text:p>720.33 €</text:p>
            </table:table-cell>
            <table:table-cell table:style-name="ce145" table:formula="of:=SUMIF([.$C$123:.$E$123];[.$B198];[.$C$139:.$E$139])*[.$D198]" office:value-type="float" office:value="741.935407552" calcext:value-type="float">
              <text:p>741.94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coordination marketing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10" calcext:value-type="float">
              <text:p>10.00 Tage</text:p>
            </table:table-cell>
            <table:table-cell table:style-name="ce150" table:formula="of:=[.D199]" office:value-type="float" office:value="10" calcext:value-type="float">
              <text:p>10.00 Tage</text:p>
            </table:table-cell>
            <table:table-cell table:style-name="ce150" table:formula="of:=[.E199]" office:value-type="float" office:value="10" calcext:value-type="float">
              <text:p>10.00 Tage</text:p>
            </table:table-cell>
            <table:table-cell table:style-name="ce150" table:formula="of:=[.F199]" office:value-type="float" office:value="10" calcext:value-type="float">
              <text:p>10.00 Tage</text:p>
            </table:table-cell>
            <table:table-cell table:style-name="ce185" table:formula="of:=[.G199]" office:value-type="float" office:value="10" calcext:value-type="float">
              <text:p>1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199];[.$C$135:.$E$135])*[.$D199]" office:value-type="float" office:value="3296" calcext:value-type="float">
              <text:p>3,296.00 €</text:p>
            </table:table-cell>
            <table:table-cell table:style-name="ce96" table:formula="of:=SUMIF([.$C$123:.$E$123];[.$B199];[.$C$136:.$E$136])*[.$D199]" office:value-type="float" office:value="3394.88" calcext:value-type="float">
              <text:p>3,394.88 €</text:p>
            </table:table-cell>
            <table:table-cell table:style-name="ce96" table:formula="of:=SUMIF([.$C$123:.$E$123];[.$B199];[.$C$137:.$E$137])*[.$D199]" office:value-type="float" office:value="3496.7264" calcext:value-type="float">
              <text:p>3,496.73 €</text:p>
            </table:table-cell>
            <table:table-cell table:style-name="ce96" table:formula="of:=SUMIF([.$C$123:.$E$123];[.$B199];[.$C$138:.$E$138])*[.$D199]" office:value-type="float" office:value="3601.628192" calcext:value-type="float">
              <text:p>3,601.63 €</text:p>
            </table:table-cell>
            <table:table-cell table:style-name="ce145" table:formula="of:=SUMIF([.$C$123:.$E$123];[.$B199];[.$C$139:.$E$139])*[.$D199]" office:value-type="float" office:value="3709.67703776" calcext:value-type="float">
              <text:p>3,709.68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PR 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10" calcext:value-type="float">
              <text:p>10.00 Tage</text:p>
            </table:table-cell>
            <table:table-cell table:style-name="ce150" table:formula="of:=[.D200]" office:value-type="float" office:value="10" calcext:value-type="float">
              <text:p>10.00 Tage</text:p>
            </table:table-cell>
            <table:table-cell table:style-name="ce150" table:formula="of:=[.E200]" office:value-type="float" office:value="10" calcext:value-type="float">
              <text:p>10.00 Tage</text:p>
            </table:table-cell>
            <table:table-cell table:style-name="ce150" table:formula="of:=[.F200]" office:value-type="float" office:value="10" calcext:value-type="float">
              <text:p>10.00 Tage</text:p>
            </table:table-cell>
            <table:table-cell table:style-name="ce185" table:formula="of:=[.G200]" office:value-type="float" office:value="10" calcext:value-type="float">
              <text:p>1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0];[.$C$135:.$E$135])*[.$D200]" office:value-type="float" office:value="3296" calcext:value-type="float">
              <text:p>3,296.00 €</text:p>
            </table:table-cell>
            <table:table-cell table:style-name="ce96" table:formula="of:=SUMIF([.$C$123:.$E$123];[.$B200];[.$C$136:.$E$136])*[.$D200]" office:value-type="float" office:value="3394.88" calcext:value-type="float">
              <text:p>3,394.88 €</text:p>
            </table:table-cell>
            <table:table-cell table:style-name="ce96" table:formula="of:=SUMIF([.$C$123:.$E$123];[.$B200];[.$C$137:.$E$137])*[.$D200]" office:value-type="float" office:value="3496.7264" calcext:value-type="float">
              <text:p>3,496.73 €</text:p>
            </table:table-cell>
            <table:table-cell table:style-name="ce96" table:formula="of:=SUMIF([.$C$123:.$E$123];[.$B200];[.$C$138:.$E$138])*[.$D200]" office:value-type="float" office:value="3601.628192" calcext:value-type="float">
              <text:p>3,601.63 €</text:p>
            </table:table-cell>
            <table:table-cell table:style-name="ce145" table:formula="of:=SUMIF([.$C$123:.$E$123];[.$B200];[.$C$139:.$E$139])*[.$D200]" office:value-type="float" office:value="3709.67703776" calcext:value-type="float">
              <text:p>3,709.68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Events &amp; conferences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5" calcext:value-type="float">
              <text:p>5.00 Tage</text:p>
            </table:table-cell>
            <table:table-cell table:style-name="ce150" table:formula="of:=[.D201]" office:value-type="float" office:value="5" calcext:value-type="float">
              <text:p>5.00 Tage</text:p>
            </table:table-cell>
            <table:table-cell table:style-name="ce150" table:formula="of:=[.E201]" office:value-type="float" office:value="5" calcext:value-type="float">
              <text:p>5.00 Tage</text:p>
            </table:table-cell>
            <table:table-cell table:style-name="ce150" table:formula="of:=[.F201]" office:value-type="float" office:value="5" calcext:value-type="float">
              <text:p>5.00 Tage</text:p>
            </table:table-cell>
            <table:table-cell table:style-name="ce185" table:formula="of:=[.G201]" office:value-type="float" office:value="5" calcext:value-type="float">
              <text:p>5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1];[.$C$135:.$E$135])*[.$D201]" office:value-type="float" office:value="1648" calcext:value-type="float">
              <text:p>1,648.00 €</text:p>
            </table:table-cell>
            <table:table-cell table:style-name="ce96" table:formula="of:=SUMIF([.$C$123:.$E$123];[.$B201];[.$C$136:.$E$136])*[.$D201]" office:value-type="float" office:value="1697.44" calcext:value-type="float">
              <text:p>1,697.44 €</text:p>
            </table:table-cell>
            <table:table-cell table:style-name="ce96" table:formula="of:=SUMIF([.$C$123:.$E$123];[.$B201];[.$C$137:.$E$137])*[.$D201]" office:value-type="float" office:value="1748.3632" calcext:value-type="float">
              <text:p>1,748.36 €</text:p>
            </table:table-cell>
            <table:table-cell table:style-name="ce96" table:formula="of:=SUMIF([.$C$123:.$E$123];[.$B201];[.$C$138:.$E$138])*[.$D201]" office:value-type="float" office:value="1800.814096" calcext:value-type="float">
              <text:p>1,800.81 €</text:p>
            </table:table-cell>
            <table:table-cell table:style-name="ce145" table:formula="of:=SUMIF([.$C$123:.$E$123];[.$B201];[.$C$139:.$E$139])*[.$D201]" office:value-type="float" office:value="1854.83851888" calcext:value-type="float">
              <text:p>1,854.84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Presentations &amp; networking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10" calcext:value-type="float">
              <text:p>10.00 Tage</text:p>
            </table:table-cell>
            <table:table-cell table:style-name="ce150" table:formula="of:=[.D202]" office:value-type="float" office:value="10" calcext:value-type="float">
              <text:p>10.00 Tage</text:p>
            </table:table-cell>
            <table:table-cell table:style-name="ce150" table:formula="of:=[.E202]" office:value-type="float" office:value="10" calcext:value-type="float">
              <text:p>10.00 Tage</text:p>
            </table:table-cell>
            <table:table-cell table:style-name="ce150" table:formula="of:=[.F202]" office:value-type="float" office:value="10" calcext:value-type="float">
              <text:p>10.00 Tage</text:p>
            </table:table-cell>
            <table:table-cell table:style-name="ce185" table:formula="of:=[.G202]" office:value-type="float" office:value="10" calcext:value-type="float">
              <text:p>1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2];[.$C$135:.$E$135])*[.$D202]" office:value-type="float" office:value="3296" calcext:value-type="float">
              <text:p>3,296.00 €</text:p>
            </table:table-cell>
            <table:table-cell table:style-name="ce96" table:formula="of:=SUMIF([.$C$123:.$E$123];[.$B202];[.$C$136:.$E$136])*[.$D202]" office:value-type="float" office:value="3394.88" calcext:value-type="float">
              <text:p>3,394.88 €</text:p>
            </table:table-cell>
            <table:table-cell table:style-name="ce96" table:formula="of:=SUMIF([.$C$123:.$E$123];[.$B202];[.$C$137:.$E$137])*[.$D202]" office:value-type="float" office:value="3496.7264" calcext:value-type="float">
              <text:p>3,496.73 €</text:p>
            </table:table-cell>
            <table:table-cell table:style-name="ce96" table:formula="of:=SUMIF([.$C$123:.$E$123];[.$B202];[.$C$138:.$E$138])*[.$D202]" office:value-type="float" office:value="3601.628192" calcext:value-type="float">
              <text:p>3,601.63 €</text:p>
            </table:table-cell>
            <table:table-cell table:style-name="ce145" table:formula="of:=SUMIF([.$C$123:.$E$123];[.$B202];[.$C$139:.$E$139])*[.$D202]" office:value-type="float" office:value="3709.67703776" calcext:value-type="float">
              <text:p>3,709.68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Managerial accounting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4" calcext:value-type="float">
              <text:p>4.00 Tage</text:p>
            </table:table-cell>
            <table:table-cell table:style-name="ce150" table:formula="of:=[.D203]" office:value-type="float" office:value="4" calcext:value-type="float">
              <text:p>4.00 Tage</text:p>
            </table:table-cell>
            <table:table-cell table:style-name="ce150" table:formula="of:=[.E203]" office:value-type="float" office:value="4" calcext:value-type="float">
              <text:p>4.00 Tage</text:p>
            </table:table-cell>
            <table:table-cell table:style-name="ce150" table:formula="of:=[.F203]" office:value-type="float" office:value="4" calcext:value-type="float">
              <text:p>4.00 Tage</text:p>
            </table:table-cell>
            <table:table-cell table:style-name="ce185" table:formula="of:=[.G203]" office:value-type="float" office:value="4" calcext:value-type="float">
              <text:p>4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3];[.$C$135:.$E$135])*[.$D203]" office:value-type="float" office:value="1318.4" calcext:value-type="float">
              <text:p>1,318.40 €</text:p>
            </table:table-cell>
            <table:table-cell table:style-name="ce96" table:formula="of:=SUMIF([.$C$123:.$E$123];[.$B203];[.$C$136:.$E$136])*[.$D203]" office:value-type="float" office:value="1357.952" calcext:value-type="float">
              <text:p>1,357.95 €</text:p>
            </table:table-cell>
            <table:table-cell table:style-name="ce96" table:formula="of:=SUMIF([.$C$123:.$E$123];[.$B203];[.$C$137:.$E$137])*[.$D203]" office:value-type="float" office:value="1398.69056" calcext:value-type="float">
              <text:p>1,398.69 €</text:p>
            </table:table-cell>
            <table:table-cell table:style-name="ce96" table:formula="of:=SUMIF([.$C$123:.$E$123];[.$B203];[.$C$138:.$E$138])*[.$D203]" office:value-type="float" office:value="1440.6512768" calcext:value-type="float">
              <text:p>1,440.65 €</text:p>
            </table:table-cell>
            <table:table-cell table:style-name="ce145" table:formula="of:=SUMIF([.$C$123:.$E$123];[.$B203];[.$C$139:.$E$139])*[.$D203]" office:value-type="float" office:value="1483.870815104" calcext:value-type="float">
              <text:p>1,483.87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Financial planning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2" calcext:value-type="float">
              <text:p>2.00 Tage</text:p>
            </table:table-cell>
            <table:table-cell table:style-name="ce150" table:formula="of:=[.D204]" office:value-type="float" office:value="2" calcext:value-type="float">
              <text:p>2.00 Tage</text:p>
            </table:table-cell>
            <table:table-cell table:style-name="ce150" table:formula="of:=[.E204]" office:value-type="float" office:value="2" calcext:value-type="float">
              <text:p>2.00 Tage</text:p>
            </table:table-cell>
            <table:table-cell table:style-name="ce150" table:formula="of:=[.F204]" office:value-type="float" office:value="2" calcext:value-type="float">
              <text:p>2.00 Tage</text:p>
            </table:table-cell>
            <table:table-cell table:style-name="ce185" table:formula="of:=[.G204]" office:value-type="float" office:value="2" calcext:value-type="float">
              <text:p>2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4];[.$C$135:.$E$135])*[.$D204]" office:value-type="float" office:value="659.2" calcext:value-type="float">
              <text:p>659.20 €</text:p>
            </table:table-cell>
            <table:table-cell table:style-name="ce96" table:formula="of:=SUMIF([.$C$123:.$E$123];[.$B204];[.$C$136:.$E$136])*[.$D204]" office:value-type="float" office:value="678.976" calcext:value-type="float">
              <text:p>678.98 €</text:p>
            </table:table-cell>
            <table:table-cell table:style-name="ce96" table:formula="of:=SUMIF([.$C$123:.$E$123];[.$B204];[.$C$137:.$E$137])*[.$D204]" office:value-type="float" office:value="699.34528" calcext:value-type="float">
              <text:p>699.35 €</text:p>
            </table:table-cell>
            <table:table-cell table:style-name="ce96" table:formula="of:=SUMIF([.$C$123:.$E$123];[.$B204];[.$C$138:.$E$138])*[.$D204]" office:value-type="float" office:value="720.3256384" calcext:value-type="float">
              <text:p>720.33 €</text:p>
            </table:table-cell>
            <table:table-cell table:style-name="ce145" table:formula="of:=SUMIF([.$C$123:.$E$123];[.$B204];[.$C$139:.$E$139])*[.$D204]" office:value-type="float" office:value="741.935407552" calcext:value-type="float">
              <text:p>741.94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Bookkeeping</text:p>
            </table:table-cell>
            <table:table-cell table:style-name="ce62" office:value-type="string" calcext:value-type="string">
              <text:p>Clerk</text:p>
            </table:table-cell>
            <table:table-cell table:style-name="ce116"/>
            <table:table-cell table:style-name="ce137" office:value-type="float" office:value="4" calcext:value-type="float">
              <text:p>4.00 Tage</text:p>
            </table:table-cell>
            <table:table-cell table:style-name="ce150" table:formula="of:=[.D205]" office:value-type="float" office:value="4" calcext:value-type="float">
              <text:p>4.00 Tage</text:p>
            </table:table-cell>
            <table:table-cell table:style-name="ce150" table:formula="of:=[.E205]" office:value-type="float" office:value="4" calcext:value-type="float">
              <text:p>4.00 Tage</text:p>
            </table:table-cell>
            <table:table-cell table:style-name="ce150" table:formula="of:=[.F205]" office:value-type="float" office:value="4" calcext:value-type="float">
              <text:p>4.00 Tage</text:p>
            </table:table-cell>
            <table:table-cell table:style-name="ce185" table:formula="of:=[.G205]" office:value-type="float" office:value="4" calcext:value-type="float">
              <text:p>4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5];[.$C$135:.$E$135])*[.$D205]" office:value-type="float" office:value="1138.4" calcext:value-type="float">
              <text:p>1,138.40 €</text:p>
            </table:table-cell>
            <table:table-cell table:style-name="ce96" table:formula="of:=SUMIF([.$C$123:.$E$123];[.$B205];[.$C$136:.$E$136])*[.$D205]" office:value-type="float" office:value="1172.552" calcext:value-type="float">
              <text:p>1,172.55 €</text:p>
            </table:table-cell>
            <table:table-cell table:style-name="ce96" table:formula="of:=SUMIF([.$C$123:.$E$123];[.$B205];[.$C$137:.$E$137])*[.$D205]" office:value-type="float" office:value="1207.72856" calcext:value-type="float">
              <text:p>1,207.73 €</text:p>
            </table:table-cell>
            <table:table-cell table:style-name="ce96" table:formula="of:=SUMIF([.$C$123:.$E$123];[.$B205];[.$C$138:.$E$138])*[.$D205]" office:value-type="float" office:value="1243.9604168" calcext:value-type="float">
              <text:p>1,243.96 €</text:p>
            </table:table-cell>
            <table:table-cell table:style-name="ce145" table:formula="of:=SUMIF([.$C$123:.$E$123];[.$B205];[.$C$139:.$E$139])*[.$D205]" office:value-type="float" office:value="1281.279229304" calcext:value-type="float">
              <text:p>1,281.28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grant proposals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10" calcext:value-type="float">
              <text:p>10.00 Tage</text:p>
            </table:table-cell>
            <table:table-cell table:style-name="ce150" table:formula="of:=[.D206]" office:value-type="float" office:value="10" calcext:value-type="float">
              <text:p>10.00 Tage</text:p>
            </table:table-cell>
            <table:table-cell table:style-name="ce150" table:formula="of:=[.E206]" office:value-type="float" office:value="10" calcext:value-type="float">
              <text:p>10.00 Tage</text:p>
            </table:table-cell>
            <table:table-cell table:style-name="ce150" table:formula="of:=[.F206]" office:value-type="float" office:value="10" calcext:value-type="float">
              <text:p>10.00 Tage</text:p>
            </table:table-cell>
            <table:table-cell table:style-name="ce185" table:formula="of:=[.G206]" office:value-type="float" office:value="10" calcext:value-type="float">
              <text:p>1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6];[.$C$135:.$E$135])*[.$D206]" office:value-type="float" office:value="3296" calcext:value-type="float">
              <text:p>3,296.00 €</text:p>
            </table:table-cell>
            <table:table-cell table:style-name="ce96" table:formula="of:=SUMIF([.$C$123:.$E$123];[.$B206];[.$C$136:.$E$136])*[.$D206]" office:value-type="float" office:value="3394.88" calcext:value-type="float">
              <text:p>3,394.88 €</text:p>
            </table:table-cell>
            <table:table-cell table:style-name="ce96" table:formula="of:=SUMIF([.$C$123:.$E$123];[.$B206];[.$C$137:.$E$137])*[.$D206]" office:value-type="float" office:value="3496.7264" calcext:value-type="float">
              <text:p>3,496.73 €</text:p>
            </table:table-cell>
            <table:table-cell table:style-name="ce96" table:formula="of:=SUMIF([.$C$123:.$E$123];[.$B206];[.$C$138:.$E$138])*[.$D206]" office:value-type="float" office:value="3601.628192" calcext:value-type="float">
              <text:p>3,601.63 €</text:p>
            </table:table-cell>
            <table:table-cell table:style-name="ce145" table:formula="of:=SUMIF([.$C$123:.$E$123];[.$B206];[.$C$139:.$E$139])*[.$D206]" office:value-type="float" office:value="3709.67703776" calcext:value-type="float">
              <text:p>3,709.68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General admin</text:p>
            </table:table-cell>
            <table:table-cell table:style-name="ce62" office:value-type="string" calcext:value-type="string">
              <text:p>Clerk</text:p>
            </table:table-cell>
            <table:table-cell table:style-name="ce116"/>
            <table:table-cell table:style-name="ce137" office:value-type="float" office:value="10" calcext:value-type="float">
              <text:p>10.00 Tage</text:p>
            </table:table-cell>
            <table:table-cell table:style-name="ce150" table:formula="of:=[.D207]" office:value-type="float" office:value="10" calcext:value-type="float">
              <text:p>10.00 Tage</text:p>
            </table:table-cell>
            <table:table-cell table:style-name="ce150" table:formula="of:=[.E207]" office:value-type="float" office:value="10" calcext:value-type="float">
              <text:p>10.00 Tage</text:p>
            </table:table-cell>
            <table:table-cell table:style-name="ce150" table:formula="of:=[.F207]" office:value-type="float" office:value="10" calcext:value-type="float">
              <text:p>10.00 Tage</text:p>
            </table:table-cell>
            <table:table-cell table:style-name="ce185" table:formula="of:=[.G207]" office:value-type="float" office:value="10" calcext:value-type="float">
              <text:p>1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7];[.$C$135:.$E$135])*[.$D207]" office:value-type="float" office:value="2846" calcext:value-type="float">
              <text:p>2,846.00 €</text:p>
            </table:table-cell>
            <table:table-cell table:style-name="ce96" table:formula="of:=SUMIF([.$C$123:.$E$123];[.$B207];[.$C$136:.$E$136])*[.$D207]" office:value-type="float" office:value="2931.38" calcext:value-type="float">
              <text:p>2,931.38 €</text:p>
            </table:table-cell>
            <table:table-cell table:style-name="ce96" table:formula="of:=SUMIF([.$C$123:.$E$123];[.$B207];[.$C$137:.$E$137])*[.$D207]" office:value-type="float" office:value="3019.3214" calcext:value-type="float">
              <text:p>3,019.32 €</text:p>
            </table:table-cell>
            <table:table-cell table:style-name="ce96" table:formula="of:=SUMIF([.$C$123:.$E$123];[.$B207];[.$C$138:.$E$138])*[.$D207]" office:value-type="float" office:value="3109.901042" calcext:value-type="float">
              <text:p>3,109.90 €</text:p>
            </table:table-cell>
            <table:table-cell table:style-name="ce145" table:formula="of:=SUMIF([.$C$123:.$E$123];[.$B207];[.$C$139:.$E$139])*[.$D207]" office:value-type="float" office:value="3203.19807326" calcext:value-type="float">
              <text:p>3,203.20 €</text:p>
            </table:table-cell>
            <table:table-cell table:style-name="ce218"/>
            <table:table-cell table:style-name="Default" table:number-columns-repeated="1007"/>
          </table:table-row>
          <table:table-row table:style-name="ro3">
            <table:table-cell table:style-name="ce23" office:value-type="string" calcext:value-type="string">
              <text:p>Manuals and guidelines</text:p>
            </table:table-cell>
            <table:table-cell table:style-name="ce62" office:value-type="string" calcext:value-type="string">
              <text:p>Scientist</text:p>
            </table:table-cell>
            <table:table-cell table:style-name="ce116"/>
            <table:table-cell table:style-name="ce137" office:value-type="float" office:value="10" calcext:value-type="float">
              <text:p>10.00 Tage</text:p>
            </table:table-cell>
            <table:table-cell table:style-name="ce150" table:formula="of:=[.D208]" office:value-type="float" office:value="10" calcext:value-type="float">
              <text:p>10.00 Tage</text:p>
            </table:table-cell>
            <table:table-cell table:style-name="ce150" table:formula="of:=[.E208]" office:value-type="float" office:value="10" calcext:value-type="float">
              <text:p>10.00 Tage</text:p>
            </table:table-cell>
            <table:table-cell table:style-name="ce150" table:formula="of:=[.F208]" office:value-type="float" office:value="10" calcext:value-type="float">
              <text:p>10.00 Tage</text:p>
            </table:table-cell>
            <table:table-cell table:style-name="ce185" table:formula="of:=[.G208]" office:value-type="float" office:value="10" calcext:value-type="float">
              <text:p>10.00 Tage</text:p>
            </table:table-cell>
            <table:table-cell table:style-name="ce185"/>
            <table:table-cell table:style-name="ce191"/>
            <table:table-cell table:style-name="ce199"/>
            <table:table-cell table:style-name="ce206" table:formula="of:=SUMIF([.$C$123:.$E$123];[.$B208];[.$C$135:.$E$135])*[.$D208]" office:value-type="float" office:value="3296" calcext:value-type="float">
              <text:p>3,296.00 €</text:p>
            </table:table-cell>
            <table:table-cell table:style-name="ce96" table:formula="of:=SUMIF([.$C$123:.$E$123];[.$B208];[.$C$136:.$E$136])*[.$D208]" office:value-type="float" office:value="3394.88" calcext:value-type="float">
              <text:p>3,394.88 €</text:p>
            </table:table-cell>
            <table:table-cell table:style-name="ce96" table:formula="of:=SUMIF([.$C$123:.$E$123];[.$B208];[.$C$137:.$E$137])*[.$D208]" office:value-type="float" office:value="3496.7264" calcext:value-type="float">
              <text:p>3,496.73 €</text:p>
            </table:table-cell>
            <table:table-cell table:style-name="ce96" table:formula="of:=SUMIF([.$C$123:.$E$123];[.$B208];[.$C$138:.$E$138])*[.$D208]" office:value-type="float" office:value="3601.628192" calcext:value-type="float">
              <text:p>3,601.63 €</text:p>
            </table:table-cell>
            <table:table-cell table:style-name="ce145" table:formula="of:=SUMIF([.$C$123:.$E$123];[.$B208];[.$C$139:.$E$139])*[.$D208]" office:value-type="float" office:value="3709.67703776" calcext:value-type="float">
              <text:p>3,709.68 €</text:p>
            </table:table-cell>
            <table:table-cell table:style-name="ce218"/>
            <table:table-cell table:style-name="Default" table:number-columns-repeated="1007"/>
          </table:table-row>
          <table:table-row table:style-name="ro2">
            <table:table-cell table:style-name="ce24"/>
            <table:table-cell table:style-name="ce74"/>
            <table:table-cell table:style-name="ce117"/>
            <table:table-cell table:style-name="ce138"/>
            <table:table-cell table:style-name="ce152" table:number-columns-repeated="3"/>
            <table:table-cell table:style-name="ce187" table:number-columns-repeated="2"/>
            <table:table-cell table:style-name="ce192"/>
            <table:table-cell table:style-name="ce200"/>
            <table:table-cell table:style-name="ce208"/>
            <table:table-cell table:style-name="ce211" table:number-columns-repeated="3"/>
            <table:table-cell table:style-name="ce214"/>
            <table:table-cell table:style-name="ce219"/>
            <table:table-cell table:style-name="Default" table:number-columns-repeated="1007"/>
          </table:table-row>
        </table:table-row-group>
        <table:table-row table:style-name="ro3">
          <table:table-cell table:style-name="ce22" office:value-type="string" calcext:value-type="string">
            <text:p>Fix non-personnel costs</text:p>
          </table:table-cell>
          <table:table-cell table:style-name="ce73"/>
          <table:table-cell table:style-name="ce118"/>
          <table:table-cell table:style-name="ce73"/>
          <table:table-cell table:style-name="ce104" table:number-columns-repeated="3"/>
          <table:table-cell table:style-name="ce163" table:number-columns-repeated="2"/>
          <table:table-cell table:style-name="ce193"/>
          <table:table-cell table:style-name="ce198"/>
          <table:table-cell table:style-name="ce64" table:formula="of:=SUM([.L211:.L220])" office:value-type="float" office:value="43410.7692307692" calcext:value-type="float">
            <text:p>43,410.77 €</text:p>
          </table:table-cell>
          <table:table-cell table:style-name="ce104" table:formula="of:=SUM([.M211:.M220])" office:value-type="float" office:value="44676.1692307692" calcext:value-type="float">
            <text:p>44,676.17 €</text:p>
          </table:table-cell>
          <table:table-cell table:style-name="ce104" table:formula="of:=SUM([.N211:.N220])" office:value-type="float" office:value="45979.5312307692" calcext:value-type="float">
            <text:p>45,979.53 €</text:p>
          </table:table-cell>
          <table:table-cell table:style-name="ce104" table:formula="of:=SUM([.O211:.O220])" office:value-type="float" office:value="47321.9940907692" calcext:value-type="float">
            <text:p>47,321.99 €</text:p>
          </table:table-cell>
          <table:table-cell table:style-name="ce163" table:formula="of:=SUM([.P211:.P220])" office:value-type="float" office:value="48704.7308365692" calcext:value-type="float">
            <text:p>48,704.73 €</text:p>
          </table:table-cell>
          <table:table-cell table:style-name="ce217"/>
          <table:table-cell table:style-name="ce183" table:number-columns-repeated="1007"/>
        </table:table-row>
        <table:table-row-group>
          <table:table-row table:style-name="ro3">
            <table:table-cell table:style-name="ce23" office:value-type="string" calcext:value-type="string">
              <text:p>Rent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 office:value-type="float" office:value="1000" calcext:value-type="float">
              <text:p>1,000.00 €</text:p>
            </table:table-cell>
            <table:table-cell table:style-name="ce201"/>
            <table:table-cell table:style-name="ce206" table:formula="of:=[.J211]*12+[.K211]" office:value-type="float" office:value="12000" calcext:value-type="float">
              <text:p>12,000.00 €</text:p>
            </table:table-cell>
            <table:table-cell table:style-name="ce96" table:formula="of:=[.L211]*(1+[.$Q211])" office:value-type="float" office:value="12360" calcext:value-type="float">
              <text:p>12,360.00 €</text:p>
            </table:table-cell>
            <table:table-cell table:style-name="ce96" table:formula="of:=[.M211]*(1+[.$Q211])" office:value-type="float" office:value="12730.8" calcext:value-type="float">
              <text:p>12,730.80 €</text:p>
            </table:table-cell>
            <table:table-cell table:style-name="ce96" table:formula="of:=[.N211]*(1+[.$Q211])" office:value-type="float" office:value="13112.724" calcext:value-type="float">
              <text:p>13,112.72 €</text:p>
            </table:table-cell>
            <table:table-cell table:style-name="ce145" table:formula="of:=[.O211]*(1+[.$Q211])" office:value-type="float" office:value="13506.10572" calcext:value-type="float">
              <text:p>13,506.11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Stationary and telco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 office:value-type="float" office:value="100" calcext:value-type="float">
              <text:p>100.00 €</text:p>
            </table:table-cell>
            <table:table-cell table:style-name="ce201"/>
            <table:table-cell table:style-name="ce206" table:formula="of:=[.J212]*12+[.K212]" office:value-type="float" office:value="1200" calcext:value-type="float">
              <text:p>1,200.00 €</text:p>
            </table:table-cell>
            <table:table-cell table:style-name="ce96" table:formula="of:=[.L212]*(1+[.$Q212])" office:value-type="float" office:value="1236" calcext:value-type="float">
              <text:p>1,236.00 €</text:p>
            </table:table-cell>
            <table:table-cell table:style-name="ce96" table:formula="of:=[.M212]*(1+[.$Q212])" office:value-type="float" office:value="1273.08" calcext:value-type="float">
              <text:p>1,273.08 €</text:p>
            </table:table-cell>
            <table:table-cell table:style-name="ce96" table:formula="of:=[.N212]*(1+[.$Q212])" office:value-type="float" office:value="1311.2724" calcext:value-type="float">
              <text:p>1,311.27 €</text:p>
            </table:table-cell>
            <table:table-cell table:style-name="ce145" table:formula="of:=[.O212]*(1+[.$Q212])" office:value-type="float" office:value="1350.610572" calcext:value-type="float">
              <text:p>1,350.61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bookkeeping and annual closure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 office:value-type="float" office:value="120" calcext:value-type="float">
              <text:p>120.00 €</text:p>
            </table:table-cell>
            <table:table-cell table:style-name="ce202" office:value-type="float" office:value="600" calcext:value-type="float">
              <text:p>600.00 €</text:p>
            </table:table-cell>
            <table:table-cell table:style-name="ce206" table:formula="of:=[.J213]*12+[.K213]" office:value-type="float" office:value="2040" calcext:value-type="float">
              <text:p>2,040.00 €</text:p>
            </table:table-cell>
            <table:table-cell table:style-name="ce96" table:formula="of:=[.L213]*(1+[.$Q213])" office:value-type="float" office:value="2101.2" calcext:value-type="float">
              <text:p>2,101.20 €</text:p>
            </table:table-cell>
            <table:table-cell table:style-name="ce96" table:formula="of:=[.M213]*(1+[.$Q213])" office:value-type="float" office:value="2164.236" calcext:value-type="float">
              <text:p>2,164.24 €</text:p>
            </table:table-cell>
            <table:table-cell table:style-name="ce96" table:formula="of:=[.N213]*(1+[.$Q213])" office:value-type="float" office:value="2229.16308" calcext:value-type="float">
              <text:p>2,229.16 €</text:p>
            </table:table-cell>
            <table:table-cell table:style-name="ce145" table:formula="of:=[.O213]*(1+[.$Q213])" office:value-type="float" office:value="2296.0379724" calcext:value-type="float">
              <text:p>2,296.04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Travel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/>
            <table:table-cell table:style-name="ce202" office:value-type="float" office:value="10000" calcext:value-type="float">
              <text:p>10,000.00 €</text:p>
            </table:table-cell>
            <table:table-cell table:style-name="ce206" table:formula="of:=[.J214]*12+[.K214]" office:value-type="float" office:value="10000" calcext:value-type="float">
              <text:p>10,000.00 €</text:p>
            </table:table-cell>
            <table:table-cell table:style-name="ce96" table:formula="of:=[.L214]*(1+[.$Q214])" office:value-type="float" office:value="10300" calcext:value-type="float">
              <text:p>10,300.00 €</text:p>
            </table:table-cell>
            <table:table-cell table:style-name="ce96" table:formula="of:=[.M214]*(1+[.$Q214])" office:value-type="float" office:value="10609" calcext:value-type="float">
              <text:p>10,609.00 €</text:p>
            </table:table-cell>
            <table:table-cell table:style-name="ce96" table:formula="of:=[.N214]*(1+[.$Q214])" office:value-type="float" office:value="10927.27" calcext:value-type="float">
              <text:p>10,927.27 €</text:p>
            </table:table-cell>
            <table:table-cell table:style-name="ce145" table:formula="of:=[.O214]*(1+[.$Q214])" office:value-type="float" office:value="11255.0881" calcext:value-type="float">
              <text:p>11,255.09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Legal costs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/>
            <table:table-cell table:style-name="ce202" office:value-type="float" office:value="2000" calcext:value-type="float">
              <text:p>2,000.00 €</text:p>
            </table:table-cell>
            <table:table-cell table:style-name="ce206" table:formula="of:=[.J215]*12+[.K215]" office:value-type="float" office:value="2000" calcext:value-type="float">
              <text:p>2,000.00 €</text:p>
            </table:table-cell>
            <table:table-cell table:style-name="ce96" table:formula="of:=[.L215]*(1+[.$Q215])" office:value-type="float" office:value="2060" calcext:value-type="float">
              <text:p>2,060.00 €</text:p>
            </table:table-cell>
            <table:table-cell table:style-name="ce96" table:formula="of:=[.M215]*(1+[.$Q215])" office:value-type="float" office:value="2121.8" calcext:value-type="float">
              <text:p>2,121.80 €</text:p>
            </table:table-cell>
            <table:table-cell table:style-name="ce96" table:formula="of:=[.N215]*(1+[.$Q215])" office:value-type="float" office:value="2185.454" calcext:value-type="float">
              <text:p>2,185.45 €</text:p>
            </table:table-cell>
            <table:table-cell table:style-name="ce145" table:formula="of:=[.O215]*(1+[.$Q215])" office:value-type="float" office:value="2251.01762" calcext:value-type="float">
              <text:p>2,251.02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insurance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/>
            <table:table-cell table:style-name="ce202" office:value-type="float" office:value="500" calcext:value-type="float">
              <text:p>500.00 €</text:p>
            </table:table-cell>
            <table:table-cell table:style-name="ce206" table:formula="of:=[.J216]*12+[.K216]" office:value-type="float" office:value="500" calcext:value-type="float">
              <text:p>500.00 €</text:p>
            </table:table-cell>
            <table:table-cell table:style-name="ce96" table:formula="of:=[.L216]*(1+[.$Q216])" office:value-type="float" office:value="515" calcext:value-type="float">
              <text:p>515.00 €</text:p>
            </table:table-cell>
            <table:table-cell table:style-name="ce96" table:formula="of:=[.M216]*(1+[.$Q216])" office:value-type="float" office:value="530.45" calcext:value-type="float">
              <text:p>530.45 €</text:p>
            </table:table-cell>
            <table:table-cell table:style-name="ce96" table:formula="of:=[.N216]*(1+[.$Q216])" office:value-type="float" office:value="546.3635" calcext:value-type="float">
              <text:p>546.36 €</text:p>
            </table:table-cell>
            <table:table-cell table:style-name="ce145" table:formula="of:=[.O216]*(1+[.$Q216])" office:value-type="float" office:value="562.754405" calcext:value-type="float">
              <text:p>562.75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Design and marketing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/>
            <table:table-cell table:style-name="ce202" office:value-type="float" office:value="3000" calcext:value-type="float">
              <text:p>3,000.00 €</text:p>
            </table:table-cell>
            <table:table-cell table:style-name="ce206" table:formula="of:=[.J217]*12+[.K217]" office:value-type="float" office:value="3000" calcext:value-type="float">
              <text:p>3,000.00 €</text:p>
            </table:table-cell>
            <table:table-cell table:style-name="ce96" table:formula="of:=[.L217]*(1+[.$Q217])" office:value-type="float" office:value="3090" calcext:value-type="float">
              <text:p>3,090.00 €</text:p>
            </table:table-cell>
            <table:table-cell table:style-name="ce96" table:formula="of:=[.M217]*(1+[.$Q217])" office:value-type="float" office:value="3182.7" calcext:value-type="float">
              <text:p>3,182.70 €</text:p>
            </table:table-cell>
            <table:table-cell table:style-name="ce96" table:formula="of:=[.N217]*(1+[.$Q217])" office:value-type="float" office:value="3278.181" calcext:value-type="float">
              <text:p>3,278.18 €</text:p>
            </table:table-cell>
            <table:table-cell table:style-name="ce145" table:formula="of:=[.O217]*(1+[.$Q217])" office:value-type="float" office:value="3376.52643" calcext:value-type="float">
              <text:p>3,376.53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IT infrastructure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/>
            <table:table-cell table:style-name="ce202" office:value-type="float" office:value="10000" calcext:value-type="float">
              <text:p>10,000.00 €</text:p>
            </table:table-cell>
            <table:table-cell table:style-name="ce206" table:formula="of:=[.J218]*12+[.K218]" office:value-type="float" office:value="10000" calcext:value-type="float">
              <text:p>10,000.00 €</text:p>
            </table:table-cell>
            <table:table-cell table:style-name="ce96" table:formula="of:=[.L218]*(1+[.$Q218])" office:value-type="float" office:value="10300" calcext:value-type="float">
              <text:p>10,300.00 €</text:p>
            </table:table-cell>
            <table:table-cell table:style-name="ce96" table:formula="of:=[.M218]*(1+[.$Q218])" office:value-type="float" office:value="10609" calcext:value-type="float">
              <text:p>10,609.00 €</text:p>
            </table:table-cell>
            <table:table-cell table:style-name="ce96" table:formula="of:=[.N218]*(1+[.$Q218])" office:value-type="float" office:value="10927.27" calcext:value-type="float">
              <text:p>10,927.27 €</text:p>
            </table:table-cell>
            <table:table-cell table:style-name="ce145" table:formula="of:=[.O218]*(1+[.$Q218])" office:value-type="float" office:value="11255.0881" calcext:value-type="float">
              <text:p>11,255.09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3" office:value-type="string" calcext:value-type="string">
              <text:p>Hosting</text:p>
            </table:table-cell>
            <table:table-cell table:style-name="ce65"/>
            <table:table-cell table:style-name="ce119"/>
            <table:table-cell table:style-name="ce62"/>
            <table:table-cell table:style-name="ce89" table:number-columns-repeated="3"/>
            <table:table-cell table:style-name="ce119" table:number-columns-repeated="2"/>
            <table:table-cell table:style-name="ce194" office:value-type="float" office:value="120" calcext:value-type="float">
              <text:p>120.00 €</text:p>
            </table:table-cell>
            <table:table-cell table:style-name="ce202"/>
            <table:table-cell table:style-name="ce206" table:formula="of:=[.J219]*12+[.K219]" office:value-type="float" office:value="1440" calcext:value-type="float">
              <text:p>1,440.00 €</text:p>
            </table:table-cell>
            <table:table-cell table:style-name="ce96" table:formula="of:=[.L219]*(1+[.$Q219])" office:value-type="float" office:value="1483.2" calcext:value-type="float">
              <text:p>1,483.20 €</text:p>
            </table:table-cell>
            <table:table-cell table:style-name="ce96" table:formula="of:=[.M219]*(1+[.$Q219])" office:value-type="float" office:value="1527.696" calcext:value-type="float">
              <text:p>1,527.70 €</text:p>
            </table:table-cell>
            <table:table-cell table:style-name="ce96" table:formula="of:=[.N219]*(1+[.$Q219])" office:value-type="float" office:value="1573.52688" calcext:value-type="float">
              <text:p>1,573.53 €</text:p>
            </table:table-cell>
            <table:table-cell table:style-name="ce145" table:formula="of:=[.O219]*(1+[.$Q219])" office:value-type="float" office:value="1620.7326864" calcext:value-type="float">
              <text:p>1,620.73 €</text:p>
            </table:table-cell>
            <table:table-cell table:style-name="ce220" office:value-type="percentage" office:value="0.03" calcext:value-type="percentage">
              <text:p>3.00%</text:p>
            </table:table-cell>
            <table:table-cell table:number-columns-repeated="1007"/>
          </table:table-row>
          <table:table-row table:style-name="ro3">
            <table:table-cell table:style-name="ce24" office:value-type="string" calcext:value-type="string">
              <text:p>Depreciation of investment</text:p>
            </table:table-cell>
            <table:table-cell table:style-name="ce63"/>
            <table:table-cell table:style-name="ce120"/>
            <table:table-cell table:style-name="ce74"/>
            <table:table-cell table:style-name="ce141" table:number-columns-repeated="3"/>
            <table:table-cell table:style-name="ce120" table:number-columns-repeated="2"/>
            <table:table-cell table:style-name="ce195"/>
            <table:table-cell table:style-name="ce203" table:formula="of:=[.D238]/[.E238]+[.D239]/[.E239]" office:value-type="float" office:value="1230.76923076923" calcext:value-type="float">
              <text:p>1,230.77 €</text:p>
            </table:table-cell>
            <table:table-cell table:style-name="ce207" table:formula="of:=[.J220]*12+[.K220]" office:value-type="float" office:value="1230.76923076923" calcext:value-type="float">
              <text:p>1,230.77 €</text:p>
            </table:table-cell>
            <table:table-cell table:style-name="ce97" table:formula="of:=[.L220]*(1+[.$Q220])" office:value-type="float" office:value="1230.76923076923" calcext:value-type="float">
              <text:p>1,230.77 €</text:p>
            </table:table-cell>
            <table:table-cell table:style-name="ce97" table:formula="of:=[.M220]*(1+[.$Q220])" office:value-type="float" office:value="1230.76923076923" calcext:value-type="float">
              <text:p>1,230.77 €</text:p>
            </table:table-cell>
            <table:table-cell table:style-name="ce97" table:formula="of:=[.N220]*(1+[.$Q220])" office:value-type="float" office:value="1230.76923076923" calcext:value-type="float">
              <text:p>1,230.77 €</text:p>
            </table:table-cell>
            <table:table-cell table:style-name="ce146" table:formula="of:=[.O220]*(1+[.$Q220])" office:value-type="float" office:value="1230.76923076923" calcext:value-type="float">
              <text:p>1,230.77 €</text:p>
            </table:table-cell>
            <table:table-cell table:style-name="ce221"/>
            <table:table-cell table:number-columns-repeated="1007"/>
          </table:table-row>
        </table:table-row-group>
        <table:table-row table:style-name="ro3">
          <table:table-cell table:style-name="ce25" office:value-type="string" calcext:value-type="string">
            <text:p>Sum <text:s/></text:p>
          </table:table-cell>
          <table:table-cell table:style-name="ce75"/>
          <table:table-cell table:style-name="ce121"/>
          <table:table-cell table:style-name="ce139"/>
          <table:table-cell table:style-name="ce153" table:number-columns-repeated="3"/>
          <table:table-cell table:style-name="ce121" table:number-columns-repeated="2"/>
          <table:table-cell table:style-name="ce196"/>
          <table:table-cell table:style-name="ce204"/>
          <table:table-cell table:style-name="ce209" table:formula="of:=[.L170]+[.L194]+[.L210]" office:value-type="float" office:value="72634.0660641026" calcext:value-type="float">
            <text:p>72,634.07 €</text:p>
          </table:table-cell>
          <table:table-cell table:style-name="ce212" table:formula="of:=[.M170]+[.M194]+[.M210]" office:value-type="float" office:value="75608.4128657692" calcext:value-type="float">
            <text:p>75,608.41 €</text:p>
          </table:table-cell>
          <table:table-cell table:style-name="ce212" table:formula="of:=[.N170]+[.N194]+[.N210]" office:value-type="float" office:value="83502.6661789192" calcext:value-type="float">
            <text:p>83,502.67 €</text:p>
          </table:table-cell>
          <table:table-cell table:style-name="ce212" table:formula="of:=[.O170]+[.O194]+[.O210]" office:value-type="float" office:value="121270.705628135" calcext:value-type="float">
            <text:p>121,270.71 €</text:p>
          </table:table-cell>
          <table:table-cell table:style-name="ce215" table:formula="of:=[.P170]+[.P194]+[.P210]" office:value-type="float" office:value="138194.084511663" calcext:value-type="float">
            <text:p>138,194.08 €</text:p>
          </table:table-cell>
          <table:table-cell table:style-name="ce222"/>
          <table:table-cell table:number-columns-repeated="1007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84"/>
          <table:table-cell table:style-name="ce88" office:value-type="string" calcext:value-type="string">
            <text:p>costs per book</text:p>
          </table:table-cell>
          <table:table-cell table:style-name="ce89" table:formula="of:=[.L221]/[.B118]" office:value-type="float" office:value="8070.45178490029" calcext:value-type="float">
            <text:p>8,070.45 €</text:p>
          </table:table-cell>
          <table:table-cell table:style-name="ce89" table:formula="of:=[.M221]/[.C118]" office:value-type="float" office:value="4725.52580411058" calcext:value-type="float">
            <text:p>4,725.53 €</text:p>
          </table:table-cell>
          <table:table-cell table:style-name="ce89" table:formula="of:=[.N221]/[.D118]" office:value-type="float" office:value="1304.72915904561" calcext:value-type="float">
            <text:p>1,304.73 €</text:p>
          </table:table-cell>
          <table:table-cell table:style-name="ce89" table:formula="of:=[.O221]/[.E118]" office:value-type="float" office:value="473.713693859904" calcext:value-type="float">
            <text:p>473.71 €</text:p>
          </table:table-cell>
          <table:table-cell table:style-name="ce89" table:formula="of:=[.P221]/[.F118]" office:value-type="float" office:value="345.485211279156" calcext:value-type="float">
            <text:p>345.49 €</text:p>
          </table:table-cell>
          <table:table-cell table:number-columns-repeated="1008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84"/>
          <table:table-cell table:number-columns-repeated="1014"/>
        </table:table-row>
        <table:table-row table:style-name="ro3">
          <table:table-cell table:style-name="ce27" office:value-type="string" calcext:value-type="string">
            <text:p>Result</text:p>
          </table:table-cell>
          <table:table-cell table:style-name="ce76" table:formula="of:=[.B116]" office:value-type="float" office:value="1" calcext:value-type="float">
            <text:p>1</text:p>
          </table:table-cell>
          <table:table-cell table:style-name="ce122" table:formula="of:=[.C116]" office:value-type="float" office:value="2" calcext:value-type="float">
            <text:p>2</text:p>
          </table:table-cell>
          <table:table-cell table:style-name="ce122" table:formula="of:=[.D116]" office:value-type="float" office:value="3" calcext:value-type="float">
            <text:p>3</text:p>
          </table:table-cell>
          <table:table-cell table:style-name="ce122" table:formula="of:=[.E116]" office:value-type="float" office:value="4" calcext:value-type="float">
            <text:p>4</text:p>
          </table:table-cell>
          <table:table-cell table:style-name="ce169" table:formula="of:=[.F116]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28" office:value-type="string" calcext:value-type="string">
            <text:p>Revenue</text:p>
          </table:table-cell>
          <table:table-cell table:style-name="ce77" table:formula="of:=[.B166]" office:value-type="float" office:value="3628" calcext:value-type="float">
            <text:p>3,628.00 €</text:p>
          </table:table-cell>
          <table:table-cell table:style-name="ce123" table:formula="of:=[.C166]" office:value-type="float" office:value="6960" calcext:value-type="float">
            <text:p>6,960.00 €</text:p>
          </table:table-cell>
          <table:table-cell table:style-name="ce123" table:formula="of:=[.D166]" office:value-type="float" office:value="29678" calcext:value-type="float">
            <text:p>29,678.00 €</text:p>
          </table:table-cell>
          <table:table-cell table:style-name="ce123" table:formula="of:=[.E166]" office:value-type="float" office:value="222220" calcext:value-type="float">
            <text:p>222,220.00 €</text:p>
          </table:table-cell>
          <table:table-cell table:style-name="ce170" table:formula="of:=[.F166]" office:value-type="float" office:value="305610" calcext:value-type="float">
            <text:p>305,610.00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28" office:value-type="string" calcext:value-type="string">
            <text:p>Costs <text:s/></text:p>
          </table:table-cell>
          <table:table-cell table:style-name="ce78" table:formula="of:=[.L221]*(-1)" office:value-type="float" office:value="-72634.0660641026" calcext:value-type="float">
            <text:p>-72,634.07 €</text:p>
          </table:table-cell>
          <table:table-cell table:style-name="ce124" table:formula="of:=[.M221]*(-1)" office:value-type="float" office:value="-75608.4128657692" calcext:value-type="float">
            <text:p>-75,608.41 €</text:p>
          </table:table-cell>
          <table:table-cell table:style-name="ce124" table:formula="of:=[.N221]*(-1)" office:value-type="float" office:value="-83502.6661789192" calcext:value-type="float">
            <text:p>-83,502.67 €</text:p>
          </table:table-cell>
          <table:table-cell table:style-name="ce124" table:formula="of:=[.O221]*(-1)" office:value-type="float" office:value="-121270.705628135" calcext:value-type="float">
            <text:p>-121,270.71 €</text:p>
          </table:table-cell>
          <table:table-cell table:style-name="ce171" table:formula="of:=[.P221]*(-1)" office:value-type="float" office:value="-138194.084511663" calcext:value-type="float">
            <text:p>-138,194.08 €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3">
          <table:table-cell table:style-name="ce29" office:value-type="string" calcext:value-type="string">
            <text:p>Result</text:p>
          </table:table-cell>
          <table:table-cell table:style-name="ce79" table:formula="of:=[.B225]+[.B226]" office:value-type="float" office:value="-69006.0660641026" calcext:value-type="float">
            <text:p>-69,006.07 €</text:p>
          </table:table-cell>
          <table:table-cell table:style-name="ce125" table:formula="of:=[.C225]+[.C226]" office:value-type="float" office:value="-68648.4128657692" calcext:value-type="float">
            <text:p>-68,648.41 €</text:p>
          </table:table-cell>
          <table:table-cell table:style-name="ce125" table:formula="of:=[.D225]+[.D226]" office:value-type="float" office:value="-53824.6661789192" calcext:value-type="float">
            <text:p>-53,824.67 €</text:p>
          </table:table-cell>
          <table:table-cell table:style-name="ce125" table:formula="of:=[.E225]+[.E226]" office:value-type="float" office:value="100949.294371865" calcext:value-type="float">
            <text:p>100,949.29 €</text:p>
          </table:table-cell>
          <table:table-cell table:style-name="ce172" table:formula="of:=[.F225]+[.F226]" office:value-type="float" office:value="167415.915488337" calcext:value-type="float">
            <text:p>167,415.92 €</text:p>
          </table:table-cell>
          <table:table-cell table:number-columns-repeated="3"/>
          <table:table-cell table:style-name="ce184"/>
          <table:table-cell table:number-columns-repeated="1014"/>
        </table:table-row>
        <table:table-row table:style-name="ro2">
          <table:table-cell table:style-name="Default" table:number-columns-repeated="6"/>
          <table:table-cell table:number-columns-repeated="3"/>
          <table:table-cell table:style-name="ce184"/>
          <table:table-cell table:number-columns-repeated="1014"/>
        </table:table-row>
        <table:table-row table:style-name="ro3">
          <table:table-cell table:style-name="ce30" office:value-type="string" calcext:value-type="string">
            <text:p>Needed Personnel</text:p>
          </table:table-cell>
          <table:table-cell table:style-name="ce80" table:formula="of:=[.B116]" office:value-type="float" office:value="1" calcext:value-type="float">
            <text:p>1</text:p>
          </table:table-cell>
          <table:table-cell table:style-name="ce126" table:formula="of:=[.C116]" office:value-type="float" office:value="2" calcext:value-type="float">
            <text:p>2</text:p>
          </table:table-cell>
          <table:table-cell table:style-name="ce126" table:formula="of:=[.D116]" office:value-type="float" office:value="3" calcext:value-type="float">
            <text:p>3</text:p>
          </table:table-cell>
          <table:table-cell table:style-name="ce126" table:formula="of:=[.E116]" office:value-type="float" office:value="4" calcext:value-type="float">
            <text:p>4</text:p>
          </table:table-cell>
          <table:table-cell table:style-name="ce173" table:formula="of:=[.F116]" office:value-type="float" office:value="5" calcext:value-type="float">
            <text:p>5</text:p>
          </table:table-cell>
          <table:table-cell table:number-columns-repeated="3"/>
          <table:table-cell table:style-name="ce184"/>
          <table:table-cell table:number-columns-repeated="1014"/>
        </table:table-row>
        <table:table-row-group>
          <table:table-row table:style-name="ro3">
            <table:table-cell table:style-name="ce23" table:formula="of:=[.C123]" office:value-type="string" office:string-value="Scientist" calcext:value-type="string">
              <text:p>Scientist</text:p>
            </table:table-cell>
            <table:table-cell table:style-name="ce81" table:formula="of:=SUMIF([.$B$171:.$B$209];[.$A230];[.D$171:.D$209])" office:value-type="float" office:value="75.9183333333333" calcext:value-type="float">
              <text:p>75.92 h</text:p>
            </table:table-cell>
            <table:table-cell table:style-name="ce127" table:formula="of:=SUMIF([.$B$171:.$B$209];[.$A230];[.E$171:.E$209])" office:value-type="float" office:value="77.8304166666667" calcext:value-type="float">
              <text:p>77.83 h</text:p>
            </table:table-cell>
            <table:table-cell table:style-name="ce127" table:formula="of:=SUMIF([.$B$171:.$B$209];[.$A230];[.F$171:.F$209])" office:value-type="float" office:value="90.5579166666667" calcext:value-type="float">
              <text:p>90.56 h</text:p>
            </table:table-cell>
            <table:table-cell table:style-name="ce127" table:formula="of:=SUMIF([.$B$171:.$B$209];[.$A230];[.G$171:.G$209])" office:value-type="float" office:value="164.454375" calcext:value-type="float">
              <text:p>164.45 h</text:p>
            </table:table-cell>
            <table:table-cell table:style-name="ce174" table:formula="of:=SUMIF([.$B$171:.$B$209];[.$A230];[.H$171:.H$209])" office:value-type="float" office:value="189.670833333333" calcext:value-type="float">
              <text:p>189.67 h</text:p>
            </table:table-cell>
            <table:table-cell table:number-columns-repeated="3"/>
            <table:table-cell table:style-name="ce184"/>
            <table:table-cell table:number-columns-repeated="1014"/>
          </table:table-row>
          <table:table-row table:style-name="ro3">
            <table:table-cell table:style-name="ce23" table:formula="of:=[.D123]" office:value-type="string" office:string-value="Clerk" calcext:value-type="string">
              <text:p>Clerk</text:p>
            </table:table-cell>
            <table:table-cell table:style-name="ce81" table:formula="of:=SUMIF([.$B$171:.$B$209];[.$A231];[.D$171:.D$209])" office:value-type="float" office:value="14.2458333333333" calcext:value-type="float">
              <text:p>14.25 h</text:p>
            </table:table-cell>
            <table:table-cell table:style-name="ce127" table:formula="of:=SUMIF([.$B$171:.$B$209];[.$A231];[.E$171:.E$209])" office:value-type="float" office:value="14.4708333333333" calcext:value-type="float">
              <text:p>14.47 h</text:p>
            </table:table-cell>
            <table:table-cell table:style-name="ce127" table:formula="of:=SUMIF([.$B$171:.$B$209];[.$A231];[.F$171:.F$209])" office:value-type="float" office:value="15.7458333333333" calcext:value-type="float">
              <text:p>15.75 h</text:p>
            </table:table-cell>
            <table:table-cell table:style-name="ce127" table:formula="of:=SUMIF([.$B$171:.$B$209];[.$A231];[.G$171:.G$209])" office:value-type="float" office:value="32.7104166666667" calcext:value-type="float">
              <text:p>32.71 h</text:p>
            </table:table-cell>
            <table:table-cell table:style-name="ce174" table:formula="of:=SUMIF([.$B$171:.$B$209];[.$A231];[.H$171:.H$209])" office:value-type="float" office:value="36.875" calcext:value-type="float">
              <text:p>36.88 h</text:p>
            </table:table-cell>
            <table:table-cell table:number-columns-repeated="3"/>
            <table:table-cell table:style-name="ce184"/>
            <table:table-cell table:number-columns-repeated="1014"/>
          </table:table-row>
          <table:table-row table:style-name="ro3">
            <table:table-cell table:style-name="ce31" table:formula="of:=[.E123]" office:value-type="string" office:string-value="Assistant" calcext:value-type="string">
              <text:p>Assistant</text:p>
            </table:table-cell>
            <table:table-cell table:style-name="ce82" table:formula="of:=SUMIF([.$B$171:.$B$209];[.$A232];[.D$171:.D$209])" office:value-type="float" office:value="1.125" calcext:value-type="float">
              <text:p>1.13 h</text:p>
            </table:table-cell>
            <table:table-cell table:style-name="ce128" table:formula="of:=SUMIF([.$B$171:.$B$209];[.$A232];[.E$171:.E$209])" office:value-type="float" office:value="2" calcext:value-type="float">
              <text:p>2.00 h</text:p>
            </table:table-cell>
            <table:table-cell table:style-name="ce128" table:formula="of:=SUMIF([.$B$171:.$B$209];[.$A232];[.F$171:.F$209])" office:value-type="float" office:value="8" calcext:value-type="float">
              <text:p>8.00 h</text:p>
            </table:table-cell>
            <table:table-cell table:style-name="ce128" table:formula="of:=SUMIF([.$B$171:.$B$209];[.$A232];[.G$171:.G$209])" office:value-type="float" office:value="32" calcext:value-type="float">
              <text:p>32.00 h</text:p>
            </table:table-cell>
            <table:table-cell table:style-name="ce175" table:formula="of:=SUMIF([.$B$171:.$B$209];[.$A232];[.H$171:.H$209])" office:value-type="float" office:value="50" calcext:value-type="float">
              <text:p>50.00 h</text:p>
            </table:table-cell>
            <table:table-cell table:number-columns-repeated="3"/>
            <table:table-cell table:style-name="ce184"/>
            <table:table-cell table:number-columns-repeated="1014"/>
          </table:table-row>
          <table:table-row table:style-name="ro3">
            <table:table-cell table:style-name="ce32" table:formula="of:=[.A230]" office:value-type="string" office:string-value="Scientist" calcext:value-type="string">
              <text:p>Scientist</text:p>
            </table:table-cell>
            <table:table-cell table:style-name="ce83" table:formula="of:=[.B230]/[.$C$129]" office:value-type="float" office:value="0.379591666666667" calcext:value-type="float">
              <text:p>0.38 VzÄ</text:p>
            </table:table-cell>
            <table:table-cell table:style-name="ce129" table:formula="of:=[.C230]/[.$C$129]" office:value-type="float" office:value="0.389152083333333" calcext:value-type="float">
              <text:p>0.39 VzÄ</text:p>
            </table:table-cell>
            <table:table-cell table:style-name="ce129" table:formula="of:=[.D230]/[.$C$129]" office:value-type="float" office:value="0.452789583333333" calcext:value-type="float">
              <text:p>0.45 VzÄ</text:p>
            </table:table-cell>
            <table:table-cell table:style-name="ce129" table:formula="of:=[.E230]/[.$C$129]" office:value-type="float" office:value="0.822271875" calcext:value-type="float">
              <text:p>0.82 VzÄ</text:p>
            </table:table-cell>
            <table:table-cell table:style-name="ce176" table:formula="of:=[.F230]/[.$C$129]" office:value-type="float" office:value="0.948354166666667" calcext:value-type="float">
              <text:p>0.95 VzÄ</text:p>
            </table:table-cell>
            <table:table-cell table:number-columns-repeated="3"/>
            <table:table-cell table:style-name="ce184"/>
            <table:table-cell table:number-columns-repeated="1014"/>
          </table:table-row>
          <table:table-row table:style-name="ro3">
            <table:table-cell table:style-name="ce23" table:formula="of:=[.A231]" office:value-type="string" office:string-value="Clerk" calcext:value-type="string">
              <text:p>Clerk</text:p>
            </table:table-cell>
            <table:table-cell table:style-name="ce84" table:formula="of:=[.B$231]/[.$D$129]" office:value-type="float" office:value="0.0712291666666667" calcext:value-type="float">
              <text:p>0.07 VzÄ</text:p>
            </table:table-cell>
            <table:table-cell table:style-name="ce130" table:formula="of:=[.C$231]/[.$D$129]" office:value-type="float" office:value="0.0723541666666667" calcext:value-type="float">
              <text:p>0.07 VzÄ</text:p>
            </table:table-cell>
            <table:table-cell table:style-name="ce130" table:formula="of:=[.D$231]/[.$D$129]" office:value-type="float" office:value="0.0787291666666667" calcext:value-type="float">
              <text:p>0.08 VzÄ</text:p>
            </table:table-cell>
            <table:table-cell table:style-name="ce130" table:formula="of:=[.E$231]/[.$D$129]" office:value-type="float" office:value="0.163552083333333" calcext:value-type="float">
              <text:p>0.16 VzÄ</text:p>
            </table:table-cell>
            <table:table-cell table:style-name="ce177" table:formula="of:=[.F$231]/[.$D$129]" office:value-type="float" office:value="0.184375" calcext:value-type="float">
              <text:p>0.18 VzÄ</text:p>
            </table:table-cell>
            <table:table-cell table:number-columns-repeated="3"/>
            <table:table-cell table:style-name="ce184"/>
            <table:table-cell table:number-columns-repeated="1014"/>
          </table:table-row>
          <table:table-row table:style-name="ro3">
            <table:table-cell table:style-name="ce24" table:formula="of:=[.A232]" office:value-type="string" office:string-value="Assistant" calcext:value-type="string">
              <text:p>Assistant</text:p>
            </table:table-cell>
            <table:table-cell table:style-name="ce85" table:formula="of:=[.B232]/[.$E$129]" office:value-type="float" office:value="0.0225" calcext:value-type="float">
              <text:p>0.02 VzÄ</text:p>
            </table:table-cell>
            <table:table-cell table:style-name="ce131" table:formula="of:=[.C232]/[.$E$129]" office:value-type="float" office:value="0.04" calcext:value-type="float">
              <text:p>0.04 VzÄ</text:p>
            </table:table-cell>
            <table:table-cell table:style-name="ce131" table:formula="of:=[.D232]/[.$E$129]" office:value-type="float" office:value="0.16" calcext:value-type="float">
              <text:p>0.16 VzÄ</text:p>
            </table:table-cell>
            <table:table-cell table:style-name="ce131" table:formula="of:=[.E232]/[.$E$129]" office:value-type="float" office:value="0.64" calcext:value-type="float">
              <text:p>0.64 VzÄ</text:p>
            </table:table-cell>
            <table:table-cell table:style-name="ce178" table:formula="of:=[.F232]/[.$E$129]" office:value-type="float" office:value="1" calcext:value-type="float">
              <text:p>1.00 VzÄ</text:p>
            </table:table-cell>
            <table:table-cell table:number-columns-repeated="3"/>
            <table:table-cell table:style-name="ce184"/>
            <table:table-cell table:number-columns-repeated="1014"/>
          </table:table-row>
        </table:table-row-group>
        <table:table-row table:style-name="ro2">
          <table:table-cell table:style-name="Default" table:number-columns-repeated="6"/>
          <table:table-cell table:number-columns-repeated="3"/>
          <table:table-cell table:style-name="ce184"/>
          <table:table-cell table:number-columns-repeated="1014"/>
        </table:table-row>
        <table:table-row table:style-name="ro5">
          <table:table-cell table:style-name="ce33" office:value-type="string" calcext:value-type="string">
            <text:p>Initial investment</text:p>
          </table:table-cell>
          <table:table-cell table:style-name="ce86" office:value-type="string" calcext:value-type="string" table:number-columns-spanned="2" table:number-rows-spanned="1">
            <text:p>Basis <text:s/></text:p>
          </table:table-cell>
          <table:covered-table-cell table:style-name="ce86"/>
          <table:table-cell table:style-name="ce140" office:value-type="string" calcext:value-type="string">
            <text:p>€</text:p>
          </table:table-cell>
          <table:table-cell table:style-name="ce154" office:value-type="string" calcext:value-type="string">
            <text:p>Depreciation (years)</text:p>
          </table:table-cell>
          <table:table-cell table:style-name="Default"/>
          <table:table-cell table:number-columns-repeated="1018"/>
        </table:table-row>
        <table:table-row-group>
          <table:table-row table:style-name="ro5">
            <table:table-cell table:style-name="ce23" office:value-type="string" calcext:value-type="string">
              <text:p>work places</text:p>
            </table:table-cell>
            <table:table-cell table:style-name="ce34" office:value-type="string" calcext:value-type="string">
              <text:p>3 desk/chair/etc @ 1000 €</text:p>
            </table:table-cell>
            <table:table-cell table:style-name="ce132"/>
            <table:table-cell table:style-name="ce89" office:value-type="float" office:value="3000" calcext:value-type="float">
              <text:p>3,000.00 €</text:p>
            </table:table-cell>
            <table:table-cell table:style-name="ce155" office:value-type="float" office:value="13" calcext:value-type="float">
              <text:p>13</text:p>
            </table:table-cell>
            <table:table-cell table:style-name="Default"/>
            <table:table-cell table:number-columns-repeated="1018"/>
          </table:table-row>
          <table:table-row table:style-name="ro7">
            <table:table-cell table:style-name="ce24" office:value-type="string" calcext:value-type="string">
              <text:p>Computers</text:p>
            </table:table-cell>
            <table:table-cell table:style-name="ce34" office:value-type="string" calcext:value-type="string">
              <text:p>3 computers @ 1000 €</text:p>
            </table:table-cell>
            <table:table-cell table:style-name="ce133"/>
            <table:table-cell table:style-name="ce141" office:value-type="float" office:value="3000" calcext:value-type="float">
              <text:p>3,000.00 €</text:p>
            </table:table-cell>
            <table:table-cell table:style-name="ce156" office:value-type="float" office:value="3" calcext:value-type="float">
              <text:p>3</text:p>
            </table:table-cell>
            <table:table-cell table:style-name="Default"/>
            <table:table-cell table:number-columns-repeated="1018"/>
          </table:table-row>
        </table:table-row-group>
        <table:table-row table:style-name="ro7">
          <table:table-cell table:style-name="Default"/>
          <table:table-cell table:style-name="ce87" table:number-columns-spanned="2" table:number-rows-spanned="1"/>
          <table:covered-table-cell table:style-name="ce87"/>
          <table:table-cell table:style-name="ce142" table:formula="of:=SUM([.D238:.D239])" office:value-type="float" office:value="6000" calcext:value-type="float">
            <text:p>6,000.00 €</text:p>
          </table:table-cell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Default"/>
          <table:table-cell table:style-name="ce87" table:number-columns-spanned="2" table:number-rows-spanned="1"/>
          <table:covered-table-cell table:style-name="ce87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4" office:value-type="string" calcext:value-type="string">
            <text:p>Base numbers for diagrams</text:p>
          </table:table-cell>
          <table:table-cell table:style-name="ce88" table:formula="of:=[.B116]" office:value-type="float" office:value="1" calcext:value-type="float">
            <text:p>1</text:p>
          </table:table-cell>
          <table:table-cell table:style-name="ce88" table:formula="of:=[.C116]" office:value-type="float" office:value="2" calcext:value-type="float">
            <text:p>2</text:p>
          </table:table-cell>
          <table:table-cell table:style-name="ce88" table:formula="of:=[.D116]" office:value-type="float" office:value="3" calcext:value-type="float">
            <text:p>3</text:p>
          </table:table-cell>
          <table:table-cell table:style-name="ce88" table:formula="of:=[.E116]" office:value-type="float" office:value="4" calcext:value-type="float">
            <text:p>4</text:p>
          </table:table-cell>
          <table:table-cell table:style-name="ce88" table:formula="of:=[.F116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35" table:formula="of:=[.A144]" office:value-type="string" office:string-value="Print sales" calcext:value-type="string">
            <text:p>Print sales</text:p>
          </table:table-cell>
          <table:table-cell table:style-name="ce89" table:formula="of:=[.B144]" office:value-type="float" office:value="1800" calcext:value-type="float">
            <text:p>1,800.00 €</text:p>
          </table:table-cell>
          <table:table-cell table:style-name="ce89" table:formula="of:=[.C144]" office:value-type="float" office:value="3200" calcext:value-type="float">
            <text:p>3,200.00 €</text:p>
          </table:table-cell>
          <table:table-cell table:style-name="ce89" table:formula="of:=[.D144]" office:value-type="float" office:value="12800" calcext:value-type="float">
            <text:p>12,800.00 €</text:p>
          </table:table-cell>
          <table:table-cell table:style-name="ce89" table:formula="of:=[.E144]" office:value-type="float" office:value="51200" calcext:value-type="float">
            <text:p>51,200.00 €</text:p>
          </table:table-cell>
          <table:table-cell table:style-name="ce89" table:formula="of:=[.F144]" office:value-type="float" office:value="80000" calcext:value-type="float">
            <text:p>80,000.00 €</text:p>
          </table:table-cell>
          <table:table-cell table:number-columns-repeated="1018"/>
        </table:table-row>
        <table:table-row table:style-name="ro3">
          <table:table-cell table:style-name="ce35" table:formula="of:=[.A147]" office:value-type="string" office:string-value="Book processing charges" calcext:value-type="string">
            <text:p>Book processing charges</text:p>
          </table:table-cell>
          <table:table-cell table:style-name="ce89" table:formula="of:=[.B147]" office:value-type="float" office:value="0" calcext:value-type="float">
            <text:p>0.00 €</text:p>
          </table:table-cell>
          <table:table-cell table:style-name="ce89" table:formula="of:=[.C147]" office:value-type="float" office:value="480" calcext:value-type="float">
            <text:p>480.00 €</text:p>
          </table:table-cell>
          <table:table-cell table:style-name="ce89" table:formula="of:=[.D147]" office:value-type="float" office:value="3840" calcext:value-type="float">
            <text:p>3,840.00 €</text:p>
          </table:table-cell>
          <table:table-cell table:style-name="ce89" table:formula="of:=[.E147]" office:value-type="float" office:value="23040" calcext:value-type="float">
            <text:p>23,040.00 €</text:p>
          </table:table-cell>
          <table:table-cell table:style-name="ce89" table:formula="of:=[.F147]" office:value-type="float" office:value="48000" calcext:value-type="float">
            <text:p>48,000.00 €</text:p>
          </table:table-cell>
          <table:table-cell table:number-columns-repeated="1018"/>
        </table:table-row>
        <table:table-row table:style-name="ro3">
          <table:table-cell table:style-name="ce35" table:formula="of:=[.A150]" office:value-type="string" office:string-value="Institutional members" calcext:value-type="string">
            <text:p>Institutional members</text:p>
          </table:table-cell>
          <table:table-cell table:style-name="ce89" table:formula="of:=[.B150]" office:value-type="float" office:value="0" calcext:value-type="float">
            <text:p>0.00 €</text:p>
          </table:table-cell>
          <table:table-cell table:style-name="ce89" table:formula="of:=[.C150]" office:value-type="float" office:value="0" calcext:value-type="float">
            <text:p>0.00 €</text:p>
          </table:table-cell>
          <table:table-cell table:style-name="ce89" table:formula="of:=[.D150]" office:value-type="float" office:value="0" calcext:value-type="float">
            <text:p>0.00 €</text:p>
          </table:table-cell>
          <table:table-cell table:style-name="ce89" table:formula="of:=[.E150]" office:value-type="float" office:value="96000" calcext:value-type="float">
            <text:p>96,000.00 €</text:p>
          </table:table-cell>
          <table:table-cell table:style-name="ce89" table:formula="of:=[.F150]" office:value-type="float" office:value="96000" calcext:value-type="float">
            <text:p>96,000.00 €</text:p>
          </table:table-cell>
          <table:table-cell table:number-columns-repeated="1018"/>
        </table:table-row>
        <table:table-row table:style-name="ro3">
          <table:table-cell table:style-name="ce35" table:formula="of:=[.A154]" office:value-type="string" office:string-value="Individual members" calcext:value-type="string">
            <text:p>Individual members</text:p>
          </table:table-cell>
          <table:table-cell table:style-name="ce89" table:formula="of:=[.B154]" office:value-type="float" office:value="28" calcext:value-type="float">
            <text:p>28.00 €</text:p>
          </table:table-cell>
          <table:table-cell table:style-name="ce89" table:formula="of:=[.C154]" office:value-type="float" office:value="80" calcext:value-type="float">
            <text:p>80.00 €</text:p>
          </table:table-cell>
          <table:table-cell table:style-name="ce89" table:formula="of:=[.D154]" office:value-type="float" office:value="238" calcext:value-type="float">
            <text:p>238.00 €</text:p>
          </table:table-cell>
          <table:table-cell table:style-name="ce89" table:formula="of:=[.E154]" office:value-type="float" office:value="780" calcext:value-type="float">
            <text:p>780.00 €</text:p>
          </table:table-cell>
          <table:table-cell table:style-name="ce89" table:formula="of:=[.F154]" office:value-type="float" office:value="1610" calcext:value-type="float">
            <text:p>1,610.00 €</text:p>
          </table:table-cell>
          <table:table-cell table:number-columns-repeated="1018"/>
        </table:table-row>
        <table:table-row table:style-name="ro3">
          <table:table-cell table:style-name="ce35" table:formula="of:=[.A161]" office:value-type="string" office:string-value="Donations" calcext:value-type="string">
            <text:p>Donations</text:p>
          </table:table-cell>
          <table:table-cell table:style-name="ce89" table:formula="of:=[.B161]" office:value-type="float" office:value="1800" calcext:value-type="float">
            <text:p>1,800.00 €</text:p>
          </table:table-cell>
          <table:table-cell table:style-name="ce89" table:formula="of:=[.C161]" office:value-type="float" office:value="3200" calcext:value-type="float">
            <text:p>3,200.00 €</text:p>
          </table:table-cell>
          <table:table-cell table:style-name="ce89" table:formula="of:=[.D161]" office:value-type="float" office:value="12800" calcext:value-type="float">
            <text:p>12,800.00 €</text:p>
          </table:table-cell>
          <table:table-cell table:style-name="ce89" table:formula="of:=[.E161]" office:value-type="float" office:value="51200" calcext:value-type="float">
            <text:p>51,200.00 €</text:p>
          </table:table-cell>
          <table:table-cell table:style-name="ce89" table:formula="of:=[.F161]" office:value-type="float" office:value="80000" calcext:value-type="float">
            <text:p>80,000.00 €</text:p>
          </table:table-cell>
          <table:table-cell table:number-columns-repeated="1018"/>
        </table:table-row>
        <table:table-row table:style-name="ro2" table:number-rows-repeated="1048318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6" table:number-columns-repeated="1024" table:default-cell-style-name="ce90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">
      <number:number number:decimal-places="2" loext:min-decimal-places="2" number:min-integer-digits="1" number:grouping="true"/>
      <number:text> h</number:text>
    </number:number-style>
    <number:number-style style:name="N128">
      <number:number number:decimal-places="2" loext:min-decimal-places="2" number:min-integer-digits="1" number:grouping="true"/>
      <number:text> Tage</number:text>
    </number:number-style>
    <number:number-style style:name="N129">
      <number:number number:decimal-places="2" loext:min-decimal-places="2" number:min-integer-digits="1" number:grouping="true"/>
      <number:text> VzÄ</number:text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percentage-style style:name="N132">
      <number:number number:decimal-places="3" loext:min-decimal-places="3" number:min-integer-digits="1"/>
      <number:text>%</number:text>
    </number:percentage-style>
    <number:percentage-style style:name="N133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0:40:44.128478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4-20T12:04:36.967755516</dc:date>
    <meta:editing-cycles>26</meta:editing-cycles>
    <meta:editing-duration>PT13H15M21S</meta:editing-duration>
    <meta:generator>LibreOffice/5.1.6.2$Linux_X86_64 LibreOffice_project/10m0$Build-2</meta:generator>
    <meta:document-statistic meta:table-count="2" meta:cell-count="10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6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6.75cm" svg:height="20.196cm" xlink:href=".." xlink:type="simple" chart:class="chart:bar" chart:style-name="ch1">
        <chart:legend chart:legend-position="bottom" svg:x="9.954cm" svg:y="19.413cm" style:legend-expansion="wide" chart:style-name="ch2"/>
        <chart:plot-area chart:style-name="ch3" table:cell-range-address="Tabelle1.A224:Tabelle1.F227" chart:data-source-has-labels="both" svg:x="0.535cm" svg:y="1.367cm" svg:width="25.68cm" svg:height="16.662cm">
          <chartooo:coordinate-region svg:x="0.535cm" svg:y="1.367cm" svg:width="25.68cm" svg:height="16.662cm"/>
          <chart:axis chart:dimension="x" chart:name="primary-x" chart:style-name="ch4" chartooo:axis-type="auto">
            <chartooo:date-scale/>
            <chart:title svg:x="12.881cm" svg:y="18.432cm" chart:style-name="ch5">
              <text:p>Years</text:p>
            </chart:title>
            <chart:categories table:cell-range-address="Tabelle1.B224:Tabelle1.F224"/>
          </chart:axis>
          <chart:axis chart:dimension="x" chart:name="secondary-x" chart:style-name="ch4">
            <chart:title svg:x="12.881cm" svg:y="0.404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25:Tabelle1.F225" chart:label-cell-address="Tabelle1.A225:Tabelle1.A225" chart:class="chart:bar">
            <chart:data-point chart:repeated="5"/>
          </chart:series>
          <chart:series chart:attached-axis="primary-y" chart:style-name="ch9" chart:values-cell-range-address="Tabelle1.B226:Tabelle1.F226" chart:label-cell-address="Tabelle1.A226:Tabelle1.A226" chart:class="chart:bar">
            <chart:data-point chart:repeated="5"/>
          </chart:series>
          <chart:series chart:attached-axis="secondary-y" chart:style-name="ch10" chart:values-cell-range-address="Tabelle1.B227:Tabelle1.F227" chart:label-cell-address="Tabelle1.A227:Tabelle1.A2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224:Tabelle1.F22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25:Tabelle1.A225</svg:desc>
                </draw:g>
              </table:table-cell>
              <table:table-cell office:value-type="float" office:value="3628">
                <text:p>3628</text:p>
                <draw:g>
                  <svg:desc>Tabelle1.B225:Tabelle1.F225</svg:desc>
                </draw:g>
              </table:table-cell>
              <table:table-cell office:value-type="float" office:value="6960">
                <text:p>6960</text:p>
              </table:table-cell>
              <table:table-cell office:value-type="float" office:value="29678">
                <text:p>29678</text:p>
              </table:table-cell>
              <table:table-cell office:value-type="float" office:value="222220">
                <text:p>222220</text:p>
              </table:table-cell>
              <table:table-cell office:value-type="float" office:value="305610">
                <text:p>305610</text:p>
              </table:table-cell>
            </table:table-row>
            <table:table-row>
              <table:table-cell office:value-type="string">
                <text:p>Costs  </text:p>
                <draw:g>
                  <svg:desc>Tabelle1.A226:Tabelle1.A226</svg:desc>
                </draw:g>
              </table:table-cell>
              <table:table-cell office:value-type="float" office:value="-72634.0660641026">
                <text:p>-72634.0660641026</text:p>
                <draw:g>
                  <svg:desc>Tabelle1.B226:Tabelle1.F226</svg:desc>
                </draw:g>
              </table:table-cell>
              <table:table-cell office:value-type="float" office:value="-75608.4128657692">
                <text:p>-75608.4128657692</text:p>
              </table:table-cell>
              <table:table-cell office:value-type="float" office:value="-83502.6661789192">
                <text:p>-83502.6661789192</text:p>
              </table:table-cell>
              <table:table-cell office:value-type="float" office:value="-121270.705628135">
                <text:p>-121270.705628135</text:p>
              </table:table-cell>
              <table:table-cell office:value-type="float" office:value="-138194.084511663">
                <text:p>-138194.084511663</text:p>
              </table:table-cell>
            </table:table-row>
            <table:table-row>
              <table:table-cell office:value-type="string">
                <text:p>Result</text:p>
                <draw:g>
                  <svg:desc>Tabelle1.A227:Tabelle1.A227</svg:desc>
                </draw:g>
              </table:table-cell>
              <table:table-cell office:value-type="float" office:value="-69006.0660641026">
                <text:p>-69006.0660641026</text:p>
                <draw:g>
                  <svg:desc>Tabelle1.B227:Tabelle1.F227</svg:desc>
                </draw:g>
              </table:table-cell>
              <table:table-cell office:value-type="float" office:value="-68648.4128657692">
                <text:p>-68648.4128657692</text:p>
              </table:table-cell>
              <table:table-cell office:value-type="float" office:value="-53824.6661789192">
                <text:p>-53824.6661789192</text:p>
              </table:table-cell>
              <table:table-cell office:value-type="float" office:value="100949.294371865">
                <text:p>100949.294371865</text:p>
              </table:table-cell>
              <table:table-cell office:value-type="float" office:value="167415.915488337">
                <text:p>167415.915488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2" loext:min-decimal-places="2" number:min-integer-digits="1" number:grouping="true"/>
      <number:text> €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26">
      <style:chart-properties chart:display-label="true" chart:logarithmic="false" chart:gap-width="300" chart:overlap="100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366cm" svg:height="9.197cm" xlink:href=".." xlink:type="simple" chart:class="chart:bar" chart:style-name="ch1">
        <chart:legend chart:legend-position="end" svg:x="21.722cm" svg:y="3.303cm" style:legend-expansion="high" chart:style-name="ch2"/>
        <chart:plot-area chart:style-name="ch3" table:cell-range-address="Tabelle1.A244:Tabelle1.F249" chart:data-source-has-labels="both" svg:x="0.527cm" svg:y="0.183cm" svg:width="20.668cm" svg:height="7.85cm">
          <chartooo:coordinate-region svg:x="0.527cm" svg:y="0.183cm" svg:width="20.668cm" svg:height="7.85cm"/>
          <chart:axis chart:dimension="x" chart:name="primary-x" chart:style-name="ch4" chartooo:axis-type="auto">
            <chartooo:date-scale/>
            <chart:title svg:x="10.367cm" svg:y="8.216cm" chart:style-name="ch5">
              <text:p>Years</text:p>
            </chart:title>
            <chart:categories table:cell-range-address="Tabelle1.B244:Tabelle1.F244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Tabelle1.B245:Tabelle1.F245" chart:label-cell-address="Tabelle1.A245:Tabelle1.A245" chart:class="chart:bar">
            <chart:data-point chart:repeated="5"/>
          </chart:series>
          <chart:series chart:style-name="ch9" chart:values-cell-range-address="Tabelle1.B246:Tabelle1.F246" chart:label-cell-address="Tabelle1.A246:Tabelle1.A246" chart:class="chart:bar">
            <chart:data-point chart:repeated="5"/>
          </chart:series>
          <chart:series chart:style-name="ch10" chart:values-cell-range-address="Tabelle1.B247:Tabelle1.F247" chart:label-cell-address="Tabelle1.A247:Tabelle1.A247" chart:class="chart:bar">
            <chart:data-point chart:repeated="5"/>
          </chart:series>
          <chart:series chart:style-name="ch11" chart:values-cell-range-address="Tabelle1.B248:Tabelle1.F248" chart:label-cell-address="Tabelle1.A248:Tabelle1.A248" chart:class="chart:bar">
            <chart:data-point chart:repeated="5"/>
          </chart:series>
          <chart:series chart:style-name="ch12" chart:values-cell-range-address="Tabelle1.B249:Tabelle1.F249" chart:label-cell-address="Tabelle1.A249:Tabelle1.A24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B244:Tabelle1.F24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 sales</text:p>
                <draw:g>
                  <svg:desc>Tabelle1.A245:Tabelle1.A245</svg:desc>
                </draw:g>
              </table:table-cell>
              <table:table-cell office:value-type="float" office:value="1800">
                <text:p>1800</text:p>
                <draw:g>
                  <svg:desc>Tabelle1.B245:Tabelle1.F245</svg:desc>
                </draw:g>
              </table:table-cell>
              <table:table-cell office:value-type="float" office:value="3200">
                <text:p>3200</text:p>
              </table:table-cell>
              <table:table-cell office:value-type="float" office:value="12800">
                <text:p>12800</text:p>
              </table:table-cell>
              <table:table-cell office:value-type="float" office:value="51200">
                <text:p>512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Book processing charges</text:p>
                <draw:g>
                  <svg:desc>Tabelle1.A246:Tabelle1.A246</svg:desc>
                </draw:g>
              </table:table-cell>
              <table:table-cell office:value-type="float" office:value="0">
                <text:p>0</text:p>
                <draw:g>
                  <svg:desc>Tabelle1.B246:Tabelle1.F246</svg:desc>
                </draw:g>
              </table:table-cell>
              <table:table-cell office:value-type="float" office:value="480">
                <text:p>480</text:p>
              </table:table-cell>
              <table:table-cell office:value-type="float" office:value="3840">
                <text:p>3840</text:p>
              </table:table-cell>
              <table:table-cell office:value-type="float" office:value="23040">
                <text:p>2304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Institutional members</text:p>
                <draw:g>
                  <svg:desc>Tabelle1.A247:Tabelle1.A247</svg:desc>
                </draw:g>
              </table:table-cell>
              <table:table-cell office:value-type="float" office:value="0">
                <text:p>0</text:p>
                <draw:g>
                  <svg:desc>Tabelle1.B247:Tabelle1.F24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Individual members</text:p>
                <draw:g>
                  <svg:desc>Tabelle1.A248:Tabelle1.A248</svg:desc>
                </draw:g>
              </table:table-cell>
              <table:table-cell office:value-type="float" office:value="28">
                <text:p>28</text:p>
                <draw:g>
                  <svg:desc>Tabelle1.B248:Tabelle1.F248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238">
                <text:p>238</text:p>
              </table:table-cell>
              <table:table-cell office:value-type="float" office:value="780">
                <text:p>78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Donations</text:p>
                <draw:g>
                  <svg:desc>Tabelle1.A249:Tabelle1.A249</svg:desc>
                </draw:g>
              </table:table-cell>
              <table:table-cell office:value-type="float" office:value="1800">
                <text:p>1800</text:p>
                <draw:g>
                  <svg:desc>Tabelle1.B249:Tabelle1.F249</svg:desc>
                </draw:g>
              </table:table-cell>
              <table:table-cell office:value-type="float" office:value="3200">
                <text:p>3200</text:p>
              </table:table-cell>
              <table:table-cell office:value-type="float" office:value="12800">
                <text:p>12800</text:p>
              </table:table-cell>
              <table:table-cell office:value-type="float" office:value="51200">
                <text:p>51200</text:p>
              </table:table-cell>
              <table:table-cell office:value-type="float" office:value="80000">
                <text:p>8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